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54in"/>
    </style:style>
    <style:style style:name="co2" style:family="table-column">
      <style:table-column-properties fo:break-before="auto" style:column-width="3.0362in"/>
    </style:style>
    <style:style style:name="co3" style:family="table-column">
      <style:table-column-properties fo:break-before="auto" style:column-width="1.0193in"/>
    </style:style>
    <style:style style:name="co4" style:family="table-column">
      <style:table-column-properties fo:break-before="auto" style:column-width="1.0307in"/>
    </style:style>
    <style:style style:name="co5" style:family="table-column">
      <style:table-column-properties fo:break-before="auto" style:column-width="0.9528in"/>
    </style:style>
    <style:style style:name="co6" style:family="table-column">
      <style:table-column-properties fo:break-before="auto" style:column-width="0.9972in"/>
    </style:style>
    <style:style style:name="co7" style:family="table-column">
      <style:table-column-properties fo:break-before="auto" style:column-width="0.7091in"/>
    </style:style>
    <style:style style:name="co8" style:family="table-column">
      <style:table-column-properties fo:break-before="auto" style:column-width="0.7201in"/>
    </style:style>
    <style:style style:name="co9" style:family="table-column">
      <style:table-column-properties fo:break-before="auto" style:column-width="0.6866in"/>
    </style:style>
    <style:style style:name="co10" style:family="table-column">
      <style:table-column-properties fo:break-before="auto" style:column-width="0.8425in"/>
    </style:style>
    <style:style style:name="co11" style:family="table-column">
      <style:table-column-properties fo:break-before="auto" style:column-width="0.1992in"/>
    </style:style>
    <style:style style:name="co12" style:family="table-column">
      <style:table-column-properties fo:break-before="auto" style:column-width="6.2374in"/>
    </style:style>
    <style:style style:name="co13" style:family="table-column">
      <style:table-column-properties fo:break-before="auto" style:column-width="0.5543in"/>
    </style:style>
    <style:style style:name="co14" style:family="table-column">
      <style:table-column-properties fo:break-before="auto" style:column-width="3.0689in"/>
    </style:style>
    <style:style style:name="co15" style:family="table-column">
      <style:table-column-properties fo:break-before="auto" style:column-width="0.8535in"/>
    </style:style>
    <style:style style:name="co16" style:family="table-column">
      <style:table-column-properties fo:break-before="auto" style:column-width="0.8193in"/>
    </style:style>
    <style:style style:name="co17" style:family="table-column">
      <style:table-column-properties fo:break-before="auto" style:column-width="0.9752in"/>
    </style:style>
    <style:style style:name="co18" style:family="table-column">
      <style:table-column-properties fo:break-before="auto" style:column-width="0.9417in"/>
    </style:style>
    <style:style style:name="co19" style:family="table-column">
      <style:table-column-properties fo:break-before="auto" style:column-width="0.1882in"/>
    </style:style>
    <style:style style:name="co20" style:family="table-column">
      <style:table-column-properties fo:break-before="auto" style:column-width="5.8063in"/>
    </style:style>
    <style:style style:name="co21" style:family="table-column">
      <style:table-column-properties fo:break-before="auto" style:column-width="0.672in"/>
    </style:style>
    <style:style style:name="co22" style:family="table-column">
      <style:table-column-properties fo:break-before="auto" style:column-width="2.9028in"/>
    </style:style>
    <style:style style:name="co23" style:family="table-column">
      <style:table-column-properties fo:break-before="auto" style:column-width="0.2102in"/>
    </style:style>
    <style:style style:name="co24" style:family="table-column">
      <style:table-column-properties fo:break-before="auto" style:column-width="7.6783in"/>
    </style:style>
    <style:style style:name="co25" style:family="table-column">
      <style:table-column-properties fo:break-before="auto" style:column-width="0.3429in"/>
    </style:style>
    <style:style style:name="co26" style:family="table-column">
      <style:table-column-properties fo:break-before="auto" style:column-width="0.4209in"/>
    </style:style>
    <style:style style:name="co27" style:family="table-column">
      <style:table-column-properties fo:break-before="auto" style:column-width="1.5181in"/>
    </style:style>
    <style:style style:name="co28" style:family="table-column">
      <style:table-column-properties fo:break-before="auto" style:column-width="1.5283in"/>
    </style:style>
    <style:style style:name="co29" style:family="table-column">
      <style:table-column-properties fo:break-before="auto" style:column-width="4.2102in"/>
    </style:style>
    <style:style style:name="co30" style:family="table-column">
      <style:table-column-properties fo:break-before="auto" style:column-width="2.5256in"/>
    </style:style>
    <style:style style:name="co31" style:family="table-column">
      <style:table-column-properties fo:break-before="auto" style:column-width="0.5319in"/>
    </style:style>
    <style:style style:name="co32" style:family="table-column">
      <style:table-column-properties fo:break-before="auto" style:column-width="0.7866in"/>
    </style:style>
    <style:style style:name="co33" style:family="table-column">
      <style:table-column-properties fo:break-before="auto" style:column-width="0.6756in"/>
    </style:style>
    <style:style style:name="co34" style:family="table-column">
      <style:table-column-properties fo:break-before="auto" style:column-width="0.2547in"/>
    </style:style>
    <style:style style:name="co35" style:family="table-column">
      <style:table-column-properties fo:break-before="auto" style:column-width="2.7256in"/>
    </style:style>
    <style:style style:name="co36" style:family="table-column">
      <style:table-column-properties fo:break-before="auto" style:column-width="8.2429in"/>
    </style:style>
    <style:style style:name="co37" style:family="table-column">
      <style:table-column-properties fo:break-before="auto" style:column-width="2.8252in"/>
    </style:style>
    <style:style style:name="co38" style:family="table-column">
      <style:table-column-properties fo:break-before="auto" style:column-width="0.3984in"/>
    </style:style>
    <style:style style:name="co39" style:family="table-column">
      <style:table-column-properties fo:break-before="auto" style:column-width="1.1854in"/>
    </style:style>
    <style:style style:name="co40" style:family="table-column">
      <style:table-column-properties fo:break-before="auto" style:column-width="1.872in"/>
    </style:style>
    <style:style style:name="co41" style:family="table-column">
      <style:table-column-properties fo:break-before="auto" style:column-width="1.839in"/>
    </style:style>
    <style:style style:name="co42" style:family="table-column">
      <style:table-column-properties fo:break-before="auto" style:column-width="1.7953in"/>
    </style:style>
    <style:style style:name="co43" style:family="table-column">
      <style:table-column-properties fo:break-before="auto" style:column-width="0.6098in"/>
    </style:style>
    <style:style style:name="co44" style:family="table-column">
      <style:table-column-properties fo:break-before="auto" style:column-width="0.4874in"/>
    </style:style>
    <style:style style:name="co45" style:family="table-column">
      <style:table-column-properties fo:break-before="auto" style:column-width="0.8862in"/>
    </style:style>
    <style:style style:name="co46" style:family="table-column">
      <style:table-column-properties fo:break-before="auto" style:column-width="0.1661in"/>
    </style:style>
    <style:style style:name="co47" style:family="table-column">
      <style:table-column-properties fo:break-before="auto" style:column-width="5.0189in"/>
    </style:style>
    <style:style style:name="co48" style:family="table-column">
      <style:table-column-properties fo:break-before="auto" style:column-width="2.1717in"/>
    </style:style>
    <style:style style:name="co49" style:family="table-column">
      <style:table-column-properties fo:break-before="auto" style:column-width="1.052in"/>
    </style:style>
    <style:style style:name="co50" style:family="table-column">
      <style:table-column-properties fo:break-before="auto" style:column-width="8.376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6354in" fo:break-before="auto" style:use-optimal-row-height="fals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4374in" fo:break-before="auto" style:use-optimal-row-height="false"/>
    </style:style>
    <style:style style:name="ta1" style:family="table" style:master-page-name="PageStyle_5f_comparison_20_1977">
      <style:table-properties table:display="true" style:writing-mode="lr-tb"/>
    </style:style>
    <style:style style:name="ta2" style:family="table" style:master-page-name="PageStyle_5f_summary_20_1977">
      <style:table-properties table:display="true" style:writing-mode="lr-tb"/>
    </style:style>
    <style:style style:name="ta3" style:family="table" style:master-page-name="PageStyle_5f_alt._20_prison_20_volumes_20_c._20_1977">
      <style:table-properties table:display="true" style:writing-mode="lr-tb"/>
    </style:style>
    <style:style style:name="ta4" style:family="table" style:master-page-name="PageStyle_5f_survey_20_prison_20_libraries_20_1977">
      <style:table-properties table:display="true" style:writing-mode="lr-tb"/>
    </style:style>
    <style:style style:name="ta5" style:family="table" style:master-page-name="PageStyle_5f_survey_20_1977_20_describe">
      <style:table-properties table:display="true" style:writing-mode="lr-tb"/>
    </style:style>
    <style:style style:name="ta6" style:family="table" style:master-page-name="PageStyle_5f_fed_20_libraries_20_1972-8">
      <style:table-properties table:display="true" style:writing-mode="lr-tb"/>
    </style:style>
    <style:style style:name="ta7" style:family="table" style:master-page-name="PageStyle_5f_additional_20_data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Normal_5f_sl77fm2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Normal_5f_scaling">
      <style:table-cell-properties style:diagonal-bl-tr="none" style:diagonal-tl-br="none" style:text-align-source="value-type" style:repeat-content="false" fo:background-color="transparent" fo:wrap-option="wrap" fo:border="0.0138in solid #c0c0c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_5f_scaling">
      <style:table-cell-properties style:diagonal-bl-tr="none" style:diagonal-tl-br="none" style:text-align-source="value-type" style:repeat-content="false" fo:background-color="transparent" fo:wrap-option="no-wrap" fo:border="0.0138in solid #c0c0c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5f_sl77fm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Normal_5f_sl77fm2" style:data-style-name="N11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Normal_5f_sl77fm2" style:data-style-name="N8003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al_5f_scaling" style:data-style-name="N8003">
      <style:table-cell-properties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Normal_5f_sl77fm2" style:data-style-name="N117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8003"/>
    <style:style style:name="ce1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" style:family="table-cell" style:parent-style-name="Normal_5f_sl77fm2" style:data-style-name="N119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Normal_5f_sl77fm2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Normal_5f_sl77fm2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Normal_5f_sl77fm2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Normal_5f_sl77fm2" style:data-style-name="N118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Normal_5f_sl77fm2" style:data-style-name="N8001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Normal_5f_sl77fm2" style:data-style-name="N801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Normal_5f_scaling" style:data-style-name="N117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Normal_5f_scaling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7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" style:family="table-cell" style:parent-style-name="Excel_20_Built-in_20_Normal" style:data-style-name="N8010"/>
    <style:style style:name="ce2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 style:data-style-name="N8001"/>
    <style:style style:name="ce32" style:family="table-cell" style:parent-style-name="Excel_20_Built-in_20_Normal" style:data-style-name="N8001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3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5" style:family="table-cell" style:parent-style-name="Normal_20_2" style:data-style-name="N8003"/>
    <style:style style:name="ce36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20_2" style:data-style-name="N119"/>
    <style:style style:name="ce38" style:family="table-cell" style:parent-style-name="Normal_20_2" style:data-style-name="N120"/>
    <style:style style:name="ce3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40" style:family="table-cell" style:parent-style-name="Excel_20_Built-in_20_Normal" style:data-style-name="N8061"/>
    <style:style style:name="ce41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Normal_20_2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Normal_20_2" style:data-style-name="N8003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Normal_20_2" style:data-style-name="N8003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Normal_20_2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Normal_20_2" style:data-style-name="N118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 style:data-style-name="N12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parison 1977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1" table:default-cell-style-name="ce2"/>
        <table:table-row table:style-name="ro1">
          <table:table-cell table:style-name="ce1" office:value-type="string" table:number-columns-spanned="4" table:number-rows-spanned="1">
            <text:p>Prison libraries compared to public libraries: book holdings per adult in 1977</text:p>
          </table:table-cell>
          <table:covered-table-cell table:number-columns-repeated="3" table:style-name="ce3"/>
          <table:table-cell table:number-columns-repeated="8"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7" office:value-type="string">
            <text:p>adults served</text:p>
          </table:table-cell>
          <table:table-cell table:style-name="ce7" office:value-type="string">
            <text:p>adult library books</text:p>
          </table:table-cell>
          <table:table-cell table:style-name="ce7" office:value-type="string">
            <text:p>books / adult</text:p>
          </table:table-cell>
          <table:table-cell table:style-name="ce18" office:value-type="string">
            <text:p>circulation yearly / person served</text:p>
          </table:table-cell>
          <table:table-cell table:number-columns-repeated="6"/>
          <table:table-cell office:value-type="string">
            <text:p>Version: 1.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in state and federal prisons</text:p>
          </table:table-cell>
          <table:table-cell table:style-name="ce8" table:formula="of:=[.E29]" office:value-type="float" office:value="278000">
            <text:p><text:s/>278,000 </text:p>
          </table:table-cell>
          <table:table-cell table:style-name="ce8" table:formula="of:=[.D19]+[.D25]" office:value-type="float" office:value="2824279.48825068">
            <text:p><text:s/>2,824,279 </text:p>
          </table:table-cell>
          <table:table-cell table:style-name="ce16" table:formula="of:=[.D4]/[.E29]" office:value-type="float" office:value="10.1592787347147">
            <text:p>10.2</text:p>
          </table:table-cell>
          <table:table-cell table:style-name="ce19" table:formula="of:=[$'summary 1977'.H5]" office:value-type="float" office:value="16.66359531551">
            <text:p>1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utside of prisons</text:p>
          </table:table-cell>
          <table:table-cell table:style-name="ce9" table:formula="of:=[.C110]" office:value-type="float" office:value="137148293.530508">
            <text:p>137,148,294</text:p>
          </table:table-cell>
          <table:table-cell table:style-name="ce9" table:formula="of:=[.C104]" office:value-type="float" office:value="311946763.1">
            <text:p>311,946,763</text:p>
          </table:table-cell>
          <table:table-cell table:style-name="ce16" table:formula="of:=[.D5]/[.C5]" office:value-type="float" office:value="2.27452165148967">
            <text:p>2.3</text:p>
          </table:table-cell>
          <table:table-cell table:style-name="ce20" table:formula="of:=[.F100]/([.C108]*[.C117])" office:value-type="float" office:value="5.16087861784434">
            <text:p>5.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Prison libraries in 197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ibrary survey</text:p>
          </table:table-cell>
          <table:table-cell office:value-type="string">
            <text:p>institutions</text:p>
          </table:table-cell>
          <table:table-cell office:value-type="string">
            <text:p>volumes</text:p>
          </table:table-cell>
          <table:table-cell office:value-type="string">
            <text:p>prisoners</text:p>
          </table:table-cell>
          <table:table-cell office:value-type="string">
            <text:p>vols / prison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n closed prisons</text:p>
          </table:table-cell>
          <table:table-cell table:style-name="ce10" table:formula="of:=[.C35]" office:value-type="float" office:value="80">
            <text:p>80</text:p>
          </table:table-cell>
          <table:table-cell table:style-name="ce10" table:formula="of:=[.D35]" office:value-type="float" office:value="917150">
            <text:p>917,150</text:p>
          </table:table-cell>
          <table:table-cell table:style-name="ce10" table:formula="of:=[.E35]" office:value-type="float" office:value="82625">
            <text:p>82,625</text:p>
          </table:table-cell>
          <table:table-cell table:style-name="ce21" table:formula="of:=[.D11]/[.E11]" office:value-type="float" office:value="11.1001512859304">
            <text:p>11.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n other than closed prisons</text:p>
          </table:table-cell>
          <table:table-cell table:formula="of:=SUM([.C36:.C43])" office:value-type="float" office:value="48">
            <text:p>48</text:p>
          </table:table-cell>
          <table:table-cell table:formula="of:=SUM([.D36:.D43])" office:value-type="float" office:value="365740">
            <text:p>365740</text:p>
          </table:table-cell>
          <table:table-cell table:formula="of:=SUM([.E36:.E43])" office:value-type="float" office:value="35912">
            <text:p>35912</text:p>
          </table:table-cell>
          <table:table-cell table:style-name="ce21" table:formula="of:=[.D12]/[.E12]" office:value-type="float" office:value="10.1843394965471">
            <text:p>10.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ll surveyed prison libraries</text:p>
          </table:table-cell>
          <table:table-cell table:style-name="ce10" table:formula="of:=[.C45]" office:value-type="float" office:value="128">
            <text:p>128</text:p>
          </table:table-cell>
          <table:table-cell table:style-name="ce10" table:formula="of:=[.D45]" office:value-type="float" office:value="1282890">
            <text:p>1,282,890</text:p>
          </table:table-cell>
          <table:table-cell table:style-name="ce10" table:formula="of:=[.E45]" office:value-type="float" office:value="118537">
            <text:p>118,537</text:p>
          </table:table-cell>
          <table:table-cell table:style-name="ce21" table:formula="of:=[.D13]/[.E13]" office:value-type="float" office:value="10.8226967107317">
            <text:p>10.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2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est. volumes</text:p>
          </table:table-cell>
          <table:table-cell office:value-type="string">
            <text:p>est. prisoners</text:p>
          </table:table-cell>
          <table:table-cell/>
          <table:table-cell office:value-type="string">
            <text:p>library shar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 closed prisons</text:p>
          </table:table-cell>
          <table:table-cell/>
          <table:table-cell table:style-name="ce13" table:formula="of:=[.E17]*[.G17]*[.F11]" office:value-type="float" office:value="1704653.19248036">
            <text:p><text:s/>1,704,653 </text:p>
          </table:table-cell>
          <table:table-cell table:style-name="ce10" table:formula="of:=[.E30]*(1-[.I64])" office:value-type="float" office:value="158168.178792181">
            <text:p>158,168</text:p>
          </table:table-cell>
          <table:table-cell/>
          <table:table-cell table:style-name="ce23" table:formula="of:=[.C50]" office:value-type="percentage" office:value="0.970930232558139">
            <text:p>97%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 other than closed prisons</text:p>
          </table:table-cell>
          <table:table-cell/>
          <table:table-cell table:style-name="ce13" table:formula="of:=+[.E18]*[.G18]*[.F12]" office:value-type="float" office:value="818781.725887756">
            <text:p><text:s/>818,782 </text:p>
          </table:table-cell>
          <table:table-cell table:style-name="ce10" table:formula="of:=[.E30]*[.I64]" office:value-type="float" office:value="92798.8212078187">
            <text:p>92,799</text:p>
          </table:table-cell>
          <table:table-cell/>
          <table:table-cell table:style-name="ce23" table:formula="of:=[.C51]" office:value-type="percentage" office:value="0.866348870473981">
            <text:p>87%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 all state prisons</text:p>
          </table:table-cell>
          <table:table-cell/>
          <table:table-cell table:style-name="ce13" table:formula="of:=[.D17]+[.D18]" office:value-type="float" office:value="2523434.91836811">
            <text:p><text:s/>2,523,435 </text:p>
          </table:table-cell>
          <table:table-cell table:style-name="ce10" table:formula="of:=[.E30]" office:value-type="float" office:value="250967">
            <text:p>250,967</text:p>
          </table:table-cell>
          <table:table-cell/>
          <table:table-cell table:style-name="ce23" table:formula="of:=[.C49]" office:value-type="percentage" office:value="0.932259701684686">
            <text:p>93%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3"/>
          <table:table-cell table:number-columns-repeated="2"/>
          <table:table-cell table:style-name="ce2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vols</text:p>
          </table:table-cell>
          <table:table-cell office:value-type="string">
            <text:p>prisoners</text:p>
          </table:table-cell>
          <table:table-cell office:value-type="string">
            <text:p>vols / prison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ederal- 1964 AHIL</text:p>
          </table:table-cell>
          <table:table-cell/>
          <table:table-cell table:style-name="ce10" office:value-type="float" office:value="265582">
            <text:p>265,582</text:p>
          </table:table-cell>
          <table:table-cell table:style-name="ce10" office:value-type="float" office:value="20842">
            <text:p>20,842</text:p>
          </table:table-cell>
          <table:table-cell table:style-name="ce21" table:formula="of:=[.D23]/[.E23]" office:value-type="float" office:value="12.7426350638135">
            <text:p>12.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ederal- 1972 survey</text:p>
          </table:table-cell>
          <table:table-cell/>
          <table:table-cell table:style-name="ce10" office:value-type="float" office:value="144997">
            <text:p>144,997</text:p>
          </table:table-cell>
          <table:table-cell table:style-name="ce10" office:value-type="float" office:value="13029">
            <text:p>13,029</text:p>
          </table:table-cell>
          <table:table-cell table:style-name="ce21" table:formula="of:=[.D24]/[.E24]" office:value-type="float" office:value="11.1287896231484">
            <text:p>11.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n all federal prisons</text:p>
          </table:table-cell>
          <table:table-cell/>
          <table:table-cell table:style-name="ce10" table:formula="of:=[.D24]*[.E31]/[.E24]" office:value-type="float" office:value="300844.56988257">
            <text:p>300,845</text:p>
          </table:table-cell>
          <table:table-cell table:style-name="ce10" table:formula="of:=[.E31]" office:value-type="float" office:value="27033">
            <text:p>27,033</text:p>
          </table:table-cell>
          <table:table-cell table:style-name="ce21" table:formula="of:=[.D25]/[.E25]" office:value-type="float" office:value="11.1287896231484">
            <text:p>11.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Census prisoner population data, 12/31/197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soners in state and federal institutions</text:p>
          </table:table-cell>
          <table:table-cell table:number-columns-repeated="2"/>
          <table:table-cell table:style-name="ce17" office:value-type="float" office:value="278000">
            <text:p><text:s/>278,000 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isoners in state institutions</text:p>
          </table:table-cell>
          <table:table-cell table:number-columns-repeated="2"/>
          <table:table-cell table:style-name="ce10" table:formula="of:=[.E29]-[.E31]" office:value-type="float" office:value="250967">
            <text:p>250,967</text:p>
          </table:table-cell>
          <table:table-cell table:style-name="ce21"/>
          <table:table-cell table:number-columns-repeated="6"/>
          <table:table-cell office:value-type="string">
            <text:p>Census prisoner counts: see prisoners-us-from-19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risoners in federal institutions</text:p>
          </table:table-cell>
          <table:table-cell table:number-columns-repeated="2"/>
          <table:table-cell table:style-name="ce10" office:value-type="float" office:value="27033">
            <text:p>27,03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urveyed prison libraries in 1977 with vols&gt;0 and prisoner count</text:p>
          </table:table-cell>
          <table:table-cell table:number-columns-repeated="1022"/>
        </table:table-row>
        <table:table-row table:style-name="ro1">
          <table:table-cell office:value-type="string">
            <text:p>t1</text:p>
          </table:table-cell>
          <table:table-cell office:value-type="string">
            <text:p>Type</text:p>
          </table:table-cell>
          <table:table-cell office:value-type="string">
            <text:p>institutions</text:p>
          </table:table-cell>
          <table:table-cell office:value-type="string">
            <text:p>Volumes</text:p>
          </table:table-cell>
          <table:table-cell office:value-type="string">
            <text:p>Prisoners</text:p>
          </table:table-cell>
          <table:table-cell office:value-type="string">
            <text:p>prisoners / institution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4" office:value-type="string">
            <text:p>Closed prison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917150">
            <text:p>917,150</text:p>
          </table:table-cell>
          <table:table-cell table:style-name="ce11" office:value-type="float" office:value="82625">
            <text:p>82,625</text:p>
          </table:table-cell>
          <table:table-cell table:style-name="ce22" table:formula="of:=[.E35]/[.C35]" office:value-type="float" office:value="1032.8125">
            <text:p>1033</text:p>
          </table:table-cell>
          <table:table-cell table:style-name="ce24"/>
          <table:table-cell table:style-name="ce12" table:number-columns-repeated="2"/>
          <table:table-cell/>
          <table:table-cell table:style-name="ce22"/>
          <table:table-cell/>
          <table:table-cell office:value-type="string">
            <text:p>see sheet "prison libraries 1977"</text:p>
          </table:table-cell>
          <table:table-cell table:number-columns-repeated="1011"/>
        </table:table-row>
        <table:table-row table:style-name="ro3">
          <table:table-cell office:value-type="float" office:value="0">
            <text:p>0</text:p>
          </table:table-cell>
          <table:table-cell table:style-name="ce4" office:value-type="string">
            <text:p>Inapplicable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5705">
            <text:p>105,705</text:p>
          </table:table-cell>
          <table:table-cell table:style-name="ce11" office:value-type="float" office:value="6025">
            <text:p>6,025</text:p>
          </table:table-cell>
          <table:table-cell table:style-name="ce22" table:formula="of:=[.E36]/[.C36]" office:value-type="float" office:value="334.722222222222">
            <text:p>335</text:p>
          </table:table-cell>
          <table:table-cell table:style-name="ce25"/>
          <table:table-cell table:style-name="ce12" table:number-columns-repeated="2"/>
          <table:table-cell/>
          <table:table-cell table:style-name="ce22"/>
          <table:table-cell table:number-columns-repeated="1013"/>
        </table:table-row>
        <table:table-row table:style-name="ro3">
          <table:table-cell office:value-type="float" office:value="5">
            <text:p>5</text:p>
          </table:table-cell>
          <table:table-cell table:style-name="ce4" office:value-type="string">
            <text:p>Other prison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70487">
            <text:p>70,487</text:p>
          </table:table-cell>
          <table:table-cell table:style-name="ce11" office:value-type="float" office:value="6581">
            <text:p>6,581</text:p>
          </table:table-cell>
          <table:table-cell table:style-name="ce22" table:formula="of:=[.E37]/[.C37]" office:value-type="float" office:value="548.416666666667">
            <text:p>548</text:p>
          </table:table-cell>
          <table:table-cell table:style-name="ce24"/>
          <table:table-cell table:style-name="ce12" table:number-columns-repeated="2"/>
          <table:table-cell/>
          <table:table-cell table:style-name="ce22"/>
          <table:table-cell table:number-columns-repeated="1013"/>
        </table:table-row>
        <table:table-row table:style-name="ro3">
          <table:table-cell office:value-type="float" office:value="4">
            <text:p>4</text:p>
          </table:table-cell>
          <table:table-cell table:style-name="ce4" office:value-type="string">
            <text:p>Prison camp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9006">
            <text:p>19,006</text:p>
          </table:table-cell>
          <table:table-cell table:style-name="ce11" office:value-type="float" office:value="7842">
            <text:p>7,842</text:p>
          </table:table-cell>
          <table:table-cell table:style-name="ce22" table:formula="of:=[.E38]/[.C38]" office:value-type="float" office:value="1568.4">
            <text:p>1568</text:p>
          </table:table-cell>
          <table:table-cell table:style-name="ce24"/>
          <table:table-cell table:style-name="ce12" table:number-columns-repeated="2"/>
          <table:table-cell/>
          <table:table-cell table:style-name="ce22"/>
          <table:table-cell table:number-columns-repeated="1013"/>
        </table:table-row>
        <table:table-row table:style-name="ro3">
          <table:table-cell office:value-type="float" office:value="6">
            <text:p>6</text:p>
          </table:table-cell>
          <table:table-cell table:style-name="ce4" office:value-type="string">
            <text:p>Community center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5453">
            <text:p>15,453</text:p>
          </table:table-cell>
          <table:table-cell table:style-name="ce11" office:value-type="float" office:value="486">
            <text:p>486</text:p>
          </table:table-cell>
          <table:table-cell table:style-name="ce22" table:formula="of:=[.E39]/[.C39]" office:value-type="float" office:value="121.5">
            <text:p>122</text:p>
          </table:table-cell>
          <table:table-cell table:style-name="ce24"/>
          <table:table-cell table:style-name="ce12" table:number-columns-repeated="2"/>
          <table:table-cell/>
          <table:table-cell table:style-name="ce22"/>
          <table:table-cell table:number-columns-repeated="1013"/>
        </table:table-row>
        <table:table-row table:style-name="ro3">
          <table:table-cell office:value-type="float" office:value="8">
            <text:p>8</text:p>
          </table:table-cell>
          <table:table-cell table:style-name="ce4" office:value-type="string">
            <text:p>Location aggregate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36318">
            <text:p>136,318</text:p>
          </table:table-cell>
          <table:table-cell table:style-name="ce11" office:value-type="float" office:value="12558">
            <text:p>12,558</text:p>
          </table:table-cell>
          <table:table-cell table:style-name="ce22" table:formula="of:=[.E40]/[.C40]" office:value-type="float" office:value="4186">
            <text:p>4186</text:p>
          </table:table-cell>
          <table:table-cell table:style-name="ce25"/>
          <table:table-cell table:style-name="ce12" table:number-columns-repeated="2"/>
          <table:table-cell/>
          <table:table-cell table:style-name="ce22"/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table:style-name="ce4" office:value-type="string">
            <text:p>Classification center or medical center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4600">
            <text:p>14,600</text:p>
          </table:table-cell>
          <table:table-cell table:style-name="ce11" office:value-type="float" office:value="2037">
            <text:p>2,037</text:p>
          </table:table-cell>
          <table:table-cell table:style-name="ce22" table:formula="of:=[.E41]/[.C41]" office:value-type="float" office:value="679">
            <text:p>679</text:p>
          </table:table-cell>
          <table:table-cell table:style-name="ce24"/>
          <table:table-cell table:style-name="ce12" table:number-columns-repeated="2"/>
          <table:table-cell/>
          <table:table-cell table:style-name="ce22"/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table:style-name="ce4" office:value-type="string">
            <text:p>Forestry camp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480">
            <text:p>2,480</text:p>
          </table:table-cell>
          <table:table-cell table:style-name="ce11" office:value-type="float" office:value="132">
            <text:p>132</text:p>
          </table:table-cell>
          <table:table-cell table:style-name="ce22" table:formula="of:=[.E42]/[.C42]" office:value-type="float" office:value="66">
            <text:p>66</text:p>
          </table:table-cell>
          <table:table-cell table:style-name="ce24"/>
          <table:table-cell table:style-name="ce12" table:number-columns-repeated="2"/>
          <table:table-cell/>
          <table:table-cell table:style-name="ce22"/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table:style-name="ce4" office:value-type="string">
            <text:p>Road camp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691">
            <text:p>1,691</text:p>
          </table:table-cell>
          <table:table-cell table:style-name="ce11" office:value-type="float" office:value="251">
            <text:p>251</text:p>
          </table:table-cell>
          <table:table-cell table:style-name="ce22" table:formula="of:=[.E43]/[.C43]" office:value-type="float" office:value="251">
            <text:p>251</text:p>
          </table:table-cell>
          <table:table-cell table:style-name="ce24"/>
          <table:table-cell table:style-name="ce12" table:number-columns-repeated="2"/>
          <table:table-cell/>
          <table:table-cell table:style-name="ce22"/>
          <table:table-cell table:number-columns-repeated="1013"/>
        </table:table-row>
        <table:table-row table:style-name="ro1">
          <table:table-cell table:number-columns-repeated="2"/>
          <table:table-cell table:style-name="ce10" table:number-columns-repeated="4"/>
          <table:table-cell table:number-columns-repeated="1018"/>
        </table:table-row>
        <table:table-row table:style-name="ro1">
          <table:table-cell/>
          <table:table-cell office:value-type="string">
            <text:p>total</text:p>
          </table:table-cell>
          <table:table-cell table:style-name="ce10" table:formula="of:=SUM([.C35:.C43])" office:value-type="float" office:value="128">
            <text:p>128</text:p>
          </table:table-cell>
          <table:table-cell table:style-name="ce10" table:formula="of:=SUM([.D35:.D43])" office:value-type="float" office:value="1282890">
            <text:p>1,282,890</text:p>
          </table:table-cell>
          <table:table-cell table:style-name="ce10" table:formula="of:=SUM([.E35:.E43])" office:value-type="float" office:value="118537">
            <text:p>118,537</text:p>
          </table:table-cell>
          <table:table-cell table:style-name="ce22" table:formula="of:=[.E45]/[.C45]" office:value-type="float" office:value="926.0703125">
            <text:p>92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state prisoners served by a prison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l prisoners</text:p>
          </table:table-cell>
          <table:table-cell table:style-name="ce12" table:formula="of:=[.K63]/[.D63]" office:value-type="percentage" office:value="0.932259701684686">
            <text:p>93.2%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isoners in closed prisons</text:p>
          </table:table-cell>
          <table:table-cell table:style-name="ce12" table:formula="of:=[.J55]" office:value-type="percentage" office:value="0.970930232558139">
            <text:p>97.1%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isoners in other than closed prisons</text:p>
          </table:table-cell>
          <table:table-cell table:style-name="ce12" table:formula="of:=[.K64]/[.D64]" office:value-type="percentage" office:value="0.866348870473981">
            <text:p>86.6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ensus of state correctional facilities, 1974 (includes some youthful offender facilities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institutions</text:p>
          </table:table-cell>
          <table:table-cell office:value-type="string">
            <text:p>prisoners</text:p>
          </table:table-cell>
          <table:table-cell office:value-type="string">
            <text:p>ave/institution</text:p>
          </table:table-cell>
          <table:table-cell office:value-type="string">
            <text:p>w/library</text:p>
          </table:table-cell>
          <table:table-cell office:value-type="string">
            <text:p>missing lib data</text:p>
          </table:table-cell>
          <table:table-cell office:value-type="string">
            <text:p>inst share</text:p>
          </table:table-cell>
          <table:table-cell office:value-type="string">
            <text:p>prisoner share</text:p>
          </table:table-cell>
          <table:table-cell office:value-type="string">
            <text:p>with library</text:p>
          </table:table-cell>
          <table:table-cell office:value-type="string">
            <text:p>prisoners w/librar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losed prisons</text:p>
          </table:table-cell>
          <table:table-cell office:value-type="float" office:value="172">
            <text:p>172</text:p>
          </table:table-cell>
          <table:table-cell table:style-name="ce10" office:value-type="float" office:value="118072">
            <text:p>118,072</text:p>
          </table:table-cell>
          <table:table-cell table:style-name="ce10" table:formula="of:=[.D55]/[.C55]" office:value-type="float" office:value="686.46511627907">
            <text:p>686</text:p>
          </table:table-cell>
          <table:table-cell office:value-type="float" office:value="167">
            <text:p>167</text:p>
          </table:table-cell>
          <table:table-cell/>
          <table:table-cell table:style-name="ce12" table:formula="of:=[.C55]/[.C$63]" office:value-type="percentage" office:value="0.29054054054054">
            <text:p>29.1%</text:p>
          </table:table-cell>
          <table:table-cell table:style-name="ce12" table:formula="of:=[.D55]/[.D$63]" office:value-type="percentage" office:value="0.630234966319003">
            <text:p>63.0%</text:p>
          </table:table-cell>
          <table:table-cell table:style-name="ce12" table:formula="of:=[.F55]/([.C55]-[.G55])" office:value-type="percentage" office:value="0.970930232558139">
            <text:p>97.1%</text:p>
          </table:table-cell>
          <table:table-cell table:style-name="ce10" table:formula="of:=[.D55]*[.J55]" office:value-type="float" office:value="114639.674418605">
            <text:p>114,640</text:p>
          </table:table-cell>
          <table:table-cell/>
          <table:table-cell office:value-type="string">
            <text:p>tabulated from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rison farms</text:p>
          </table:table-cell>
          <table:table-cell office:value-type="float" office:value="41">
            <text:p>41</text:p>
          </table:table-cell>
          <table:table-cell table:style-name="ce10" office:value-type="float" office:value="25402">
            <text:p>25,402</text:p>
          </table:table-cell>
          <table:table-cell table:style-name="ce10" table:formula="of:=[.D56]/[.C56]" office:value-type="float" office:value="619.560975609756">
            <text:p>620</text:p>
          </table:table-cell>
          <table:table-cell office:value-type="float" office:value="39">
            <text:p>39</text:p>
          </table:table-cell>
          <table:table-cell/>
          <table:table-cell table:style-name="ce12" table:formula="of:=[.C56]/[.C$63]" office:value-type="percentage" office:value="0.0692567567567568">
            <text:p>6.9%</text:p>
          </table:table-cell>
          <table:table-cell table:style-name="ce12" table:formula="of:=[.D56]/[.D$63]" office:value-type="percentage" office:value="0.135588696849679">
            <text:p>13.6%</text:p>
          </table:table-cell>
          <table:table-cell table:style-name="ce12" table:formula="of:=[.F56]/([.C56]-[.G56])" office:value-type="percentage" office:value="0.951219512195122">
            <text:p>95.1%</text:p>
          </table:table-cell>
          <table:table-cell table:style-name="ce10" table:formula="of:=[.D56]*[.J56]" office:value-type="float" office:value="24162.8780487805">
            <text:p>24,16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other prisons</text:p>
          </table:table-cell>
          <table:table-cell office:value-type="float" office:value="67">
            <text:p>67</text:p>
          </table:table-cell>
          <table:table-cell table:style-name="ce10" office:value-type="float" office:value="16279">
            <text:p>16,279</text:p>
          </table:table-cell>
          <table:table-cell table:style-name="ce10" table:formula="of:=[.D57]/[.C57]" office:value-type="float" office:value="242.970149253731">
            <text:p>243</text:p>
          </table:table-cell>
          <table:table-cell office:value-type="float" office:value="62">
            <text:p>62</text:p>
          </table:table-cell>
          <table:table-cell/>
          <table:table-cell table:style-name="ce12" table:formula="of:=[.C57]/[.C$63]" office:value-type="percentage" office:value="0.113175675675676">
            <text:p>11.3%</text:p>
          </table:table-cell>
          <table:table-cell table:style-name="ce12" table:formula="of:=[.D57]/[.D$63]" office:value-type="percentage" office:value="0.0868927012052566">
            <text:p>8.7%</text:p>
          </table:table-cell>
          <table:table-cell table:style-name="ce12" table:formula="of:=[.F57]/([.C57]-[.G57])" office:value-type="percentage" office:value="0.925373134328358">
            <text:p>92.5%</text:p>
          </table:table-cell>
          <table:table-cell table:style-name="ce10" table:formula="of:=[.D57]*[.J57]" office:value-type="float" office:value="15064.1492537313">
            <text:p>15,064</text:p>
          </table:table-cell>
          <table:table-cell/>
          <table:table-cell office:value-type="string">
            <text:p>Survey of Inmates of State Correctional Facilitie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lassification/med centers</text:p>
          </table:table-cell>
          <table:table-cell office:value-type="float" office:value="33">
            <text:p>33</text:p>
          </table:table-cell>
          <table:table-cell table:style-name="ce10" office:value-type="float" office:value="9766">
            <text:p>9,766</text:p>
          </table:table-cell>
          <table:table-cell table:style-name="ce10" table:formula="of:=[.D58]/[.C58]" office:value-type="float" office:value="295.939393939394">
            <text:p>296</text:p>
          </table:table-cell>
          <table:table-cell office:value-type="float" office:value="28">
            <text:p>28</text:p>
          </table:table-cell>
          <table:table-cell/>
          <table:table-cell table:style-name="ce12" table:formula="of:=[.C58]/[.C$63]" office:value-type="percentage" office:value="0.0557432432432432">
            <text:p>5.6%</text:p>
          </table:table-cell>
          <table:table-cell table:style-name="ce12" table:formula="of:=[.D58]/[.D$63]" office:value-type="percentage" office:value="0.052128147918824">
            <text:p>5.2%</text:p>
          </table:table-cell>
          <table:table-cell table:style-name="ce12" table:formula="of:=[.F58]/([.C58]-[.G58])" office:value-type="percentage" office:value="0.848484848484848">
            <text:p>84.8%</text:p>
          </table:table-cell>
          <table:table-cell table:style-name="ce10" table:formula="of:=[.D58]*[.J58]" office:value-type="float" office:value="8286.30303030303">
            <text:p>8,286</text:p>
          </table:table-cell>
          <table:table-cell/>
          <table:table-cell office:value-type="string">
            <text:p>and Census of State Adult Correctional Facilities, 1974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ommunity centers</text:p>
          </table:table-cell>
          <table:table-cell office:value-type="float" office:value="158">
            <text:p>158</text:p>
          </table:table-cell>
          <table:table-cell table:style-name="ce10" office:value-type="float" office:value="8975">
            <text:p>8,975</text:p>
          </table:table-cell>
          <table:table-cell table:style-name="ce10" table:formula="of:=[.D59]/[.C59]" office:value-type="float" office:value="56.8037974683544">
            <text:p>57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table:style-name="ce12" table:formula="of:=[.C59]/[.C$63]" office:value-type="percentage" office:value="0.266891891891892">
            <text:p>26.7%</text:p>
          </table:table-cell>
          <table:table-cell table:style-name="ce12" table:formula="of:=[.D59]/[.D$63]" office:value-type="percentage" office:value="0.0479060134723987">
            <text:p>4.8%</text:p>
          </table:table-cell>
          <table:table-cell table:style-name="ce12" table:formula="of:=[.F59]/([.C59]-[.G59])" office:value-type="percentage" office:value="0.615894039735099">
            <text:p>61.6%</text:p>
          </table:table-cell>
          <table:table-cell table:style-name="ce10" table:formula="of:=[.D59]*[.J59]" office:value-type="float" office:value="5527.64900662252">
            <text:p>5,528</text:p>
          </table:table-cell>
          <table:table-cell/>
          <table:table-cell office:value-type="string">
            <text:p>U.S. Dept. of Justice, Bureau of Justice Statistic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ad camps</text:p>
          </table:table-cell>
          <table:table-cell office:value-type="float" office:value="80">
            <text:p>80</text:p>
          </table:table-cell>
          <table:table-cell table:style-name="ce10" office:value-type="float" office:value="6369">
            <text:p>6,369</text:p>
          </table:table-cell>
          <table:table-cell table:style-name="ce10" table:formula="of:=[.D60]/[.C60]" office:value-type="float" office:value="79.6125">
            <text:p>80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table:style-name="ce12" table:formula="of:=[.C60]/[.C$63]" office:value-type="percentage" office:value="0.135135135135135">
            <text:p>13.5%</text:p>
          </table:table-cell>
          <table:table-cell table:style-name="ce12" table:formula="of:=[.D60]/[.D$63]" office:value-type="percentage" office:value="0.0339959219839228">
            <text:p>3.4%</text:p>
          </table:table-cell>
          <table:table-cell table:style-name="ce12" table:formula="of:=[.F60]/([.C60]-[.G60])" office:value-type="percentage" office:value="0.743243243243243">
            <text:p>74.3%</text:p>
          </table:table-cell>
          <table:table-cell table:style-name="ce10" table:formula="of:=[.D60]*[.J60]" office:value-type="float" office:value="4733.71621621622">
            <text:p>4,734</text:p>
          </table:table-cell>
          <table:table-cell/>
          <table:table-cell office:value-type="string">
            <text:p>ICPSR 7811, 2002.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orest camps</text:p>
          </table:table-cell>
          <table:table-cell office:value-type="float" office:value="41">
            <text:p>41</text:p>
          </table:table-cell>
          <table:table-cell table:style-name="ce10" office:value-type="float" office:value="2483">
            <text:p>2,483</text:p>
          </table:table-cell>
          <table:table-cell table:style-name="ce10" table:formula="of:=[.D61]/[.C61]" office:value-type="float" office:value="60.5609756097561">
            <text:p>61</text:p>
          </table:table-cell>
          <table:table-cell office:value-type="float" office:value="37">
            <text:p>37</text:p>
          </table:table-cell>
          <table:table-cell/>
          <table:table-cell table:style-name="ce12" table:formula="of:=[.C61]/[.C$63]" office:value-type="percentage" office:value="0.0692567567567568">
            <text:p>6.9%</text:p>
          </table:table-cell>
          <table:table-cell table:style-name="ce12" table:formula="of:=[.D61]/[.D$63]" office:value-type="percentage" office:value="0.0132535522509154">
            <text:p>1.3%</text:p>
          </table:table-cell>
          <table:table-cell table:style-name="ce12" table:formula="of:=[.F61]/([.C61]-[.G61])" office:value-type="percentage" office:value="0.902439024390244">
            <text:p>90.2%</text:p>
          </table:table-cell>
          <table:table-cell table:style-name="ce10" table:formula="of:=[.D61]*[.J61]" office:value-type="float" office:value="2240.75609756098">
            <text:p>2,24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2"/>
          <table:table-cell table:style-name="ce10"/>
          <table:table-cell/>
          <table:table-cell office:value-type="string">
            <text:p>See alternatively Table 11 in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otal</text:p>
          </table:table-cell>
          <table:table-cell table:style-name="ce10" table:formula="of:=SUM([.C55:.C61])" office:value-type="float" office:value="592">
            <text:p>592</text:p>
          </table:table-cell>
          <table:table-cell table:style-name="ce10" table:formula="of:=SUM([.D55:.D61])" office:value-type="float" office:value="187346">
            <text:p>187,346</text:p>
          </table:table-cell>
          <table:table-cell table:style-name="ce10" table:formula="of:=SUM([.E55:.E61])" office:value-type="float" office:value="2041.91290816006">
            <text:p>2,042</text:p>
          </table:table-cell>
          <table:table-cell table:style-name="ce10" table:formula="of:=SUM([.F55:.F61])" office:value-type="float" office:value="481">
            <text:p>481</text:p>
          </table:table-cell>
          <table:table-cell table:style-name="ce10" table:formula="of:=SUM([.G55:.G61])" office:value-type="float" office:value="13">
            <text:p>13</text:p>
          </table:table-cell>
          <table:table-cell table:number-columns-repeated="2" table:style-name="ce15" office:value-type="percentage" office:value="1">
            <text:p>100%</text:p>
          </table:table-cell>
          <table:table-cell table:style-name="ce12" table:formula="of:=[.F63]/([.C63]-[.G63])" office:value-type="percentage" office:value="0.830742659758204">
            <text:p>83.1%</text:p>
          </table:table-cell>
          <table:table-cell table:style-name="ce10" table:formula="of:=SUM([.K55:.K61])" office:value-type="float" office:value="174655.126071819">
            <text:p>174,655</text:p>
          </table:table-cell>
          <table:table-cell/>
          <table:table-cell office:value-type="string">
            <text:p>U.S. Dept. of Justice (1975). Census of State Correctional Facilities 1974, Advance Report. National Criminal Justice Information and Statistics Service Law Enforcement Assistance Administration.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other than closed</text:p>
          </table:table-cell>
          <table:table-cell table:style-name="ce10" table:formula="of:=SUM([.C56:.C61])" office:value-type="float" office:value="420">
            <text:p>420</text:p>
          </table:table-cell>
          <table:table-cell table:style-name="ce10" table:formula="of:=SUM([.D56:.D61])" office:value-type="float" office:value="69274">
            <text:p>69,274</text:p>
          </table:table-cell>
          <table:table-cell table:style-name="ce10" table:formula="of:=SUM([.E56:.E61])" office:value-type="float" office:value="1355.44779188099">
            <text:p>1,355</text:p>
          </table:table-cell>
          <table:table-cell table:style-name="ce10" table:formula="of:=SUM([.F56:.F61])" office:value-type="float" office:value="314">
            <text:p>314</text:p>
          </table:table-cell>
          <table:table-cell table:style-name="ce10" table:formula="of:=SUM([.G56:.G61])" office:value-type="float" office:value="13">
            <text:p>13</text:p>
          </table:table-cell>
          <table:table-cell table:style-name="ce15" table:formula="of:=SUM([.H56:.H61])" office:value-type="percentage" office:value="0.70945945945946">
            <text:p>71%</text:p>
          </table:table-cell>
          <table:table-cell table:style-name="ce15" table:formula="of:=SUM([.I56:.I61])" office:value-type="percentage" office:value="0.369765033680997">
            <text:p>37%</text:p>
          </table:table-cell>
          <table:table-cell table:style-name="ce12" table:formula="of:=[.F64]/([.C64]-[.G64])" office:value-type="percentage" office:value="0.771498771498772">
            <text:p>77.1%</text:p>
          </table:table-cell>
          <table:table-cell table:style-name="ce10" table:formula="of:=SUM([.K56:.K61])" office:value-type="float" office:value="60015.4516532146">
            <text:p>60,01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Census of state adult correctional facilities, 197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. table type74, c(freq sum totpop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institutions</text:p>
          </table:table-cell>
          <table:table-cell office:value-type="string">
            <text:p>prisoners</text:p>
          </table:table-cell>
          <table:table-cell office:value-type="string">
            <text:p>inst share</text:p>
          </table:table-cell>
          <table:table-cell office:value-type="string">
            <text:p>prisoner share</text:p>
          </table:table-cell>
          <table:table-cell office:value-type="string">
            <text:p>ave. siz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>
            <text:p>Closed prison</text:p>
          </table:table-cell>
          <table:table-cell office:value-type="float" office:value="170">
            <text:p>170</text:p>
          </table:table-cell>
          <table:table-cell table:style-name="ce13" office:value-type="float" office:value="142829">
            <text:p><text:s/>142,829 </text:p>
          </table:table-cell>
          <table:table-cell table:style-name="ce12" table:formula="of:=[.C70]/[.C$79]" office:value-type="percentage" office:value="0.214917825537295">
            <text:p>21.5%</text:p>
          </table:table-cell>
          <table:table-cell table:style-name="ce12" table:formula="of:=[.D70]/[.D$79]" office:value-type="percentage" office:value="0.520204834591697">
            <text:p>52.0%</text:p>
          </table:table-cell>
          <table:table-cell table:style-name="ce22" table:formula="of:=[.D70]/[.C70]" office:value-type="float" office:value="840.170588235294">
            <text:p>840</text:p>
          </table:table-cell>
          <table:table-cell table:number-columns-repeated="2"/>
          <table:table-cell table:style-name="ce4"/>
          <table:table-cell table:number-columns-repeated="2"/>
          <table:table-cell office:value-type="string">
            <text:p>most of the facilities missed in the Census of 1974 were 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Inapplicable (not covered in 1974 Census)</text:p>
          </table:table-cell>
          <table:table-cell office:value-type="float" office:value="289">
            <text:p>289</text:p>
          </table:table-cell>
          <table:table-cell table:style-name="ce13" office:value-type="float" office:value="48898">
            <text:p><text:s/>48,898 </text:p>
          </table:table-cell>
          <table:table-cell table:style-name="ce12" table:formula="of:=[.C71]/[.C$79]" office:value-type="percentage" office:value="0.365360303413401">
            <text:p>36.5%</text:p>
          </table:table-cell>
          <table:table-cell table:style-name="ce12" table:formula="of:=[.D71]/[.D$79]" office:value-type="percentage" office:value="0.178093916514607">
            <text:p>17.8%</text:p>
          </table:table-cell>
          <table:table-cell table:style-name="ce22" table:formula="of:=[.D71]/[.C71]" office:value-type="float" office:value="169.19723183391">
            <text:p>169</text:p>
          </table:table-cell>
          <table:table-cell table:number-columns-repeated="2"/>
          <table:table-cell table:style-name="ce4"/>
          <table:table-cell table:number-columns-repeated="2"/>
          <table:table-cell office:value-type="string">
            <text:p>facilities other than closed prisons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Prison camp</text:p>
          </table:table-cell>
          <table:table-cell office:value-type="float" office:value="36">
            <text:p>36</text:p>
          </table:table-cell>
          <table:table-cell table:style-name="ce13" office:value-type="float" office:value="34598">
            <text:p><text:s/>34,598 </text:p>
          </table:table-cell>
          <table:table-cell table:style-name="ce12" table:formula="of:=[.C72]/[.C$79]" office:value-type="percentage" office:value="0.04551201011378">
            <text:p>4.6%</text:p>
          </table:table-cell>
          <table:table-cell table:style-name="ce12" table:formula="of:=[.D72]/[.D$79]" office:value-type="percentage" office:value="0.126011152267421">
            <text:p>12.6%</text:p>
          </table:table-cell>
          <table:table-cell table:style-name="ce22" table:formula="of:=[.D72]/[.C72]" office:value-type="float" office:value="961.055555555556">
            <text:p>961</text:p>
          </table:table-cell>
          <table:table-cell table:number-columns-repeated="2"/>
          <table:table-cell table:style-name="ce4"/>
          <table:table-cell table:number-columns-repeated="1014"/>
        </table:table-row>
        <table:table-row table:style-name="ro1">
          <table:table-cell/>
          <table:table-cell table:style-name="ce5" office:value-type="string">
            <text:p>Other prison</text:p>
          </table:table-cell>
          <table:table-cell office:value-type="float" office:value="54">
            <text:p>54</text:p>
          </table:table-cell>
          <table:table-cell table:style-name="ce13" office:value-type="float" office:value="19192">
            <text:p><text:s/>19,192 </text:p>
          </table:table-cell>
          <table:table-cell table:style-name="ce12" table:formula="of:=[.C73]/[.C$79]" office:value-type="percentage" office:value="0.06826801517067">
            <text:p>6.8%</text:p>
          </table:table-cell>
          <table:table-cell table:style-name="ce12" table:formula="of:=[.D73]/[.D$79]" office:value-type="percentage" office:value="0.0699001686316073">
            <text:p>7.0%</text:p>
          </table:table-cell>
          <table:table-cell table:style-name="ce22" table:formula="of:=[.D73]/[.C73]" office:value-type="float" office:value="355.407407407407">
            <text:p>355</text:p>
          </table:table-cell>
          <table:table-cell table:number-columns-repeated="2"/>
          <table:table-cell table:style-name="ce4"/>
          <table:table-cell table:number-columns-repeated="2"/>
          <table:table-cell office:value-type="string">
            <text:p>The Census of State Prisons in 1979 did not include information about prison libraries.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Community center</text:p>
          </table:table-cell>
          <table:table-cell office:value-type="float" office:value="126">
            <text:p>126</text:p>
          </table:table-cell>
          <table:table-cell table:style-name="ce13" office:value-type="float" office:value="10064">
            <text:p><text:s/>10,064 </text:p>
          </table:table-cell>
          <table:table-cell table:style-name="ce12" table:formula="of:=[.C74]/[.C$79]" office:value-type="percentage" office:value="0.15929203539823">
            <text:p>15.9%</text:p>
          </table:table-cell>
          <table:table-cell table:style-name="ce12" table:formula="of:=[.D74]/[.D$79]" office:value-type="percentage" office:value="0.0366546111457115">
            <text:p>3.7%</text:p>
          </table:table-cell>
          <table:table-cell table:style-name="ce22" table:formula="of:=[.D74]/[.C74]" office:value-type="float" office:value="79.8730158730159">
            <text:p>80</text:p>
          </table:table-cell>
          <table:table-cell table:number-columns-repeated="2"/>
          <table:table-cell table:style-name="ce4"/>
          <table:table-cell table:number-columns-repeated="1014"/>
        </table:table-row>
        <table:table-row table:style-name="ro1">
          <table:table-cell/>
          <table:table-cell table:style-name="ce5" office:value-type="string">
            <text:p>Classification center or medical center</text:p>
          </table:table-cell>
          <table:table-cell office:value-type="float" office:value="19">
            <text:p>19</text:p>
          </table:table-cell>
          <table:table-cell table:style-name="ce13" office:value-type="float" office:value="9456">
            <text:p><text:s/>9,456 </text:p>
          </table:table-cell>
          <table:table-cell table:style-name="ce12" table:formula="of:=[.C75]/[.C$79]" office:value-type="percentage" office:value="0.0240202275600506">
            <text:p>2.4%</text:p>
          </table:table-cell>
          <table:table-cell table:style-name="ce12" table:formula="of:=[.D75]/[.D$79]" office:value-type="percentage" office:value="0.0344401831273697">
            <text:p>3.4%</text:p>
          </table:table-cell>
          <table:table-cell table:style-name="ce22" table:formula="of:=[.D75]/[.C75]" office:value-type="float" office:value="497.684210526316">
            <text:p>498</text:p>
          </table:table-cell>
          <table:table-cell table:number-columns-repeated="2"/>
          <table:table-cell table:style-name="ce4"/>
          <table:table-cell table:number-columns-repeated="2"/>
          <table:table-cell office:value-type="string">
            <text:p>tabulated from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Road camp</text:p>
          </table:table-cell>
          <table:table-cell office:value-type="float" office:value="64">
            <text:p>64</text:p>
          </table:table-cell>
          <table:table-cell table:style-name="ce13" office:value-type="float" office:value="6622">
            <text:p><text:s/>6,622 </text:p>
          </table:table-cell>
          <table:table-cell table:style-name="ce12" table:formula="of:=[.C76]/[.C$79]" office:value-type="percentage" office:value="0.0809102402022756">
            <text:p>8.1%</text:p>
          </table:table-cell>
          <table:table-cell table:style-name="ce12" table:formula="of:=[.D76]/[.D$79]" office:value-type="percentage" office:value="0.0241183262129275">
            <text:p>2.4%</text:p>
          </table:table-cell>
          <table:table-cell table:style-name="ce22" table:formula="of:=[.D76]/[.C76]" office:value-type="float" office:value="103.46875">
            <text:p>103</text:p>
          </table:table-cell>
          <table:table-cell table:number-columns-repeated="2"/>
          <table:table-cell table:style-name="ce4"/>
          <table:table-cell table:number-columns-repeated="2"/>
          <table:table-cell office:value-type="string">
            <text:p>U.S. <text:s/>Dept. <text:s/>of <text:s/>Justice, <text:s/>Bureau <text:s/>of <text:s text:c="2"/>Justice Statistics. <text:s/>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Forestry camp</text:p>
          </table:table-cell>
          <table:table-cell office:value-type="float" office:value="33">
            <text:p>33</text:p>
          </table:table-cell>
          <table:table-cell table:style-name="ce13" office:value-type="float" office:value="2904">
            <text:p><text:s/>2,904 </text:p>
          </table:table-cell>
          <table:table-cell table:style-name="ce12" table:formula="of:=[.C77]/[.C$79]" office:value-type="percentage" office:value="0.0417193426042984">
            <text:p>4.2%</text:p>
          </table:table-cell>
          <table:table-cell table:style-name="ce12" table:formula="of:=[.D77]/[.D$79]" office:value-type="percentage" office:value="0.0105768075086592">
            <text:p>1.1%</text:p>
          </table:table-cell>
          <table:table-cell table:style-name="ce22" table:formula="of:=[.D77]/[.C77]" office:value-type="float" office:value="88">
            <text:p>88</text:p>
          </table:table-cell>
          <table:table-cell table:number-columns-repeated="2"/>
          <table:table-cell table:style-name="ce4"/>
          <table:table-cell table:number-columns-repeated="2"/>
          <table:table-cell office:value-type="string">
            <text:p>CENSUS OF STATE ADULT CORRECTIONAL FACILITIES, 1979 [Computer file].</text:p>
          </table:table-cell>
          <table:table-cell table:number-columns-repeated="1011"/>
        </table:table-row>
        <table:table-row table:style-name="ro1">
          <table:table-cell/>
          <table:table-cell table:style-name="ce6"/>
          <table:table-cell/>
          <table:table-cell table:style-name="ce13"/>
          <table:table-cell table:number-columns-repeated="5"/>
          <table:table-cell table:style-name="ce4"/>
          <table:table-cell table:number-columns-repeated="2"/>
          <table:table-cell office:value-type="string">
            <text:p>Conducted by U.S. <text:s/>Dept. <text:s/>of Commerce, Bureau of the Census. <text:s/>2nd ICPSR ed.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otal all state prisons</text:p>
          </table:table-cell>
          <table:table-cell table:formula="of:=SUM([.C70:.C77])" office:value-type="float" office:value="791">
            <text:p>791</text:p>
          </table:table-cell>
          <table:table-cell table:style-name="ce13" table:formula="of:=SUM([.D70:.D77])" office:value-type="float" office:value="274563">
            <text:p><text:s/>274,563 </text:p>
          </table:table-cell>
          <table:table-cell table:number-columns-repeated="8"/>
          <table:table-cell office:value-type="string">
            <text:p>Ann Arbor, <text:s/>MI: <text:s/>Inter-university Consortium <text:s/>for <text:s/>Political <text:s/>and Social Research [producer and distributor], 1997.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other than closed</text:p>
          </table:table-cell>
          <table:table-cell table:formula="of:=SUM([.C71:.C77])" office:value-type="float" office:value="621">
            <text:p>621</text:p>
          </table:table-cell>
          <table:table-cell table:formula="of:=SUM([.D71:.D77])" office:value-type="float" office:value="131734">
            <text:p>131734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prison libraries responding to NCES (1977) survey , with volumes&gt;0 and prisoners&gt;0</text:p>
          </table:table-cell>
          <table:table-cell table:number-columns-repeated="1022"/>
        </table:table-row>
        <table:table-row table:style-name="ro1">
          <table:table-cell office:value-type="string">
            <text:p>t2</text:p>
          </table:table-cell>
          <table:table-cell office:value-type="string">
            <text:p>type description</text:p>
          </table:table-cell>
          <table:table-cell office:value-type="string">
            <text:p>institutions</text:p>
          </table:table-cell>
          <table:table-cell office:value-type="string">
            <text:p>volumes</text:p>
          </table:table-cell>
          <table:table-cell office:value-type="string">
            <text:p>prisoners</text:p>
          </table:table-cell>
          <table:table-cell office:value-type="string">
            <text:p>volumes / prisoner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imarily a maximum (closed) security facility</text:p>
          </table:table-cell>
          <table:table-cell office:value-type="float" office:value="52">
            <text:p>52</text:p>
          </table:table-cell>
          <table:table-cell table:style-name="ce13" office:value-type="float" office:value="544500">
            <text:p><text:s/>544,500 </text:p>
          </table:table-cell>
          <table:table-cell table:style-name="ce13" office:value-type="float" office:value="58247">
            <text:p><text:s/>58,247 </text:p>
          </table:table-cell>
          <table:table-cell table:style-name="ce21" table:formula="of:=[.D86]/[.E86]" office:value-type="float" office:value="9.34812093326695">
            <text:p>9.3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marily a medium security facility </text:p>
          </table:table-cell>
          <table:table-cell office:value-type="float" office:value="49">
            <text:p>49</text:p>
          </table:table-cell>
          <table:table-cell table:style-name="ce13" office:value-type="float" office:value="459021">
            <text:p><text:s/>459,021 </text:p>
          </table:table-cell>
          <table:table-cell table:style-name="ce13" office:value-type="float" office:value="34986">
            <text:p><text:s/>34,986 </text:p>
          </table:table-cell>
          <table:table-cell table:style-name="ce21" table:formula="of:=[.D87]/[.E87]" office:value-type="float" office:value="13.1201337677928">
            <text:p>13.1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marily a minimum security facility </text:p>
          </table:table-cell>
          <table:table-cell office:value-type="float" office:value="12">
            <text:p>12</text:p>
          </table:table-cell>
          <table:table-cell table:style-name="ce13" office:value-type="float" office:value="50161">
            <text:p><text:s/>50,161 </text:p>
          </table:table-cell>
          <table:table-cell table:style-name="ce13" office:value-type="float" office:value="3371">
            <text:p><text:s/>3,371 </text:p>
          </table:table-cell>
          <table:table-cell table:style-name="ce21" table:formula="of:=[.D88]/[.E88]" office:value-type="float" office:value="14.8801542568971">
            <text:p>14.9</text:p>
          </table:table-cell>
          <table:table-cell table:number-columns-repeated="6"/>
          <table:table-cell office:value-type="string">
            <text:p>additional library service tabulation by facility type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imarily a classification, diagnostic, <text:s/>and/or reception facility</text:p>
          </table:table-cell>
          <table:table-cell office:value-type="float" office:value="4">
            <text:p>4</text:p>
          </table:table-cell>
          <table:table-cell table:style-name="ce13" office:value-type="float" office:value="10760">
            <text:p><text:s/>10,760 </text:p>
          </table:table-cell>
          <table:table-cell table:style-name="ce13" office:value-type="float" office:value="2418">
            <text:p><text:s/>2,418 </text:p>
          </table:table-cell>
          <table:table-cell table:style-name="ce21" table:formula="of:=[.D89]/[.E89]" office:value-type="float" office:value="4.44995864350703">
            <text:p>4.4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munity centers <text:s text:c="4"/>All facilities </text:p>
          </table:table-cell>
          <table:table-cell office:value-type="float" office:value="3">
            <text:p>3</text:p>
          </table:table-cell>
          <table:table-cell table:style-name="ce13" office:value-type="float" office:value="12038">
            <text:p><text:s/>12,038 </text:p>
          </table:table-cell>
          <table:table-cell table:style-name="ce13" office:value-type="float" office:value="105">
            <text:p><text:s/>105 </text:p>
          </table:table-cell>
          <table:table-cell table:style-name="ce21" table:formula="of:=[.D90]/[.E90]" office:value-type="float" office:value="114.647619047619">
            <text:p>114.6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Youthful offender facility </text:p>
          </table:table-cell>
          <table:table-cell office:value-type="float" office:value="5">
            <text:p>5</text:p>
          </table:table-cell>
          <table:table-cell table:style-name="ce13" office:value-type="float" office:value="70092">
            <text:p><text:s/>70,092 </text:p>
          </table:table-cell>
          <table:table-cell table:style-name="ce13" office:value-type="float" office:value="6852">
            <text:p><text:s/>6,852 </text:p>
          </table:table-cell>
          <table:table-cell table:style-name="ce21" table:formula="of:=[.D91]/[.E91]" office:value-type="float" office:value="10.2294220665499">
            <text:p>10.2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ocation aggregate (added)</text:p>
          </table:table-cell>
          <table:table-cell office:value-type="float" office:value="3">
            <text:p>3</text:p>
          </table:table-cell>
          <table:table-cell table:style-name="ce13" office:value-type="float" office:value="136318">
            <text:p><text:s/>136,318 </text:p>
          </table:table-cell>
          <table:table-cell table:style-name="ce13" office:value-type="float" office:value="12558">
            <text:p><text:s/>12,558 </text:p>
          </table:table-cell>
          <table:table-cell table:style-name="ce21" table:formula="of:=[.D92]/[.E92]" office:value-type="float" office:value="10.8550724637681">
            <text:p>10.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3" table:number-columns-repeated="2"/>
          <table:table-cell table:number-columns-repeated="1019"/>
        </table:table-row>
        <table:table-row table:style-name="ro1">
          <table:table-cell table:number-columns-repeated="2"/>
          <table:table-cell table:formula="of:=SUM([.C86:.C92])" office:value-type="float" office:value="128">
            <text:p>128</text:p>
          </table:table-cell>
          <table:table-cell table:style-name="ce13" table:formula="of:=SUM([.D86:.D92])" office:value-type="float" office:value="1282890">
            <text:p><text:s/>1,282,890 </text:p>
          </table:table-cell>
          <table:table-cell table:style-name="ce13" table:formula="of:=SUM([.E86:.E92])" office:value-type="float" office:value="118537">
            <text:p><text:s/>118,537 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public libraries in 197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umber of public libraries</text:p>
          </table:table-cell>
          <table:table-cell office:value-type="float" office:value="8456">
            <text:p>8456</text:p>
          </table:table-cell>
          <table:table-cell table:number-columns-repeated="9"/>
          <table:table-cell office:value-type="string">
            <text:p>Table 20 in 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books</text:p>
          </table:table-cell>
          <table:table-cell office:value-type="string">
            <text:p>bound periodicals</text:p>
          </table:table-cell>
          <table:table-cell office:value-type="string">
            <text:p>total</text:p>
          </table:table-cell>
          <table:table-cell office:value-type="string">
            <text:p>all circulation</text:p>
          </table:table-cell>
          <table:table-cell table:number-columns-repeated="6"/>
          <table:table-cell office:value-type="string">
            <text:p>Eckard, Helen M. and National Center for Education Statistics. (1982). Statistics of public libraries, 1977-1978. [Washington, D.C.], National Center for Education Statistics.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olumes held at end of 1977</text:p>
          </table:table-cell>
          <table:table-cell table:style-name="ce13" office:value-type="float" office:value="439485643">
            <text:p><text:s/>439,485,643 </text:p>
          </table:table-cell>
          <table:table-cell table:style-name="ce13" office:value-type="float" office:value="6152590">
            <text:p><text:s/>6,152,590 </text:p>
          </table:table-cell>
          <table:table-cell table:style-name="ce13" table:formula="of:=[.C100]+[.D100]" office:value-type="float" office:value="445638233">
            <text:p><text:s/>445,638,233 </text:p>
          </table:table-cell>
          <table:table-cell table:style-name="ce10" office:value-type="float" office:value="986714576">
            <text:p>986,714,57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stimated share of juvenile books</text:p>
          </table:table-cell>
          <table:table-cell office:value-type="float" office:value="0.3">
            <text:p>0.3</text:p>
          </table:table-cell>
          <table:table-cell table:number-columns-repeated="9"/>
          <table:table-cell office:value-type="string">
            <text:p>Estimate based on budget share for juvenile books. <text:s/>See p. 5 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Lewis, Laurie and Elizabeth Farris (1990). Services and Resources for Children in Public Libraries, 1988-89. NCES 90-098, National Center for Education Statistics.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est. total adult books</text:p>
          </table:table-cell>
          <table:table-cell table:style-name="ce13" table:formula="of:=(1-[.C102])*[.E100]" office:value-type="float" office:value="311946763.1">
            <text:p><text:s/>311,946,763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dult population outside prisons in 197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tal population</text:p>
          </table:table-cell>
          <table:table-cell table:style-name="ce14" office:value-type="float" office:value="219760000">
            <text:p>219,760,000</text:p>
          </table:table-cell>
          <table:table-cell table:number-columns-repeated="9"/>
          <table:table-cell office:value-type="string">
            <text:p>US Census data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est. adult population</text:p>
          </table:table-cell>
          <table:table-cell table:style-name="ce14" table:formula="of:=[.C115]*[.C108]" office:value-type="float" office:value="157641716.701733">
            <text:p>157,641,7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st. adult population served</text:p>
          </table:table-cell>
          <table:table-cell table:style-name="ce14" table:formula="of:=[.C109]*[.C117]" office:value-type="float" office:value="137148293.530508">
            <text:p>137,148,2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opulation in 198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sident population</text:p>
          </table:table-cell>
          <table:table-cell office:value-type="float" office:value="226545805">
            <text:p>2265458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st. under 18 years old</text:p>
          </table:table-cell>
          <table:table-cell office:value-type="float" office:value="64036387.4">
            <text:p>64036387.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st. adult share</text:p>
          </table:table-cell>
          <table:table-cell table:style-name="ce15" table:formula="of:=1-[.C114]/[.C113]" office:value-type="percentage" office:value="0.717335805887026">
            <text:p>72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hare of population served</text:p>
          </table:table-cell>
          <table:table-cell table:style-name="ce15" office:value-type="percentage" office:value="0.87">
            <text:p>87%</text:p>
          </table:table-cell>
          <table:table-cell table:number-columns-repeated="9"/>
          <table:table-cell office:value-type="string">
            <text:p>from Table 2 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Goldhor, Herbert (1985). A Summary and Review of the Indexes of American Public Library Statistics: 1939–1983. Library Research Center Report (Eric Document # ED264879). Urbana, IL, Illinois University.</text:p>
          </table:table-cell>
          <table:table-cell table:number-columns-repeated="1011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ummary 1977" table:style-name="ta2" table:print="false"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4" table:number-columns-repeated="2" table:default-cell-style-name="Excel_20_Built-in_20_Normal"/>
        <table:table-column table:style-name="co15" table:default-cell-style-name="Excel_20_Built-in_20_Normal"/>
        <table:table-column table:style-name="co17" table:default-cell-style-name="Excel_20_Built-in_20_Normal"/>
        <table:table-column table:style-name="co15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number-columns-repeated="1012" table:default-cell-style-name="Excel_20_Built-in_20_Normal"/>
        <table:table-row table:style-name="ro1">
          <table:table-cell table:style-name="ce1" office:value-type="string" table:number-columns-spanned="3" table:number-rows-spanned="1">
            <text:p>State prisoner libraries holdings and circulation, 1977</text:p>
          </table:table-cell>
          <table:covered-table-cell table:number-columns-repeated="2" table:style-name="ce3"/>
          <table:table-cell table:style-name="ce3" table:number-columns-repeated="3"/>
          <table:table-cell/>
          <table:table-cell table:style-name="ce3"/>
          <table:table-cell/>
          <table:table-cell table:style-name="ce3"/>
          <table:table-cell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style-name="ce1" office:value-type="string" table:number-columns-spanned="4" table:number-rows-spanned="1">
            <text:p>(figures calculated for prison libraries reporting volume and circulation data)</text:p>
          </table:table-cell>
          <table:covered-table-cell table:number-columns-repeated="3" table:style-name="ce3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4">
          <table:table-cell table:style-name="ce26" office:value-type="string">
            <text:p>year</text:p>
          </table:table-cell>
          <table:table-cell table:style-name="ce27" office:value-type="string">
            <text:p>prisons</text:p>
          </table:table-cell>
          <table:table-cell table:style-name="ce7" office:value-type="string">
            <text:p>coverage</text:p>
          </table:table-cell>
          <table:table-cell table:style-name="ce7" office:value-type="string">
            <text:p>ave prisoners</text:p>
          </table:table-cell>
          <table:table-cell table:style-name="ce7" office:value-type="string">
            <text:p>ave volumes</text:p>
          </table:table-cell>
          <table:table-cell table:style-name="ce7" office:value-type="string">
            <text:p>ave circ for year</text:p>
          </table:table-cell>
          <table:table-cell table:style-name="ce7" office:value-type="string">
            <text:p>volumes / prisoner</text:p>
          </table:table-cell>
          <table:table-cell table:style-name="ce7" office:value-type="string">
            <text:p>circulation yearly / prisoner</text:p>
          </table:table-cell>
          <table:table-cell table:style-name="ce7" office:value-type="string">
            <text:p>user share</text:p>
          </table:table-cell>
          <table:table-cell table:style-name="ce7" office:value-type="string">
            <text:p>circulation per user</text:p>
          </table:table-cell>
          <table:table-cell table:number-columns-repeated="1014"/>
        </table:table-row>
        <table:table-row table:style-name="ro1">
          <table:table-cell office:value-type="float" office:value="1977">
            <text:p>1977</text:p>
          </table:table-cell>
          <table:table-cell table:formula="of:=[.C11]" office:value-type="float" office:value="105">
            <text:p>105</text:p>
          </table:table-cell>
          <table:table-cell table:style-name="ce28" table:formula="of:=[.C37]" office:value-type="percentage" office:value="0.390931875505545">
            <text:p>39%</text:p>
          </table:table-cell>
          <table:table-cell table:style-name="ce14" table:formula="of:=[.D12]" office:value-type="float" office:value="934.390476190476">
            <text:p>934</text:p>
          </table:table-cell>
          <table:table-cell table:style-name="ce14" table:formula="of:=[.E12]" office:value-type="float" office:value="10408.4666666667">
            <text:p>10,408</text:p>
          </table:table-cell>
          <table:table-cell table:style-name="ce14" table:formula="of:=[.F12]" office:value-type="float" office:value="15570.3047619048">
            <text:p>15,570</text:p>
          </table:table-cell>
          <table:table-cell table:style-name="ce31" table:formula="of:=[.E5]/[.D5]" office:value-type="float" office:value="11.1393115960494">
            <text:p>11</text:p>
          </table:table-cell>
          <table:table-cell table:style-name="ce30" table:formula="of:=[.F5]/[.D5]" office:value-type="float" office:value="16.66359531551">
            <text:p><text:s/>17 </text:p>
          </table:table-cell>
          <table:table-cell table:style-name="ce28" office:value-type="percentage" office:value="0.66">
            <text:p>66%</text:p>
          </table:table-cell>
          <table:table-cell table:style-name="ce31" table:formula="of:=[.H5]/[.I5]" office:value-type="float" office:value="25.2478716901666">
            <text:p>25</text:p>
          </table:table-cell>
          <table:table-cell/>
          <table:table-cell office:value-type="string">
            <text:p>based on sheet "survey prison libraries 1977"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coverage is population of prisoner in reporting libraries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relative to total prisoner population in state and federal prisons in that yea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ison libraries with inmate population, volumes, and circulation</text:p>
          </table:table-cell>
          <table:table-cell table:number-columns-repeated="10"/>
          <table:table-cell office:value-type="string">
            <text:p>User share is an estimate based on various, unsystematic data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15:.C21])" office:value-type="float" office:value="105">
            <text:p>105</text:p>
          </table:table-cell>
          <table:table-cell table:style-name="ce30" table:formula="of:=SUM([.D15:.D21])" office:value-type="float" office:value="98111">
            <text:p><text:s/>98,111 </text:p>
          </table:table-cell>
          <table:table-cell table:style-name="ce30" table:formula="of:=SUM([.E15:.E21])" office:value-type="float" office:value="1092889">
            <text:p><text:s/>1,092,889 </text:p>
          </table:table-cell>
          <table:table-cell table:style-name="ce30" table:formula="of:=SUM([.F15:.F21])" office:value-type="float" office:value="1634882">
            <text:p><text:s/>1,634,882 </text:p>
          </table:table-cell>
          <table:table-cell table:style-name="ce31" table:formula="of:=[.E11]/[.D11]" office:value-type="float" office:value="11.1393115960494">
            <text:p>11</text:p>
          </table:table-cell>
          <table:table-cell table:style-name="ce30" table:formula="of:=[.F11]/[.D11]" office:value-type="float" office:value="16.66359531551">
            <text:p><text:s/>17 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rage</text:p>
          </table:table-cell>
          <table:table-cell/>
          <table:table-cell table:style-name="ce30" table:formula="of:=[.D11]/[.$C11]" office:value-type="float" office:value="934.390476190476">
            <text:p><text:s/>934 </text:p>
          </table:table-cell>
          <table:table-cell table:style-name="ce30" table:formula="of:=[.E11]/[.$C11]" office:value-type="float" office:value="10408.4666666667">
            <text:p><text:s/>10,408 </text:p>
          </table:table-cell>
          <table:table-cell table:style-name="ce30" table:formula="of:=[.F11]/[.$C11]" office:value-type="float" office:value="15570.3047619048">
            <text:p><text:s/>15,570 </text:p>
          </table:table-cell>
          <table:table-cell table:style-name="ce31" table:formula="of:=[.E12]/[.D12]" office:value-type="float" office:value="11.1393115960494">
            <text:p>11</text:p>
          </table:table-cell>
          <table:table-cell table:style-name="ce30" table:formula="of:=[.F12]/[.D12]" office:value-type="float" office:value="16.66359531551">
            <text:p><text:s/>17 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0" table:number-columns-repeated="3"/>
          <table:table-cell table:style-name="ce31"/>
          <table:table-cell table:number-columns-repeated="1017"/>
        </table:table-row>
        <table:table-row table:style-name="ro5">
          <table:table-cell office:value-type="string">
            <text:p>type-1</text:p>
          </table:table-cell>
          <table:table-cell office:value-type="string">
            <text:p>description</text:p>
          </table:table-cell>
          <table:table-cell office:value-type="string">
            <text:p>prison libraries</text:p>
          </table:table-cell>
          <table:table-cell table:style-name="ce30" office:value-type="string" office:string-value="prisoners">
            <text:p><text:s/>prisoners </text:p>
          </table:table-cell>
          <table:table-cell table:style-name="ce30" office:value-type="string" office:string-value="volumes">
            <text:p><text:s/>volumes </text:p>
          </table:table-cell>
          <table:table-cell table:style-name="ce30" office:value-type="string" office:string-value="circulation">
            <text:p><text:s/>circulation </text:p>
          </table:table-cell>
          <table:table-cell table:style-name="ce32" office:value-type="string">
            <text:p>volumes / prisoner</text:p>
          </table:table-cell>
          <table:table-cell table:style-name="ce7" office:value-type="string">
            <text:p>circulation / prisoner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imarily a maximum (closed) security facility</text:p>
          </table:table-cell>
          <table:table-cell office:value-type="float" office:value="41">
            <text:p>41</text:p>
          </table:table-cell>
          <table:table-cell table:style-name="ce30" office:value-type="float" office:value="42557">
            <text:p><text:s/>42,557 </text:p>
          </table:table-cell>
          <table:table-cell table:style-name="ce30" office:value-type="float" office:value="416547">
            <text:p><text:s/>416,547 </text:p>
          </table:table-cell>
          <table:table-cell table:style-name="ce30" office:value-type="float" office:value="663523">
            <text:p><text:s/>663,523 </text:p>
          </table:table-cell>
          <table:table-cell table:style-name="ce31" table:formula="of:=[.E15]/[.D15]" office:value-type="float" office:value="9.78797847592641">
            <text:p>10</text:p>
          </table:table-cell>
          <table:table-cell table:style-name="ce30" table:formula="of:=[.F15]/[.D15]" office:value-type="float" office:value="15.5913950701412">
            <text:p><text:s/>16 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marily a medium security facility </text:p>
          </table:table-cell>
          <table:table-cell office:value-type="float" office:value="44">
            <text:p>44</text:p>
          </table:table-cell>
          <table:table-cell table:style-name="ce30" office:value-type="float" office:value="33765">
            <text:p><text:s/>33,765 </text:p>
          </table:table-cell>
          <table:table-cell table:style-name="ce30" office:value-type="float" office:value="432737">
            <text:p><text:s/>432,737 </text:p>
          </table:table-cell>
          <table:table-cell table:style-name="ce30" office:value-type="float" office:value="560167">
            <text:p><text:s/>560,167 </text:p>
          </table:table-cell>
          <table:table-cell table:style-name="ce31" table:formula="of:=[.E16]/[.D16]" office:value-type="float" office:value="12.8161409743818">
            <text:p>13</text:p>
          </table:table-cell>
          <table:table-cell table:style-name="ce30" table:formula="of:=[.F16]/[.D16]" office:value-type="float" office:value="16.5901673330372">
            <text:p><text:s/>17 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marily a minimum security facility </text:p>
          </table:table-cell>
          <table:table-cell office:value-type="float" office:value="9">
            <text:p>9</text:p>
          </table:table-cell>
          <table:table-cell table:style-name="ce30" office:value-type="float" office:value="2532">
            <text:p><text:s/>2,532 </text:p>
          </table:table-cell>
          <table:table-cell table:style-name="ce30" office:value-type="float" office:value="46561">
            <text:p><text:s/>46,561 </text:p>
          </table:table-cell>
          <table:table-cell table:style-name="ce30" office:value-type="float" office:value="46712">
            <text:p><text:s/>46,712 </text:p>
          </table:table-cell>
          <table:table-cell table:style-name="ce31" table:formula="of:=[.E17]/[.D17]" office:value-type="float" office:value="18.3890205371248">
            <text:p>18</text:p>
          </table:table-cell>
          <table:table-cell table:style-name="ce30" table:formula="of:=[.F17]/[.D17]" office:value-type="float" office:value="18.4486571879937">
            <text:p><text:s/>18 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imarily a classification, diagnostic, <text:s/>and/or reception facility</text:p>
          </table:table-cell>
          <table:table-cell office:value-type="float" office:value="3">
            <text:p>3</text:p>
          </table:table-cell>
          <table:table-cell table:style-name="ce30" office:value-type="float" office:value="1888">
            <text:p><text:s/>1,888 </text:p>
          </table:table-cell>
          <table:table-cell table:style-name="ce30" office:value-type="float" office:value="8760">
            <text:p><text:s/>8,760 </text:p>
          </table:table-cell>
          <table:table-cell table:style-name="ce30" office:value-type="float" office:value="17619">
            <text:p><text:s/>17,619 </text:p>
          </table:table-cell>
          <table:table-cell table:style-name="ce31" table:formula="of:=[.E18]/[.D18]" office:value-type="float" office:value="4.63983050847458">
            <text:p>5</text:p>
          </table:table-cell>
          <table:table-cell table:style-name="ce30" table:formula="of:=[.F18]/[.D18]" office:value-type="float" office:value="9.33209745762712">
            <text:p><text:s/>9 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munity centers <text:s text:c="4"/>All facilities </text:p>
          </table:table-cell>
          <table:table-cell office:value-type="float" office:value="1">
            <text:p>1</text:p>
          </table:table-cell>
          <table:table-cell table:style-name="ce30" office:value-type="float" office:value="23">
            <text:p><text:s/>23 </text:p>
          </table:table-cell>
          <table:table-cell table:number-columns-repeated="2" table:style-name="ce30" office:value-type="float" office:value="338">
            <text:p><text:s/>338 </text:p>
          </table:table-cell>
          <table:table-cell table:style-name="ce31" table:formula="of:=[.E19]/[.D19]" office:value-type="float" office:value="14.695652173913">
            <text:p>15</text:p>
          </table:table-cell>
          <table:table-cell table:style-name="ce30" table:formula="of:=[.F19]/[.D19]" office:value-type="float" office:value="14.695652173913">
            <text:p><text:s/>15 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Youthful offender facility </text:p>
          </table:table-cell>
          <table:table-cell office:value-type="float" office:value="4">
            <text:p>4</text:p>
          </table:table-cell>
          <table:table-cell table:style-name="ce30" office:value-type="float" office:value="4788">
            <text:p><text:s/>4,788 </text:p>
          </table:table-cell>
          <table:table-cell table:style-name="ce30" office:value-type="float" office:value="51628">
            <text:p><text:s/>51,628 </text:p>
          </table:table-cell>
          <table:table-cell table:style-name="ce30" office:value-type="float" office:value="51000">
            <text:p><text:s/>51,000 </text:p>
          </table:table-cell>
          <table:table-cell table:style-name="ce31" table:formula="of:=[.E20]/[.D20]" office:value-type="float" office:value="10.7827903091061">
            <text:p>11</text:p>
          </table:table-cell>
          <table:table-cell table:style-name="ce30" table:formula="of:=[.F20]/[.D20]" office:value-type="float" office:value="10.6516290726817">
            <text:p><text:s/>11 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ocation aggregate (added)</text:p>
          </table:table-cell>
          <table:table-cell office:value-type="float" office:value="3">
            <text:p>3</text:p>
          </table:table-cell>
          <table:table-cell table:style-name="ce30" office:value-type="float" office:value="12558">
            <text:p><text:s/>12,558 </text:p>
          </table:table-cell>
          <table:table-cell table:style-name="ce30" office:value-type="float" office:value="136318">
            <text:p><text:s/>136,318 </text:p>
          </table:table-cell>
          <table:table-cell table:style-name="ce30" office:value-type="float" office:value="295523">
            <text:p><text:s/>295,523 </text:p>
          </table:table-cell>
          <table:table-cell table:style-name="ce31" table:formula="of:=[.E21]/[.D21]" office:value-type="float" office:value="10.8550724637681">
            <text:p>11</text:p>
          </table:table-cell>
          <table:table-cell table:style-name="ce30" table:formula="of:=[.F21]/[.D21]" office:value-type="float" office:value="23.5326485109094">
            <text:p><text:s/>24 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30" table:number-columns-repeated="3"/>
          <table:table-cell table:style-name="ce31"/>
          <table:table-cell table:number-columns-repeated="1017"/>
        </table:table-row>
        <table:table-row table:style-name="ro5">
          <table:table-cell office:value-type="string">
            <text:p>type-2</text:p>
          </table:table-cell>
          <table:table-cell office:value-type="string">
            <text:p>description</text:p>
          </table:table-cell>
          <table:table-cell office:value-type="string">
            <text:p>prison libraries</text:p>
          </table:table-cell>
          <table:table-cell table:style-name="ce30" office:value-type="string" office:string-value="prisoners">
            <text:p><text:s/>prisoners </text:p>
          </table:table-cell>
          <table:table-cell table:style-name="ce30" office:value-type="string" office:string-value="volumes">
            <text:p><text:s/>volumes </text:p>
          </table:table-cell>
          <table:table-cell table:style-name="ce30" office:value-type="string" office:string-value="circulation">
            <text:p><text:s/>circulation </text:p>
          </table:table-cell>
          <table:table-cell table:style-name="ce32" office:value-type="string">
            <text:p>volumes / prisoner</text:p>
          </table:table-cell>
          <table:table-cell table:style-name="ce7" office:value-type="string">
            <text:p>circulation / prisoner</text:p>
          </table:table-cell>
          <table:table-cell table:number-columns-repeated="1016"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string">
            <text:p>Inapplicable (not covered in 1974 Census)</text:p>
          </table:table-cell>
          <table:table-cell office:value-type="float" office:value="15">
            <text:p>15</text:p>
          </table:table-cell>
          <table:table-cell table:style-name="ce30" office:value-type="float" office:value="5278">
            <text:p><text:s/>5,278 </text:p>
          </table:table-cell>
          <table:table-cell table:style-name="ce30" office:value-type="float" office:value="102705">
            <text:p><text:s/>102,705 </text:p>
          </table:table-cell>
          <table:table-cell table:style-name="ce30" office:value-type="float" office:value="81085">
            <text:p><text:s/>81,085 </text:p>
          </table:table-cell>
          <table:table-cell table:style-name="ce31" table:formula="of:=[.E25]/[.D25]" office:value-type="float" office:value="19.4590754073513">
            <text:p>19</text:p>
          </table:table-cell>
          <table:table-cell table:style-name="ce30" table:formula="of:=[.F25]/[.D25]" office:value-type="float" office:value="15.3628268283441">
            <text:p><text:s/>15 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losed prison</text:p>
          </table:table-cell>
          <table:table-cell office:value-type="float" office:value="68">
            <text:p>68</text:p>
          </table:table-cell>
          <table:table-cell table:style-name="ce30" office:value-type="float" office:value="70155">
            <text:p><text:s/>70,155 </text:p>
          </table:table-cell>
          <table:table-cell table:style-name="ce30" office:value-type="float" office:value="759047">
            <text:p><text:s/>759,047 </text:p>
          </table:table-cell>
          <table:table-cell table:style-name="ce30" office:value-type="float" office:value="1119721">
            <text:p><text:s/>1,119,721 </text:p>
          </table:table-cell>
          <table:table-cell table:style-name="ce31" table:formula="of:=[.E26]/[.D26]" office:value-type="float" office:value="10.8195709500392">
            <text:p>11</text:p>
          </table:table-cell>
          <table:table-cell table:style-name="ce30" table:formula="of:=[.F26]/[.D26]" office:value-type="float" office:value="15.9606727959518">
            <text:p><text:s/>16 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ad camp</text:p>
          </table:table-cell>
          <table:table-cell office:value-type="float" office:value="10">
            <text:p>10</text:p>
          </table:table-cell>
          <table:table-cell table:style-name="ce30" office:value-type="float" office:value="5764">
            <text:p><text:s/>5,764 </text:p>
          </table:table-cell>
          <table:table-cell table:style-name="ce30" office:value-type="float" office:value="60193">
            <text:p><text:s/>60,193 </text:p>
          </table:table-cell>
          <table:table-cell table:style-name="ce30" office:value-type="float" office:value="70310">
            <text:p><text:s/>70,310 </text:p>
          </table:table-cell>
          <table:table-cell table:style-name="ce31" table:formula="of:=[.E27]/[.D27]" office:value-type="float" office:value="10.4429215822346">
            <text:p>10</text:p>
          </table:table-cell>
          <table:table-cell table:style-name="ce30" table:formula="of:=[.F27]/[.D27]" office:value-type="float" office:value="12.1981263011797">
            <text:p><text:s/>12 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son camp</text:p>
          </table:table-cell>
          <table:table-cell office:value-type="float" office:value="3">
            <text:p>3</text:p>
          </table:table-cell>
          <table:table-cell table:style-name="ce30" office:value-type="float" office:value="1898">
            <text:p><text:s/>1,898 </text:p>
          </table:table-cell>
          <table:table-cell table:style-name="ce30" office:value-type="float" office:value="15773">
            <text:p><text:s/>15,773 </text:p>
          </table:table-cell>
          <table:table-cell table:style-name="ce30" office:value-type="float" office:value="37237">
            <text:p><text:s/>37,237 </text:p>
          </table:table-cell>
          <table:table-cell table:style-name="ce31" table:formula="of:=[.E28]/[.D28]" office:value-type="float" office:value="8.31032665964173">
            <text:p>8</text:p>
          </table:table-cell>
          <table:table-cell table:style-name="ce30" table:formula="of:=[.F28]/[.D28]" office:value-type="float" office:value="19.6190727081138">
            <text:p><text:s/>20 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munity center</text:p>
          </table:table-cell>
          <table:table-cell office:value-type="float" office:value="3">
            <text:p>3</text:p>
          </table:table-cell>
          <table:table-cell table:style-name="ce30" office:value-type="float" office:value="421">
            <text:p><text:s/>421 </text:p>
          </table:table-cell>
          <table:table-cell table:style-name="ce30" office:value-type="float" office:value="4253">
            <text:p><text:s/>4,253 </text:p>
          </table:table-cell>
          <table:table-cell table:style-name="ce30" office:value-type="float" office:value="613">
            <text:p><text:s/>613 </text:p>
          </table:table-cell>
          <table:table-cell table:style-name="ce31" table:formula="of:=[.E29]/[.D29]" office:value-type="float" office:value="10.1021377672209">
            <text:p>10</text:p>
          </table:table-cell>
          <table:table-cell table:style-name="ce30" table:formula="of:=[.F29]/[.D29]" office:value-type="float" office:value="1.45605700712589">
            <text:p><text:s/>1 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lassification center or medical center</text:p>
          </table:table-cell>
          <table:table-cell office:value-type="float" office:value="3">
            <text:p>3</text:p>
          </table:table-cell>
          <table:table-cell table:style-name="ce30" office:value-type="float" office:value="2037">
            <text:p><text:s/>2,037 </text:p>
          </table:table-cell>
          <table:table-cell table:style-name="ce30" office:value-type="float" office:value="14600">
            <text:p><text:s/>14,600 </text:p>
          </table:table-cell>
          <table:table-cell table:style-name="ce30" office:value-type="float" office:value="30393">
            <text:p><text:s/>30,393 </text:p>
          </table:table-cell>
          <table:table-cell table:style-name="ce31" table:formula="of:=[.E30]/[.D30]" office:value-type="float" office:value="7.1674030436917">
            <text:p>7</text:p>
          </table:table-cell>
          <table:table-cell table:style-name="ce30" table:formula="of:=[.F30]/[.D30]" office:value-type="float" office:value="14.920471281296">
            <text:p><text:s/>15 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ocation aggregate (added)</text:p>
          </table:table-cell>
          <table:table-cell office:value-type="float" office:value="3">
            <text:p>3</text:p>
          </table:table-cell>
          <table:table-cell table:style-name="ce30" office:value-type="float" office:value="12558">
            <text:p><text:s/>12,558 </text:p>
          </table:table-cell>
          <table:table-cell table:style-name="ce30" office:value-type="float" office:value="136318">
            <text:p><text:s/>136,318 </text:p>
          </table:table-cell>
          <table:table-cell table:style-name="ce30" office:value-type="float" office:value="295523">
            <text:p><text:s/>295,523 </text:p>
          </table:table-cell>
          <table:table-cell table:style-name="ce31" table:formula="of:=[.E31]/[.D31]" office:value-type="float" office:value="10.8550724637681">
            <text:p>11</text:p>
          </table:table-cell>
          <table:table-cell table:style-name="ce30" table:formula="of:=[.F31]/[.D31]" office:value-type="float" office:value="23.5326485109094">
            <text:p><text:s/>24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25:.C31])" office:value-type="float" office:value="105">
            <text:p>10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state prisoners in 1977</text:p>
          </table:table-cell>
          <table:table-cell table:style-name="ce14" table:formula="of:=[$'comparison 1977'.E30]" office:value-type="float" office:value="250967">
            <text:p>250,9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isoner coverage</text:p>
          </table:table-cell>
          <table:table-cell table:style-name="ce29" table:formula="of:=[.D11]/[.C36]" office:value-type="percentage" office:value="0.390931875505545">
            <text:p>39%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eporting prison libraries by state in the 1977 prison library survey</text:p>
          </table:table-cell>
          <table:table-cell table:number-columns-repeated="1023"/>
        </table:table-row>
        <table:table-row table:style-name="ro1">
          <table:table-cell office:value-type="string">
            <text:p>(full data means positive inmates, volumes, and circulation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tate</text:p>
          </table:table-cell>
          <table:table-cell office:value-type="string">
            <text:p>responding</text:p>
          </table:table-cell>
          <table:table-cell office:value-type="string">
            <text:p>full data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labam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lask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izon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rkansa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lifornia</text:p>
          </table:table-cell>
          <table:table-cell table:number-columns-repeated="2" office:value-type="float" office:value="7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olorad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onnecticu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laware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istrict of Columbi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lorida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eorgi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waii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daho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llinois</text:p>
          </table:table-cell>
          <table:table-cell table:number-columns-repeated="2" office:value-type="float" office:value="8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dian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ow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ansas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Kentuck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ouisian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ine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ryland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ssachusetts</text:p>
          </table:table-cell>
          <table:table-cell table:number-columns-repeated="2" office:value-type="float" office:value="4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ichigan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innesota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ississippi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issouri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ontana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ebras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eva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ew Hampshire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ew Jersey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ew Mexico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ew York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orth Carolin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orth Dako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Ohio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Oklahom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Oregon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ennsylvania</text:p>
          </table:table-cell>
          <table:table-cell table:number-columns-repeated="2" office:value-type="float" office:value="4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hode Island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outh Carolina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outh Dako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ennessee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exas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ta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ermont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irginia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ashington</text:p>
          </table:table-cell>
          <table:table-cell table:number-columns-repeated="2" office:value-type="float" office:value="4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st Virgini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isconsi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yoming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44:.C94])" office:value-type="float" office:value="134">
            <text:p>134</text:p>
          </table:table-cell>
          <table:table-cell table:formula="of:=SUM([.D44:.D94])" office:value-type="float" office:value="105">
            <text:p>105</text:p>
          </table:table-cell>
          <table:table-cell table:number-columns-repeated="102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lt. prison volumes c. 1977" table:style-name="ta3" table:print="false">
        <table:table-column table:style-name="co22" table:default-cell-style-name="Normal_20_2"/>
        <table:table-column table:style-name="co15" table:default-cell-style-name="ce35"/>
        <table:table-column table:style-name="co7" table:number-columns-repeated="3" table:default-cell-style-name="Normal_20_2"/>
        <table:table-column table:style-name="co23" table:default-cell-style-name="Normal_20_2"/>
        <table:table-column table:style-name="co24" table:default-cell-style-name="Normal_20_2"/>
        <table:table-column table:style-name="co7" table:number-columns-repeated="1017" table:default-cell-style-name="Normal_20_2"/>
        <table:table-row table:style-name="ro6">
          <table:table-cell table:style-name="ce33" office:value-type="string" table:number-columns-spanned="4" table:number-rows-spanned="1">
            <text:p>Alternate estimate and state and federal prison library volumes c. 1977</text:p>
          </table:table-cell>
          <table:covered-table-cell table:number-columns-repeated="3" table:style-name="ce34"/>
          <table:table-cell table:number-columns-repeated="2"/>
          <table:table-cell office:value-type="string">
            <text:p>Repository: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6">
          <table:table-cell office:value-type="string">
            <text:p>1963 ACA / AHIL Survey</text:p>
          </table:table-cell>
          <table:table-cell table:style-name="Normal_20_2"/>
          <table:table-cell table:number-columns-repeated="1022"/>
        </table:table-row>
        <table:table-row table:style-name="ro6">
          <table:table-cell/>
          <table:table-cell table:style-name="Normal_20_2"/>
          <table:table-cell table:number-columns-repeated="1022"/>
        </table:table-row>
        <table:table-row table:style-name="ro6">
          <table:table-cell office:value-type="string">
            <text:p>total volumes reported in state and federal correctional institutions for persons 16 years and older</text:p>
          </table:table-cell>
          <table:table-cell table:style-name="Normal_20_2"/>
          <table:table-cell table:number-columns-repeated="1022"/>
        </table:table-row>
        <table:table-row table:style-name="ro6">
          <table:table-cell/>
          <table:table-cell table:style-name="Normal_20_2" office:value-type="string">
            <text:p>reported volumes</text:p>
          </table:table-cell>
          <table:table-cell office:value-type="string">
            <text:p>scaled volumes</text:p>
          </table:table-cell>
          <table:table-cell table:number-columns-repeated="3"/>
          <table:table-cell office:value-type="string">
            <text:p>ACA / AHIL = American Correctional Association (ACA) and Association of Hospital and Institutional Libraries (AHIL)</text:p>
          </table:table-cell>
          <table:table-cell table:number-columns-repeated="1017"/>
        </table:table-row>
        <table:table-row table:style-name="ro6">
          <table:table-cell office:value-type="string">
            <text:p>state correctional institutions</text:p>
          </table:table-cell>
          <table:table-cell office:value-type="float" office:value="1032689">
            <text:p>1,032,689</text:p>
          </table:table-cell>
          <table:table-cell table:style-name="ce35" table:formula="of:=[.B8]*[.B$13]/[.B$15]" office:value-type="float" office:value="2024070.44">
            <text:p>2,024,070</text:p>
          </table:table-cell>
          <table:table-cell table:number-columns-repeated="3"/>
          <table:table-cell office:value-type="string">
            <text:p>See pp. 65-66 and Table 1 in</text:p>
          </table:table-cell>
          <table:table-cell table:number-columns-repeated="1017"/>
        </table:table-row>
        <table:table-row table:style-name="ro6">
          <table:table-cell office:value-type="string">
            <text:p>federal correctional institutions</text:p>
          </table:table-cell>
          <table:table-cell office:value-type="float" office:value="265582">
            <text:p>265,582</text:p>
          </table:table-cell>
          <table:table-cell table:style-name="ce35" table:formula="of:=[.B9]*[.B$13]/[.B$15]" office:value-type="float" office:value="520540.72">
            <text:p>520,541</text:p>
          </table:table-cell>
          <table:table-cell table:number-columns-repeated="3"/>
          <table:table-cell office:value-type="string">
            <text:p>U.S. Office of Education. Library Services Branch and American Library Association (1965). National inventory of library needs. Chicago, American Library Association.</text:p>
          </table:table-cell>
          <table:table-cell table:number-columns-repeated="1017"/>
        </table:table-row>
        <table:table-row table:style-name="ro6">
          <table:table-cell office:value-type="string">
            <text:p>all correctional institutions</text:p>
          </table:table-cell>
          <table:table-cell table:formula="of:=SUM([.B8:.B9])" office:value-type="float" office:value="1298271">
            <text:p>1,298,271</text:p>
          </table:table-cell>
          <table:table-cell table:style-name="ce35" table:formula="of:=[.B10]*[.B$13]/[.B$15]" office:value-type="float" office:value="2544611.16">
            <text:p>2,544,611</text:p>
          </table:table-cell>
          <table:table-cell table:number-columns-repeated="3"/>
          <table:table-cell office:value-type="string">
            <text:p>See also pp. 28-9 in 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>
            <text:p>Havlik, Robert J. (1967). Survey of Special Libraries Serving State Governments. U.S. Office of Education (DHEW).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correctional institutions surveyed</text:p>
          </table:table-cell>
          <table:table-cell table:style-name="Normal_20_2" office:value-type="float" office:value="294">
            <text:p>294</text:p>
          </table:table-cell>
          <table:table-cell table:number-columns-repeated="1022"/>
        </table:table-row>
        <table:table-row table:style-name="ro6">
          <table:table-cell office:value-type="string">
            <text:p>surveyed with over 150 inmate ave. pop.</text:p>
          </table:table-cell>
          <table:table-cell table:style-name="Normal_20_2" office:value-type="float" office:value="214">
            <text:p>214</text:p>
          </table:table-cell>
          <table:table-cell table:number-columns-repeated="1022"/>
        </table:table-row>
        <table:table-row table:style-name="ro6">
          <table:table-cell office:value-type="string">
            <text:p>responding correctional institutions</text:p>
          </table:table-cell>
          <table:table-cell table:style-name="Normal_20_2" office:value-type="float" office:value="150">
            <text:p>150</text:p>
          </table:table-cell>
          <table:table-cell table:number-columns-repeated="1022"/>
        </table:table-row>
        <table:table-row table:style-name="ro6">
          <table:table-cell/>
          <table:table-cell table:style-name="Normal_20_2"/>
          <table:table-cell table:number-columns-repeated="1022"/>
        </table:table-row>
        <table:table-row table:style-name="ro6">
          <table:table-cell office:value-type="string">
            <text:p>reported adult inmate population</text:p>
          </table:table-cell>
          <table:table-cell table:style-name="Normal_20_2"/>
          <table:table-cell table:number-columns-repeated="1022"/>
        </table:table-row>
        <table:table-row table:style-name="ro6">
          <table:table-cell/>
          <table:table-cell table:style-name="Normal_20_2" office:value-type="string">
            <text:p>ACA/AHIL survey</text:p>
          </table:table-cell>
          <table:table-cell table:number-columns-repeated="1022"/>
        </table:table-row>
        <table:table-row table:style-name="ro6">
          <table:table-cell office:value-type="string">
            <text:p>state</text:p>
          </table:table-cell>
          <table:table-cell table:formula="of:=206822" office:value-type="float" office:value="206822">
            <text:p>206,822</text:p>
          </table:table-cell>
          <table:table-cell table:number-columns-repeated="4"/>
          <table:table-cell office:value-type="string">
            <text:p>ACA/AHIL reported inmate counts don't correspond to inmates in institutions reporting book volumes</text:p>
          </table:table-cell>
          <table:table-cell table:number-columns-repeated="1017"/>
        </table:table-row>
        <table:table-row table:style-name="ro6">
          <table:table-cell office:value-type="string">
            <text:p>federal</text:p>
          </table:table-cell>
          <table:table-cell office:value-type="float" office:value="20842">
            <text:p>20,842</text:p>
          </table:table-cell>
          <table:table-cell table:number-columns-repeated="1022"/>
        </table:table-row>
        <table:table-row table:style-name="ro6">
          <table:table-cell office:value-type="string">
            <text:p>total</text:p>
          </table:table-cell>
          <table:table-cell table:formula="of:=SUM([.B19:.B20])" office:value-type="float" office:value="227664">
            <text:p>227,664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adult sentenced inmates in state &amp; federal prisons, 1963</text:p>
          </table:table-cell>
          <table:table-cell office:value-type="float" office:value="217283">
            <text:p>217,283</text:p>
          </table:table-cell>
          <table:table-cell table:style-name="ce35"/>
          <table:table-cell table:number-columns-repeated="3"/>
          <table:table-cell office:value-type="string">
            <text:p>BJS prisoner counts; see prisoners-us-from-1900</text:p>
          </table:table-cell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states not reporting any prison library volumes in ACA/AHIL survey</text:p>
          </table:table-cell>
          <table:table-cell table:style-name="Normal_20_2"/>
          <table:table-cell table:number-columns-repeated="1022"/>
        </table:table-row>
        <table:table-row table:style-name="ro6">
          <table:table-cell office:value-type="string">
            <text:p>state</text:p>
          </table:table-cell>
          <table:table-cell table:style-name="Normal_20_2" office:value-type="string">
            <text:p>inmates</text:p>
          </table:table-cell>
          <table:table-cell table:number-columns-repeated="1022"/>
        </table:table-row>
        <table:table-row table:style-name="ro6">
          <table:table-cell office:value-type="string">
            <text:p>Delaware</text:p>
          </table:table-cell>
          <table:table-cell table:style-name="Normal_20_2" office:value-type="float" office:value="701">
            <text:p>701</text:p>
          </table:table-cell>
          <table:table-cell table:number-columns-repeated="4"/>
          <table:table-cell office:value-type="string">
            <text:p>partial reporting of volumes may have occurred in other states</text:p>
          </table:table-cell>
          <table:table-cell table:number-columns-repeated="1017"/>
        </table:table-row>
        <table:table-row table:style-name="ro6">
          <table:table-cell office:value-type="string">
            <text:p>Idaho</text:p>
          </table:table-cell>
          <table:table-cell table:style-name="Normal_20_2" office:value-type="float" office:value="612">
            <text:p>612</text:p>
          </table:table-cell>
          <table:table-cell table:number-columns-repeated="1022"/>
        </table:table-row>
        <table:table-row table:style-name="ro6">
          <table:table-cell office:value-type="string">
            <text:p>Montana</text:p>
          </table:table-cell>
          <table:table-cell table:style-name="Normal_20_2" office:value-type="float" office:value="675">
            <text:p>675</text:p>
          </table:table-cell>
          <table:table-cell table:number-columns-repeated="1022"/>
        </table:table-row>
        <table:table-row table:style-name="ro6">
          <table:table-cell office:value-type="string">
            <text:p>Nebraska</text:p>
          </table:table-cell>
          <table:table-cell table:style-name="Normal_20_2" office:value-type="float" office:value="1333">
            <text:p>1333</text:p>
          </table:table-cell>
          <table:table-cell table:number-columns-repeated="1022"/>
        </table:table-row>
        <table:table-row table:style-name="ro6">
          <table:table-cell office:value-type="string">
            <text:p>Nevada</text:p>
          </table:table-cell>
          <table:table-cell table:style-name="Normal_20_2" office:value-type="float" office:value="484">
            <text:p>484</text:p>
          </table:table-cell>
          <table:table-cell table:number-columns-repeated="1022"/>
        </table:table-row>
        <table:table-row table:style-name="ro6">
          <table:table-cell office:value-type="string">
            <text:p>Utah</text:p>
          </table:table-cell>
          <table:table-cell table:style-name="Normal_20_2" office:value-type="float" office:value="684">
            <text:p>684</text:p>
          </table:table-cell>
          <table:table-cell table:number-columns-repeated="1022"/>
        </table:table-row>
        <table:table-row table:style-name="ro6">
          <table:table-cell office:value-type="string">
            <text:p>Washington</text:p>
          </table:table-cell>
          <table:table-cell table:style-name="Normal_20_2" office:value-type="float" office:value="2820">
            <text:p>2820</text:p>
          </table:table-cell>
          <table:table-cell table:number-columns-repeated="1022"/>
        </table:table-row>
        <table:table-row table:style-name="ro6">
          <table:table-cell office:value-type="string">
            <text:p>total in fully not reporting states</text:p>
          </table:table-cell>
          <table:table-cell table:style-name="Normal_20_2" table:formula="of:=SUM([.B28:.B34])" office:value-type="float" office:value="7309">
            <text:p>7309</text:p>
          </table:table-cell>
          <table:table-cell table:number-columns-repeated="1022"/>
        </table:table-row>
        <table:table-row table:style-name="ro6">
          <table:table-cell/>
          <table:table-cell table:style-name="Normal_20_2"/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Burt's survey of of state correctional institutions in 1970</text:p>
          </table:table-cell>
          <table:table-cell table:number-columns-repeated="1023"/>
        </table:table-row>
        <table:table-row table:style-name="ro6">
          <table:table-cell office:value-type="string">
            <text:p>states responding to the survey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6">
          <table:table-cell office:value-type="string">
            <text:p>prisoners in responding states</text:p>
          </table:table-cell>
          <table:table-cell office:value-type="float" office:value="142258">
            <text:p>142,258</text:p>
          </table:table-cell>
          <table:table-cell table:number-columns-repeated="4"/>
          <table:table-cell office:value-type="string">
            <text:p>Burt (1972) p. 275 (backed out from volume figure at recommended 10 volumes per prisoner)</text:p>
          </table:table-cell>
          <table:table-cell table:number-columns-repeated="1017"/>
        </table:table-row>
        <table:table-row table:style-name="ro6">
          <table:table-cell office:value-type="string">
            <text:p>in state prisons in responding states:</text:p>
          </table:table-cell>
          <table:table-cell table:number-columns-repeated="1023"/>
        </table:table-row>
        <table:table-row table:style-name="ro6">
          <table:table-cell office:value-type="string">
            <text:p>major libraries</text:p>
          </table:table-cell>
          <table:table-cell office:value-type="float" office:value="223">
            <text:p>223</text:p>
          </table:table-cell>
          <table:table-cell table:number-columns-repeated="4"/>
          <table:table-cell office:value-type="string">
            <text:p>Burt, Lesta Norris (1972). "Keepers of Men Need Keepers of Books." Crime and Delinquency vol. 18(3): 271-83.</text:p>
          </table:table-cell>
          <table:table-cell table:number-columns-repeated="1017"/>
        </table:table-row>
        <table:table-row table:style-name="ro6">
          <table:table-cell office:value-type="string">
            <text:p>camp libraries</text:p>
          </table:table-cell>
          <table:table-cell office:value-type="float" office:value="202">
            <text:p>20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states reporting volumes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6">
          <table:table-cell office:value-type="string">
            <text:p>total volumes reported</text:p>
          </table:table-cell>
          <table:table-cell office:value-type="float" office:value="955154">
            <text:p>955,154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libraries with listening and viewing (AV) equipment and materials</text:p>
          </table:table-cell>
          <table:table-cell office:value-type="float" office:value="82">
            <text:p>82</text:p>
          </table:table-cell>
          <table:table-cell table:number-columns-repeated="1022"/>
        </table:table-row>
        <table:table-row table:style-name="ro6">
          <table:table-cell office:value-type="string">
            <text:p>states with libraries with AV equipment</text:p>
          </table:table-cell>
          <table:table-cell table:style-name="Normal_20_2" office:value-type="float" office:value="29">
            <text:p>29</text:p>
          </table:table-cell>
          <table:table-cell table:number-columns-repeated="1022"/>
        </table:table-row>
        <table:table-row table:style-name="ro6" table:number-rows-repeated="2">
          <table:table-cell/>
          <table:table-cell table:style-name="Normal_20_2"/>
          <table:table-cell table:number-columns-repeated="1022"/>
        </table:table-row>
        <table:table-row table:style-name="ro6">
          <table:table-cell office:value-type="string">
            <text:p>adult sentenced inmates in state &amp; federal prisons, 1970</text:p>
          </table:table-cell>
          <table:table-cell table:style-name="ce36" office:value-type="float" office:value="196429">
            <text:p><text:s/>196,429 </text:p>
          </table:table-cell>
          <table:table-cell table:number-columns-repeated="4"/>
          <table:table-cell office:value-type="string">
            <text:p>BJS data</text:p>
          </table:table-cell>
          <table:table-cell table:number-columns-repeated="1017"/>
        </table:table-row>
        <table:table-row table:style-name="ro6">
          <table:table-cell office:value-type="string">
            <text:p>est. total fed &amp; state inmates</text:p>
          </table:table-cell>
          <table:table-cell table:style-name="ce37" table:formula="of:=[.B54]*[.B21]/[.B23]" office:value-type="float" office:value="205813.670908447">
            <text:p><text:s/>205,814 </text:p>
          </table:table-cell>
          <table:table-cell table:number-columns-repeated="1022"/>
        </table:table-row>
        <table:table-row table:style-name="ro6">
          <table:table-cell office:value-type="string">
            <text:p>est. total fed &amp; state volumes</text:p>
          </table:table-cell>
          <table:table-cell table:style-name="ce37" table:formula="of:=[.B47]*[.B55]/[.B41]" office:value-type="float" office:value="1381881.86972182">
            <text:p><text:s/>1,381,882 </text:p>
          </table:table-cell>
          <table:table-cell table:number-columns-repeated="4"/>
          <table:table-cell office:value-type="string">
            <text:p>scaled Burt figure</text:p>
          </table:table-cell>
          <table:table-cell table:number-columns-repeated="1017"/>
        </table:table-row>
        <table:table-row table:style-name="ro6">
          <table:table-cell/>
          <table:table-cell table:style-name="Normal_20_2"/>
          <table:table-cell table:number-columns-repeated="1022"/>
        </table:table-row>
        <table:table-row table:style-name="ro6" table:number-rows-repeated="46">
          <table:table-cell/>
          <table:table-cell table:style-name="ce38"/>
          <table:table-cell table:number-columns-repeated="1022"/>
        </table:table-row>
        <table:table-row table:style-name="ro6" table:number-rows-repeated="1048472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list1" table:base-cell-address="$'comparison 1977'.$A$1" table:expression="#REF!"/>
        </table:named-expressions>
      </table:table>
      <table:table table:name="survey prison libraries 1977" table:style-name="ta4" table:print="false"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number-columns-repeated="2" table:default-cell-style-name="Excel_20_Built-in_20_Normal"/>
        <table:table-column table:style-name="co21" table:number-columns-repeated="4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21" table:number-columns-repeated="11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21" table:number-columns-repeated="997" table:default-cell-style-name="Excel_20_Built-in_20_Normal"/>
        <table:table-row table:style-name="ro1">
          <table:table-cell table:style-name="ce1" office:value-type="string" table:number-columns-spanned="5" table:number-rows-spanned="1">
            <text:p>Surveyed state prison libraries book holdings, circulation, and inmates in institution, U.S. 1977</text:p>
          </table:table-cell>
          <table:covered-table-cell table:number-columns-repeated="4" table:style-name="ce3"/>
          <table:table-cell table:number-columns-repeated="21"/>
          <table:table-cell office:value-type="string">
            <text:p>Repository:</text:p>
          </table:table-cell>
          <table:table-cell table:number-columns-repeated="997"/>
        </table:table-row>
        <table:table-row table:style-name="ro1">
          <table:table-cell table:style-name="ce1" office:value-type="string" table:number-columns-spanned="5" table:number-rows-spanned="1">
            <text:p>for dataset specificastions, see sheet "prison libraries 1977 describe"</text:p>
          </table:table-cell>
          <table:covered-table-cell table:number-columns-repeated="4" table:style-name="ce3"/>
          <table:table-cell table:number-columns-repeated="21"/>
          <table:table-cell office:value-type="string">
            <text:p>http://acrosswalls.org/datasets/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>
            <text:p>Version: 1.0</text:p>
          </table:table-cell>
          <table:table-cell table:number-columns-repeated="997"/>
        </table:table-row>
        <table:table-row table:style-name="ro7">
          <table:table-cell table:style-name="ce39" office:value-type="string">
            <text:p>ln</text:p>
          </table:table-cell>
          <table:table-cell table:style-name="ce39" office:value-type="string">
            <text:p>fn</text:p>
          </table:table-cell>
          <table:table-cell table:style-name="ce39" office:value-type="string">
            <text:p>state</text:p>
          </table:table-cell>
          <table:table-cell table:style-name="ce39" office:value-type="string">
            <text:p>city</text:p>
          </table:table-cell>
          <table:table-cell table:style-name="ce39" office:value-type="string">
            <text:p>library name</text:p>
          </table:table-cell>
          <table:table-cell table:style-name="ce39" office:value-type="string">
            <text:p>facility name</text:p>
          </table:table-cell>
          <table:table-cell table:style-name="ce39" office:value-type="string">
            <text:p>type-1</text:p>
          </table:table-cell>
          <table:table-cell table:style-name="ce39" office:value-type="string">
            <text:p>type-2</text:p>
          </table:table-cell>
          <table:table-cell table:style-name="ce39" office:value-type="string">
            <text:p>male prisoners</text:p>
          </table:table-cell>
          <table:table-cell table:style-name="ce39" office:value-type="string">
            <text:p>female prisoners</text:p>
          </table:table-cell>
          <table:table-cell table:style-name="ce39" office:value-type="string">
            <text:p>total prisoners</text:p>
          </table:table-cell>
          <table:table-cell table:style-name="ce39" office:value-type="string">
            <text:p>circ / prisoner</text:p>
          </table:table-cell>
          <table:table-cell table:style-name="ce39" office:value-type="string">
            <text:p>circulation</text:p>
          </table:table-cell>
          <table:table-cell table:style-name="ce39" office:value-type="string">
            <text:p>volumes</text:p>
          </table:table-cell>
          <table:table-cell table:style-name="ce39" office:value-type="string">
            <text:p>line35b</text:p>
          </table:table-cell>
          <table:table-cell table:style-name="ce39" office:value-type="string">
            <text:p>line36b</text:p>
          </table:table-cell>
          <table:table-cell table:style-name="ce39" office:value-type="string">
            <text:p>line37b</text:p>
          </table:table-cell>
          <table:table-cell table:style-name="ce39" office:value-type="string">
            <text:p>line38b</text:p>
          </table:table-cell>
          <table:table-cell table:style-name="ce39" office:value-type="string">
            <text:p>line39b</text:p>
          </table:table-cell>
          <table:table-cell table:style-name="ce39" office:value-type="string">
            <text:p>line40b</text:p>
          </table:table-cell>
          <table:table-cell table:style-name="ce39" office:value-type="string">
            <text:p>line41b</text:p>
          </table:table-cell>
          <table:table-cell table:style-name="ce39" office:value-type="string">
            <text:p>line43b</text:p>
          </table:table-cell>
          <table:table-cell table:style-name="ce39" office:value-type="string">
            <text:p>line44a</text:p>
          </table:table-cell>
          <table:table-cell table:style-name="ce39" office:value-type="string">
            <text:p>line46b</text:p>
          </table:table-cell>
          <table:table-cell table:style-name="ce39" office:value-type="string">
            <text:p>line47b</text:p>
          </table:table-cell>
          <table:table-cell table:style-name="ce39" table:number-columns-repeated="999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1">
            <text:p>31</text:p>
          </table:table-cell>
          <table:table-cell office:value-type="string">
            <text:p>ARIZONA</text:p>
          </table:table-cell>
          <table:table-cell office:value-type="string">
            <text:p>FLORENCE</text:p>
          </table:table-cell>
          <table:table-cell office:value-type="string">
            <text:p>STATE PRISON</text:p>
          </table:table-cell>
          <table:table-cell office:value-type="string">
            <text:p>ARIZONA STATE PRIS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0">
            <text:p>0</text:p>
          </table:table-cell>
          <table:table-cell office:value-type="float" office:value="1935">
            <text:p>1935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9500">
            <text:p>9500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5">
            <text:p>35</text:p>
          </table:table-cell>
          <table:table-cell office:value-type="string">
            <text:p>ARIZONA</text:p>
          </table:table-cell>
          <table:table-cell office:value-type="string">
            <text:p>SAFFORD</text:p>
          </table:table-cell>
          <table:table-cell office:value-type="string">
            <text:p>SAFFORD CONSERVATION CENTER</text:p>
          </table:table-cell>
          <table:table-cell office:value-type="string">
            <text:p>SAFFORD CONSERVATION CT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0.940860215053763">
            <text:p>0.9408602151</text:p>
          </table:table-cell>
          <table:table-cell office:value-type="float" office:value="175">
            <text:p>175</text:p>
          </table:table-cell>
          <table:table-cell table:number-columns-repeated="3" office:value-type="float" office:value="3285">
            <text:p>3285</text:p>
          </table:table-cell>
          <table:table-cell table:number-columns-repeated="9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1">
            <text:p>41</text:p>
          </table:table-cell>
          <table:table-cell office:value-type="string">
            <text:p>ARKANSAS</text:p>
          </table:table-cell>
          <table:table-cell office:value-type="string">
            <text:p>GRADY</text:p>
          </table:table-cell>
          <table:table-cell office:value-type="string">
            <text:p>CUMMINS STATE FARM</text:p>
          </table:table-cell>
          <table:table-cell office:value-type="string">
            <text:p>CUMMINS UNIT/DPT OF COR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16">
            <text:p>1816</text:p>
          </table:table-cell>
          <table:table-cell office:value-type="float" office:value="0">
            <text:p>0</text:p>
          </table:table-cell>
          <table:table-cell office:value-type="float" office:value="1816">
            <text:p>1816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233">
            <text:p>2233</text:p>
          </table:table-cell>
          <table:table-cell table:number-columns-repeated="10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40">
            <text:p>40</text:p>
          </table:table-cell>
          <table:table-cell office:value-type="string">
            <text:p>ARKANSAS</text:p>
          </table:table-cell>
          <table:table-cell office:value-type="string">
            <text:p>PINE BLUFF</text:p>
          </table:table-cell>
          <table:table-cell office:value-type="string">
            <text:p>WOMEN'S DIVISION DEPT OF CORRECTIONS</text:p>
          </table:table-cell>
          <table:table-cell office:value-type="string">
            <text:p>WOMENS UNIT/DPT OF CORR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8">
            <text:p>98</text:p>
          </table:table-cell>
          <table:table-cell office:value-type="float" office:value="50.969387755102">
            <text:p>50.9693877551</text:p>
          </table:table-cell>
          <table:table-cell office:value-type="float" office:value="4995">
            <text:p>4995</text:p>
          </table:table-cell>
          <table:table-cell table:number-columns-repeated="3" office:value-type="float" office:value="2649">
            <text:p>2649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42">
            <text:p>42</text:p>
          </table:table-cell>
          <table:table-cell office:value-type="string">
            <text:p>ARKANSAS</text:p>
          </table:table-cell>
          <table:table-cell office:value-type="string">
            <text:p>TUCKER</text:p>
          </table:table-cell>
          <table:table-cell office:value-type="string">
            <text:p>TUCKER INTERMEDIATE REFORMATOR Y LIBRARY</text:p>
          </table:table-cell>
          <table:table-cell office:value-type="string">
            <text:p>TUCKER UNIT/DPT OF COR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9.61538461538462">
            <text:p>9.6153846154</text:p>
          </table:table-cell>
          <table:table-cell office:value-type="float" office:value="6500">
            <text:p>6500</text:p>
          </table:table-cell>
          <table:table-cell table:number-columns-repeated="2" office:value-type="float" office:value="2233">
            <text:p>2233</text:p>
          </table:table-cell>
          <table:table-cell table:number-columns-repeated="10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51">
            <text:p>51</text:p>
          </table:table-cell>
          <table:table-cell office:value-type="string">
            <text:p>CALIFORNIA</text:p>
          </table:table-cell>
          <table:table-cell office:value-type="string">
            <text:p>CHINO</text:p>
          </table:table-cell>
          <table:table-cell office:value-type="string">
            <text:p>CORRECTIONS DEPT CALIFORNIA INSTITUTION FOR MEN PROGRAM A</text:p>
          </table:table-cell>
          <table:table-cell office:value-type="string">
            <text:p>CA INSTITUTION FOR M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18">
            <text:p>2518</text:p>
          </table:table-cell>
          <table:table-cell office:value-type="float" office:value="0">
            <text:p>0</text:p>
          </table:table-cell>
          <table:table-cell office:value-type="float" office:value="2518">
            <text:p>2518</text:p>
          </table:table-cell>
          <table:table-cell office:value-type="float" office:value="4.76568705321684">
            <text:p>4.7656870532</text:p>
          </table:table-cell>
          <table:table-cell office:value-type="float" office:value="12000">
            <text:p>12000</text:p>
          </table:table-cell>
          <table:table-cell table:number-columns-repeated="2" office:value-type="float" office:value="10435">
            <text:p>10435</text:p>
          </table:table-cell>
          <table:table-cell office:value-type="float" office:value="9913">
            <text:p>9913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54">
            <text:p>54</text:p>
          </table:table-cell>
          <table:table-cell office:value-type="string">
            <text:p>CALIFORNIA</text:p>
          </table:table-cell>
          <table:table-cell office:value-type="string">
            <text:p>JAMESTOWN</text:p>
          </table:table-cell>
          <table:table-cell office:value-type="string">
            <text:p>CORRECTIONS DEPT SIERRA CONSERVATION CENTER</text:p>
          </table:table-cell>
          <table:table-cell office:value-type="string">
            <text:p>SIERRA CONSERVATION CT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office:value-type="float" office:value="7.66961651917404">
            <text:p>7.6696165192</text:p>
          </table:table-cell>
          <table:table-cell office:value-type="float" office:value="7800">
            <text:p>7800</text:p>
          </table:table-cell>
          <table:table-cell office:value-type="float" office:value="10859">
            <text:p>10859</text:p>
          </table:table-cell>
          <table:table-cell office:value-type="float" office:value="10732">
            <text:p>10732</text:p>
          </table:table-cell>
          <table:table-cell office:value-type="float" office:value="10322">
            <text:p>10322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27">
            <text:p>127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48">
            <text:p>48</text:p>
          </table:table-cell>
          <table:table-cell office:value-type="string">
            <text:p>CALIFORNIA</text:p>
          </table:table-cell>
          <table:table-cell office:value-type="string">
            <text:p>REPRESA</text:p>
          </table:table-cell>
          <table:table-cell office:value-type="string">
            <text:p>CORRECTIONS DEPT FOLSOM STATE PRISON</text:p>
          </table:table-cell>
          <table:table-cell office:value-type="string">
            <text:p>CA ST PRISON AT FOLSO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63">
            <text:p>1663</text:p>
          </table:table-cell>
          <table:table-cell office:value-type="float" office:value="0">
            <text:p>0</text:p>
          </table:table-cell>
          <table:table-cell office:value-type="float" office:value="1663">
            <text:p>1663</text:p>
          </table:table-cell>
          <table:table-cell office:value-type="float" office:value="30.0661455201443">
            <text:p>30.0661455201</text:p>
          </table:table-cell>
          <table:table-cell office:value-type="float" office:value="50000">
            <text:p>50000</text:p>
          </table:table-cell>
          <table:table-cell table:number-columns-repeated="2" office:value-type="float" office:value="22000">
            <text:p>22000</text:p>
          </table:table-cell>
          <table:table-cell office:value-type="float" office:value="23000">
            <text:p>23000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6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56">
            <text:p>56</text:p>
          </table:table-cell>
          <table:table-cell office:value-type="string">
            <text:p>CALIFORNIA</text:p>
          </table:table-cell>
          <table:table-cell office:value-type="string">
            <text:p>SAN LUIS OBISPO</text:p>
          </table:table-cell>
          <table:table-cell office:value-type="string">
            <text:p>CORRECTIONS DEPT CALIFORNIA MEN'S COLONY EAST FACILITY</text:p>
          </table:table-cell>
          <table:table-cell office:value-type="string">
            <text:p>CALIFORNIA MENS COLON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93">
            <text:p>2393</text:p>
          </table:table-cell>
          <table:table-cell office:value-type="float" office:value="0">
            <text:p>0</text:p>
          </table:table-cell>
          <table:table-cell office:value-type="float" office:value="2393">
            <text:p>2393</text:p>
          </table:table-cell>
          <table:table-cell office:value-type="float" office:value="11.3196824070205">
            <text:p>11.319682407</text:p>
          </table:table-cell>
          <table:table-cell office:value-type="float" office:value="27088">
            <text:p>27088</text:p>
          </table:table-cell>
          <table:table-cell table:number-columns-repeated="2" office:value-type="float" office:value="29838">
            <text:p>29838</text:p>
          </table:table-cell>
          <table:table-cell office:value-type="float" office:value="29540">
            <text:p>29540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999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47">
            <text:p>47</text:p>
          </table:table-cell>
          <table:table-cell office:value-type="string">
            <text:p>CALIFORNIA</text:p>
          </table:table-cell>
          <table:table-cell office:value-type="string">
            <text:p>SUSANVILLE</text:p>
          </table:table-cell>
          <table:table-cell office:value-type="string">
            <text:p>CORRECTIONS DEPT CALIFORNIA CONSERVATION CENTER</text:p>
          </table:table-cell>
          <table:table-cell office:value-type="string">
            <text:p>CALIF CORRECTIONAL CT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16">
            <text:p>1016</text:p>
          </table:table-cell>
          <table:table-cell office:value-type="float" office:value="0">
            <text:p>0</text:p>
          </table:table-cell>
          <table:table-cell office:value-type="float" office:value="1016">
            <text:p>1016</text:p>
          </table:table-cell>
          <table:table-cell office:value-type="float" office:value="30.2125984251969">
            <text:p>30.2125984252</text:p>
          </table:table-cell>
          <table:table-cell office:value-type="float" office:value="30696">
            <text:p>30696</text:p>
          </table:table-cell>
          <table:table-cell office:value-type="float" office:value="16853">
            <text:p>16853</text:p>
          </table:table-cell>
          <table:table-cell office:value-type="float" office:value="16625">
            <text:p>16625</text:p>
          </table:table-cell>
          <table:table-cell office:value-type="float" office:value="16350">
            <text:p>16350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18">
            <text:p>18</text:p>
          </table:table-cell>
          <table:table-cell table:number-columns-repeated="999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58">
            <text:p>58</text:p>
          </table:table-cell>
          <table:table-cell office:value-type="string">
            <text:p>CALIFORNIA</text:p>
          </table:table-cell>
          <table:table-cell office:value-type="string">
            <text:p>TEHACHAPI</text:p>
          </table:table-cell>
          <table:table-cell office:value-type="string">
            <text:p>CORRECTIONS DEPT CALIFORNIA CORRECTIONAL INSTITUTION</text:p>
          </table:table-cell>
          <table:table-cell office:value-type="string">
            <text:p>CALIF CORRECTIONAL INS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1201">
            <text:p>1201</text:p>
          </table:table-cell>
          <table:table-cell office:value-type="float" office:value="19.9833472106578">
            <text:p>19.9833472107</text:p>
          </table:table-cell>
          <table:table-cell office:value-type="float" office:value="24000">
            <text:p>24000</text:p>
          </table:table-cell>
          <table:table-cell table:number-columns-repeated="2" office:value-type="float" office:value="18000">
            <text:p>18000</text:p>
          </table:table-cell>
          <table:table-cell office:value-type="float" office:value="17000">
            <text:p>17000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table:number-columns-repeated="999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57">
            <text:p>57</text:p>
          </table:table-cell>
          <table:table-cell office:value-type="string">
            <text:p>CALIFORNIA</text:p>
          </table:table-cell>
          <table:table-cell office:value-type="string">
            <text:p>VACAVILLE</text:p>
          </table:table-cell>
          <table:table-cell office:value-type="string">
            <text:p>CORRECTIONS DEPT CALIFORNIA MEDICAL FACILITY</text:p>
          </table:table-cell>
          <table:table-cell office:value-type="string">
            <text:p>CALIF MEDICAL FACILIT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06">
            <text:p>1906</text:p>
          </table:table-cell>
          <table:table-cell office:value-type="float" office:value="0">
            <text:p>0</text:p>
          </table:table-cell>
          <table:table-cell office:value-type="float" office:value="1906">
            <text:p>1906</text:p>
          </table:table-cell>
          <table:table-cell office:value-type="float" office:value="16.2644281217209">
            <text:p>16.2644281217</text:p>
          </table:table-cell>
          <table:table-cell office:value-type="float" office:value="31000">
            <text:p>31000</text:p>
          </table:table-cell>
          <table:table-cell office:value-type="float" office:value="23180">
            <text:p>23180</text:p>
          </table:table-cell>
          <table:table-cell office:value-type="float" office:value="22966">
            <text:p>22966</text:p>
          </table:table-cell>
          <table:table-cell office:value-type="float" office:value="22907">
            <text:p>22907</text:p>
          </table:table-cell>
          <table:table-cell table:number-columns-repeated="3"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79">
            <text:p>79</text:p>
          </table:table-cell>
          <table:table-cell office:value-type="string">
            <text:p>COLORADO</text:p>
          </table:table-cell>
          <table:table-cell office:value-type="string">
            <text:p>BUENA VISTA</text:p>
          </table:table-cell>
          <table:table-cell office:value-type="string">
            <text:p>DEPT OF INSTITUTIONS COLORADO STATE REFORMATORY</text:p>
          </table:table-cell>
          <table:table-cell office:value-type="string">
            <text:p>COLO STATE REFORMATO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7000">
            <text:p>7000</text:p>
          </table:table-cell>
          <table:table-cell office:value-type="float" office:value="6500">
            <text:p>6500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80">
            <text:p>80</text:p>
          </table:table-cell>
          <table:table-cell office:value-type="string">
            <text:p>COLORADO</text:p>
          </table:table-cell>
          <table:table-cell office:value-type="string">
            <text:p>CANON CITY</text:p>
          </table:table-cell>
          <table:table-cell office:value-type="string">
            <text:p>DEPT OF INSTITUTIONS COLORADO STATE PENITENTIARY</text:p>
          </table:table-cell>
          <table:table-cell office:value-type="string">
            <text:p>COLO STATE PENITENTIA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0">
            <text:p>0</text:p>
          </table:table-cell>
          <table:table-cell office:value-type="float" office:value="846">
            <text:p>846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0">
            <text:p>20000</text:p>
          </table:table-cell>
          <table:table-cell table:number-columns-repeated="4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82">
            <text:p>82</text:p>
          </table:table-cell>
          <table:table-cell office:value-type="string">
            <text:p>COLORADO</text:p>
          </table:table-cell>
          <table:table-cell office:value-type="string">
            <text:p>CANON CITY</text:p>
          </table:table-cell>
          <table:table-cell office:value-type="string">
            <text:p>WOMENS CORRECTIONAL INSTITUTION</text:p>
          </table:table-cell>
          <table:table-cell office:value-type="string">
            <text:p>WOMENS CORRECTIONAL INS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8">
            <text:p>78</text:p>
          </table:table-cell>
          <table:table-cell office:value-type="float" office:value="48.7179487179487">
            <text:p>48.7179487179</text:p>
          </table:table-cell>
          <table:table-cell office:value-type="float" office:value="3800">
            <text:p>3800</text:p>
          </table:table-cell>
          <table:table-cell table:number-columns-repeated="2" office:value-type="float" office:value="20000">
            <text:p>20000</text:p>
          </table:table-cell>
          <table:table-cell office:value-type="float" office:value="19000">
            <text:p>19000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9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84">
            <text:p>84</text:p>
          </table:table-cell>
          <table:table-cell office:value-type="string">
            <text:p>COLORADO</text:p>
          </table:table-cell>
          <table:table-cell office:value-type="string">
            <text:p>DELTA</text:p>
          </table:table-cell>
          <table:table-cell office:value-type="string">
            <text:p>DEPT OF INSTITUTIONS DELTA HONOR CAMP</text:p>
          </table:table-cell>
          <table:table-cell office:value-type="string">
            <text:p>ROBIDEAU CONSERVTN CAMP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1573">
            <text:p>157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9">
            <text:p>89</text:p>
          </table:table-cell>
          <table:table-cell office:value-type="string">
            <text:p>CONNECTICUT</text:p>
          </table:table-cell>
          <table:table-cell office:value-type="string">
            <text:p>BROOKLYN</text:p>
          </table:table-cell>
          <table:table-cell office:value-type="string">
            <text:p>BROOKLYN COMMUNITY CORRECTION CENTER</text:p>
          </table:table-cell>
          <table:table-cell office:value-type="string">
            <text:p>COMM CORRECTIONAL CENTER</text:p>
          </table:table-cell>
          <table:table-cell table:number-columns-repeated="2"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office:value-type="string">
            <text:p>CONNECTICUT</text:p>
          </table:table-cell>
          <table:table-cell office:value-type="string">
            <text:p>ENFIELD</text:p>
          </table:table-cell>
          <table:table-cell office:value-type="string">
            <text:p>CONN CORR INST - ENFIELD</text:p>
          </table:table-cell>
          <table:table-cell office:value-type="string">
            <text:p>CONN CORRECTIONAL INSTI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3.02267002518892">
            <text:p>3.0226700252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625">
            <text:p>625</text:p>
          </table:table-cell>
          <table:table-cell office:value-type="float" office:value="6000">
            <text:p>6000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2">
            <text:p>92</text:p>
          </table:table-cell>
          <table:table-cell office:value-type="string">
            <text:p>CONNECTICUT</text:p>
          </table:table-cell>
          <table:table-cell office:value-type="string">
            <text:p>NEW HAVEN</text:p>
          </table:table-cell>
          <table:table-cell office:value-type="string">
            <text:p>NEW HAVEN COMMUNITY CORRECTION CENTER</text:p>
          </table:table-cell>
          <table:table-cell office:value-type="string">
            <text:p>COMM CORRECTIONAL CENT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8.84955752212389">
            <text:p>8.8495575221</text:p>
          </table:table-cell>
          <table:table-cell office:value-type="float" office:value="4000">
            <text:p>4000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999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21">
            <text:p>121</text:p>
          </table:table-cell>
          <table:table-cell office:value-type="string">
            <text:p>FLORIDA</text:p>
          </table:table-cell>
          <table:table-cell office:value-type="string">
            <text:p>AVON PARK</text:p>
          </table:table-cell>
          <table:table-cell office:value-type="string">
            <text:p>AVON PARK CORRECTIONAL INSTITUTION</text:p>
          </table:table-cell>
          <table:table-cell office:value-type="string">
            <text:p>AVON PARK CORRECT INSTI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20.356514084507">
            <text:p>20.3565140845</text:p>
          </table:table-cell>
          <table:table-cell office:value-type="float" office:value="23125">
            <text:p>23125</text:p>
          </table:table-cell>
          <table:table-cell office:value-type="float" office:value="10278">
            <text:p>10278</text:p>
          </table:table-cell>
          <table:table-cell office:value-type="float" office:value="9850">
            <text:p>9850</text:p>
          </table:table-cell>
          <table:table-cell office:value-type="float" office:value="9500">
            <text:p>95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3">
            <text:p>123</text:p>
          </table:table-cell>
          <table:table-cell office:value-type="string">
            <text:p>FLORIDA</text:p>
          </table:table-cell>
          <table:table-cell office:value-type="string">
            <text:p>BELLE GLADE</text:p>
          </table:table-cell>
          <table:table-cell office:value-type="string">
            <text:p>GLADES CORRECTIONAL INSTITUTION</text:p>
          </table:table-cell>
          <table:table-cell office:value-type="string">
            <text:p>GLADES CORRECT INSTI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05">
            <text:p>805</text:p>
          </table:table-cell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24.8447204968944">
            <text:p>24.8447204969</text:p>
          </table:table-cell>
          <table:table-cell office:value-type="float" office:value="20000">
            <text:p>20000</text:p>
          </table:table-cell>
          <table:table-cell office:value-type="float" office:value="10020">
            <text:p>10020</text:p>
          </table:table-cell>
          <table:table-cell office:value-type="float" office:value="10000">
            <text:p>1000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99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26">
            <text:p>126</text:p>
          </table:table-cell>
          <table:table-cell office:value-type="string">
            <text:p>FLORIDA</text:p>
          </table:table-cell>
          <table:table-cell office:value-type="string">
            <text:p>BUSHNELL</text:p>
          </table:table-cell>
          <table:table-cell office:value-type="string">
            <text:p>SUMTER CORRECTIONAL INSTITUTION</text:p>
          </table:table-cell>
          <table:table-cell office:value-type="string">
            <text:p>SUMTER CORRECT INSTI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70">
            <text:p>970</text:p>
          </table:table-cell>
          <table:table-cell office:value-type="float" office:value="0">
            <text:p>0</text:p>
          </table:table-cell>
          <table:table-cell office:value-type="float" office:value="970">
            <text:p>970</text:p>
          </table:table-cell>
          <table:table-cell office:value-type="float" office:value="17.5216494845361">
            <text:p>17.5216494845</text:p>
          </table:table-cell>
          <table:table-cell office:value-type="float" office:value="16996">
            <text:p>16996</text:p>
          </table:table-cell>
          <table:table-cell office:value-type="float" office:value="22971">
            <text:p>22971</text:p>
          </table:table-cell>
          <table:table-cell office:value-type="float" office:value="18496">
            <text:p>18496</text:p>
          </table:table-cell>
          <table:table-cell office:value-type="float" office:value="0">
            <text:p>0</text:p>
          </table:table-cell>
          <table:table-cell office:value-type="float" office:value="4475">
            <text:p>447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779">
            <text:p>779</text:p>
          </table:table-cell>
          <table:table-cell table:number-columns-repeated="99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14">
            <text:p>114</text:p>
          </table:table-cell>
          <table:table-cell office:value-type="string">
            <text:p>FLORIDA</text:p>
          </table:table-cell>
          <table:table-cell office:value-type="string">
            <text:p>CHATTAHOOCHEE</text:p>
          </table:table-cell>
          <table:table-cell office:value-type="string">
            <text:p>RIVER JUNCTION CORRECTIONAL INSTITUTION</text:p>
          </table:table-cell>
          <table:table-cell office:value-type="string">
            <text:p>RIVER JUNCTION CORR INS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58.3522388059702">
            <text:p>58.352238806</text:p>
          </table:table-cell>
          <table:table-cell office:value-type="float" office:value="19548">
            <text:p>19548</text:p>
          </table:table-cell>
          <table:table-cell table:number-columns-repeated="2" office:value-type="float" office:value="4148">
            <text:p>4148</text:p>
          </table:table-cell>
          <table:table-cell office:value-type="float" office:value="4100">
            <text:p>4100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7">
            <text:p>7</text:p>
          </table:table-cell>
          <table:table-cell table:number-columns-repeated="99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string">
            <text:p>FLORIDA</text:p>
          </table:table-cell>
          <table:table-cell office:value-type="string">
            <text:p>CLERMONT</text:p>
          </table:table-cell>
          <table:table-cell office:value-type="string">
            <text:p>LAKE CORRECTIONAL INSTITUTION</text:p>
          </table:table-cell>
          <table:table-cell office:value-type="string">
            <text:p>LAKE CORRECTIONAL INSTI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40.3456464379947">
            <text:p>40.345646438</text:p>
          </table:table-cell>
          <table:table-cell office:value-type="float" office:value="15291">
            <text:p>15291</text:p>
          </table:table-cell>
          <table:table-cell office:value-type="float" office:value="4416">
            <text:p>4416</text:p>
          </table:table-cell>
          <table:table-cell office:value-type="float" office:value="4075">
            <text:p>4075</text:p>
          </table:table-cell>
          <table:table-cell office:value-type="float" office:value="4000">
            <text:p>4000</text:p>
          </table:table-cell>
          <table:table-cell office:value-type="float" office:value="334">
            <text:p>334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112">
            <text:p>112</text:p>
          </table:table-cell>
          <table:table-cell office:value-type="string">
            <text:p>FLORIDA</text:p>
          </table:table-cell>
          <table:table-cell office:value-type="string">
            <text:p>CROSS CITY</text:p>
          </table:table-cell>
          <table:table-cell office:value-type="string">
            <text:p>CROSS CITY CORRECTIONAL INSTITUTION</text:p>
          </table:table-cell>
          <table:table-cell office:value-type="string">
            <text:p>CROSS CTY CORRECT INSTIT</text:p>
          </table:table-cell>
          <table:table-cell table:number-columns-repeated="2"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office:value-type="float" office:value="15.5844155844156">
            <text:p>15.5844155844</text:p>
          </table:table-cell>
          <table:table-cell office:value-type="float" office:value="6000">
            <text:p>6000</text:p>
          </table:table-cell>
          <table:table-cell office:value-type="float" office:value="4465">
            <text:p>4465</text:p>
          </table:table-cell>
          <table:table-cell office:value-type="float" office:value="4450">
            <text:p>4450</text:p>
          </table:table-cell>
          <table:table-cell office:value-type="float" office:value="4710">
            <text:p>47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99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122">
            <text:p>122</text:p>
          </table:table-cell>
          <table:table-cell office:value-type="string">
            <text:p>FLORIDA</text:p>
          </table:table-cell>
          <table:table-cell office:value-type="string">
            <text:p>HOMESTEAD</text:p>
          </table:table-cell>
          <table:table-cell office:value-type="string">
            <text:p>DADE CORRECTIONAL INSTITUTION</text:p>
          </table:table-cell>
          <table:table-cell office:value-type="string">
            <text:p>DADE CORRECTIONAL INSTI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table:style-name="ce40" office:value-type="float" office:value="0.0422535211267606">
            <text:p>4.23E-02</text:p>
          </table:table-cell>
          <table:table-cell office:value-type="float" office:value="24">
            <text:p>24</text:p>
          </table:table-cell>
          <table:table-cell table:number-columns-repeated="3" office:value-type="float" office:value="6200">
            <text:p>6200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table:number-columns-repeated="99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34">
            <text:p>134</text:p>
          </table:table-cell>
          <table:table-cell office:value-type="string">
            <text:p>FLORIDA</text:p>
          </table:table-cell>
          <table:table-cell office:value-type="string">
            <text:p>LAKE BUTLER</text:p>
          </table:table-cell>
          <table:table-cell office:value-type="string">
            <text:p>RECEPTION AND MEDICAL CENTER</text:p>
          </table:table-cell>
          <table:table-cell office:value-type="string">
            <text:p>RECEPT AND MEDICAL CT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73">
            <text:p>1573</text:p>
          </table:table-cell>
          <table:table-cell office:value-type="float" office:value="3">
            <text:p>3</text:p>
          </table:table-cell>
          <table:table-cell office:value-type="float" office:value="1576">
            <text:p>1576</text:p>
          </table:table-cell>
          <table:table-cell office:value-type="float" office:value="5.00824873096447">
            <text:p>5.008248731</text:p>
          </table:table-cell>
          <table:table-cell office:value-type="float" office:value="7893">
            <text:p>7893</text:p>
          </table:table-cell>
          <table:table-cell table:number-columns-repeated="3" office:value-type="float" office:value="4060">
            <text:p>4060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4">
            <text:p>154</text:p>
          </table:table-cell>
          <table:table-cell office:value-type="string">
            <text:p>FLORIDA</text:p>
          </table:table-cell>
          <table:table-cell office:value-type="string">
            <text:p>LANTANA</text:p>
          </table:table-cell>
          <table:table-cell office:value-type="string">
            <text:p>LANTANA CORRECTIONAL INSTITUTION</text:p>
          </table:table-cell>
          <table:table-cell office:value-type="string">
            <text:p>LANTANA COM CORRECT CT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  <table:table-cell table:number-columns-repeated="2" office:value-type="float" office:value="6900">
            <text:p>6900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300">
            <text:p>430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33">
            <text:p>133</text:p>
          </table:table-cell>
          <table:table-cell office:value-type="string">
            <text:p>FLORIDA</text:p>
          </table:table-cell>
          <table:table-cell office:value-type="string">
            <text:p>LOWELL</text:p>
          </table:table-cell>
          <table:table-cell office:value-type="string">
            <text:p>FLORIDA CORRECTIONAL INSTITUTION</text:p>
          </table:table-cell>
          <table:table-cell office:value-type="string">
            <text:p>FLA CORRECTIONAL INSTI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26">
            <text:p>426</text:p>
          </table:table-cell>
          <table:table-cell office:value-type="float" office:value="32.2910798122066">
            <text:p>32.2910798122</text:p>
          </table:table-cell>
          <table:table-cell office:value-type="float" office:value="13756">
            <text:p>13756</text:p>
          </table:table-cell>
          <table:table-cell table:number-columns-repeated="2" office:value-type="float" office:value="11244">
            <text:p>11244</text:p>
          </table:table-cell>
          <table:table-cell office:value-type="float" office:value="7200">
            <text:p>7200</text:p>
          </table:table-cell>
          <table:table-cell table:number-columns-repeated="3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100">
            <text:p>100</text:p>
          </table:table-cell>
          <table:table-cell table:number-columns-repeated="99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string">
            <text:p>FLORIDA</text:p>
          </table:table-cell>
          <table:table-cell office:value-type="string">
            <text:p>LOWELL</text:p>
          </table:table-cell>
          <table:table-cell office:value-type="string">
            <text:p>MARION CORRECTIONAL INSTITUTION</text:p>
          </table:table-cell>
          <table:table-cell office:value-type="string">
            <text:p>MARION CORRECT INSTI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3.2421052631579">
            <text:p>13.2421052632</text:p>
          </table:table-cell>
          <table:table-cell office:value-type="float" office:value="10064">
            <text:p>10064</text:p>
          </table:table-cell>
          <table:table-cell office:value-type="float" office:value="5194">
            <text:p>5194</text:p>
          </table:table-cell>
          <table:table-cell office:value-type="float" office:value="5150">
            <text:p>5150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99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string">
            <text:p>FLORIDA</text:p>
          </table:table-cell>
          <table:table-cell office:value-type="string">
            <text:p>RAIFORD</text:p>
          </table:table-cell>
          <table:table-cell office:value-type="string">
            <text:p>UNION CORRECTIONAL INSTITUTION</text:p>
          </table:table-cell>
          <table:table-cell office:value-type="string">
            <text:p>UNION CORRECT INSTI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31">
            <text:p>2431</text:p>
          </table:table-cell>
          <table:table-cell office:value-type="float" office:value="0">
            <text:p>0</text:p>
          </table:table-cell>
          <table:table-cell office:value-type="float" office:value="2431">
            <text:p>2431</text:p>
          </table:table-cell>
          <table:table-cell office:value-type="float" office:value="7.21637186343069">
            <text:p>7.2163718634</text:p>
          </table:table-cell>
          <table:table-cell office:value-type="float" office:value="17543">
            <text:p>17543</text:p>
          </table:table-cell>
          <table:table-cell table:number-columns-repeated="2" office:value-type="float" office:value="11474">
            <text:p>11474</text:p>
          </table:table-cell>
          <table:table-cell office:value-type="float" office:value="11000">
            <text:p>11000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99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28">
            <text:p>128</text:p>
          </table:table-cell>
          <table:table-cell office:value-type="string">
            <text:p>FLORIDA</text:p>
          </table:table-cell>
          <table:table-cell office:value-type="string">
            <text:p>SHARPES</text:p>
          </table:table-cell>
          <table:table-cell office:value-type="string">
            <text:p>BREVARD CORRECTIONAL INSTITUTION</text:p>
          </table:table-cell>
          <table:table-cell office:value-type="string">
            <text:p>BREVARD CORRECT INSTIT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11.2794326241135">
            <text:p>11.2794326241</text:p>
          </table:table-cell>
          <table:table-cell office:value-type="float" office:value="7952">
            <text:p>7952</text:p>
          </table:table-cell>
          <table:table-cell table:number-columns-repeated="2" office:value-type="float" office:value="2394">
            <text:p>2394</text:p>
          </table:table-cell>
          <table:table-cell office:value-type="float" office:value="2385">
            <text:p>2385</text:p>
          </table:table-cell>
          <table:table-cell table:number-columns-repeated="3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30">
            <text:p>130</text:p>
          </table:table-cell>
          <table:table-cell office:value-type="string">
            <text:p>FLORIDA</text:p>
          </table:table-cell>
          <table:table-cell office:value-type="string">
            <text:p>SNEADS</text:p>
          </table:table-cell>
          <table:table-cell office:value-type="string">
            <text:p>APALACHEE CORRECTIONAL INSTITUTION</text:p>
          </table:table-cell>
          <table:table-cell office:value-type="string">
            <text:p>APALACHEE CORRECT INSTIT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08">
            <text:p>1108</text:p>
          </table:table-cell>
          <table:table-cell office:value-type="float" office:value="0">
            <text:p>0</text:p>
          </table:table-cell>
          <table:table-cell office:value-type="float" office:value="1108">
            <text:p>1108</text:p>
          </table:table-cell>
          <table:table-cell office:value-type="float" office:value="21.7075812274368">
            <text:p>21.7075812274</text:p>
          </table:table-cell>
          <table:table-cell office:value-type="float" office:value="24052">
            <text:p>24052</text:p>
          </table:table-cell>
          <table:table-cell office:value-type="float" office:value="19919">
            <text:p>19919</text:p>
          </table:table-cell>
          <table:table-cell office:value-type="float" office:value="19864">
            <text:p>1986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765">
            <text:p>765</text:p>
          </table:table-cell>
          <table:table-cell office:value-type="float" office:value="489">
            <text:p>489</text:p>
          </table:table-cell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1">
            <text:p>131</text:p>
          </table:table-cell>
          <table:table-cell office:value-type="string">
            <text:p>FLORIDA</text:p>
          </table:table-cell>
          <table:table-cell office:value-type="string">
            <text:p>STARKE</text:p>
          </table:table-cell>
          <table:table-cell table:number-columns-repeated="2" office:value-type="string">
            <text:p>FLORIDA STATE PRIS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54">
            <text:p>1454</text:p>
          </table:table-cell>
          <table:table-cell office:value-type="float" office:value="0">
            <text:p>0</text:p>
          </table:table-cell>
          <table:table-cell office:value-type="float" office:value="1454">
            <text:p>1454</text:p>
          </table:table-cell>
          <table:table-cell office:value-type="float" office:value="31.7063273727648">
            <text:p>31.7063273728</text:p>
          </table:table-cell>
          <table:table-cell office:value-type="float" office:value="46101">
            <text:p>46101</text:p>
          </table:table-cell>
          <table:table-cell office:value-type="float" office:value="21090">
            <text:p>21090</text:p>
          </table:table-cell>
          <table:table-cell office:value-type="float" office:value="21028">
            <text:p>21028</text:p>
          </table:table-cell>
          <table:table-cell office:value-type="float" office:value="25000">
            <text:p>2500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999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33">
            <text:p>233</text:p>
          </table:table-cell>
          <table:table-cell office:value-type="string">
            <text:p>ILLINOIS</text:p>
          </table:table-cell>
          <table:table-cell office:value-type="string">
            <text:p>DWIGHT</text:p>
          </table:table-cell>
          <table:table-cell office:value-type="string">
            <text:p>DWIGHT CORRECTIONAL CENTER LIB</text:p>
          </table:table-cell>
          <table:table-cell office:value-type="string">
            <text:p>DWIGHT CORRECTIONAL CT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69">
            <text:p>369</text:p>
          </table:table-cell>
          <table:table-cell office:value-type="float" office:value="0.02710027100271">
            <text:p>0.027100271</text:p>
          </table:table-cell>
          <table:table-cell office:value-type="float" office:value="10">
            <text:p>10</text:p>
          </table:table-cell>
          <table:table-cell office:value-type="float" office:value="3414">
            <text:p>3414</text:p>
          </table:table-cell>
          <table:table-cell office:value-type="float" office:value="1400">
            <text:p>1400</text:p>
          </table:table-cell>
          <table:table-cell office:value-type="float" office:value="600">
            <text:p>600</text:p>
          </table:table-cell>
          <table:table-cell office:value-type="float" office:value="1988">
            <text:p>1988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43">
            <text:p>43</text:p>
          </table:table-cell>
          <table:table-cell table:number-columns-repeated="999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43">
            <text:p>243</text:p>
          </table:table-cell>
          <table:table-cell office:value-type="string">
            <text:p>ILLINOIS</text:p>
          </table:table-cell>
          <table:table-cell office:value-type="string">
            <text:p>JOLIET</text:p>
          </table:table-cell>
          <table:table-cell office:value-type="string">
            <text:p>JOLIET CORRECTIONAL CENTER LIB</text:p>
          </table:table-cell>
          <table:table-cell office:value-type="string">
            <text:p>JOLIET CORRECTIONAL CT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44.9069069069069">
            <text:p>44.9069069069</text:p>
          </table:table-cell>
          <table:table-cell office:value-type="float" office:value="29908">
            <text:p>29908</text:p>
          </table:table-cell>
          <table:table-cell office:value-type="float" office:value="11024">
            <text:p>11024</text:p>
          </table:table-cell>
          <table:table-cell office:value-type="float" office:value="11000">
            <text:p>11000</text:p>
          </table:table-cell>
          <table:table-cell office:value-type="float" office:value="9000">
            <text:p>9000</text:p>
          </table:table-cell>
          <table:table-cell table:number-columns-repeated="3" office:value-type="float" office:value="0">
            <text:p>0</text:p>
          </table:table-cell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245">
            <text:p>245</text:p>
          </table:table-cell>
          <table:table-cell office:value-type="string">
            <text:p>ILLINOIS</text:p>
          </table:table-cell>
          <table:table-cell office:value-type="string">
            <text:p>JOLIET</text:p>
          </table:table-cell>
          <table:table-cell office:value-type="string">
            <text:p>STATEVILLE CORRECTIONAL CENTER</text:p>
          </table:table-cell>
          <table:table-cell office:value-type="string">
            <text:p>STATEVILLE CORRECT CT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61">
            <text:p>2061</text:p>
          </table:table-cell>
          <table:table-cell office:value-type="float" office:value="0">
            <text:p>0</text:p>
          </table:table-cell>
          <table:table-cell office:value-type="float" office:value="2061">
            <text:p>2061</text:p>
          </table:table-cell>
          <table:table-cell office:value-type="float" office:value="3.50557981562348">
            <text:p>3.5055798156</text:p>
          </table:table-cell>
          <table:table-cell office:value-type="float" office:value="7225">
            <text:p>7225</text:p>
          </table:table-cell>
          <table:table-cell office:value-type="float" office:value="13538">
            <text:p>13538</text:p>
          </table:table-cell>
          <table:table-cell office:value-type="float" office:value="13495">
            <text:p>13495</text:p>
          </table:table-cell>
          <table:table-cell office:value-type="float" office:value="11700">
            <text:p>11700</text:p>
          </table:table-cell>
          <table:table-cell table:number-columns-repeated="3"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26">
            <text:p>226</text:p>
          </table:table-cell>
          <table:table-cell office:value-type="string">
            <text:p>ILLINOIS</text:p>
          </table:table-cell>
          <table:table-cell office:value-type="string">
            <text:p>MENARD</text:p>
          </table:table-cell>
          <table:table-cell office:value-type="string">
            <text:p>MENARD CORRECTIONAL CENTER</text:p>
          </table:table-cell>
          <table:table-cell office:value-type="string">
            <text:p>MENARD CORRECTIONAL CT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97">
            <text:p>2597</text:p>
          </table:table-cell>
          <table:table-cell office:value-type="float" office:value="0">
            <text:p>0</text:p>
          </table:table-cell>
          <table:table-cell office:value-type="float" office:value="2597">
            <text:p>2597</text:p>
          </table:table-cell>
          <table:table-cell office:value-type="float" office:value="5.5271467077397">
            <text:p>5.5271467077</text:p>
          </table:table-cell>
          <table:table-cell office:value-type="float" office:value="14354">
            <text:p>14354</text:p>
          </table:table-cell>
          <table:table-cell table:number-columns-repeated="3" office:value-type="float" office:value="24505">
            <text:p>24505</text:p>
          </table:table-cell>
          <table:table-cell table:number-columns-repeated="3"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27">
            <text:p>227</text:p>
          </table:table-cell>
          <table:table-cell office:value-type="string">
            <text:p>ILLINOIS</text:p>
          </table:table-cell>
          <table:table-cell office:value-type="string">
            <text:p>MENARD</text:p>
          </table:table-cell>
          <table:table-cell office:value-type="string">
            <text:p>MENARD PSYCHIATRIC CENTER LIB</text:p>
          </table:table-cell>
          <table:table-cell office:value-type="string">
            <text:p>MENARD PSYCHIATRIC CT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43.9882697947214">
            <text:p>43.9882697947</text:p>
          </table:table-cell>
          <table:table-cell office:value-type="float" office:value="15000">
            <text:p>15000</text:p>
          </table:table-cell>
          <table:table-cell table:number-columns-repeated="3" office:value-type="float" office:value="8540">
            <text:p>8540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32">
            <text:p>232</text:p>
          </table:table-cell>
          <table:table-cell office:value-type="string">
            <text:p>ILLINOIS</text:p>
          </table:table-cell>
          <table:table-cell office:value-type="string">
            <text:p>SHERIDAN</text:p>
          </table:table-cell>
          <table:table-cell office:value-type="string">
            <text:p>SHERIDAN CORRECTIONAL CENTER LIBRARY</text:p>
          </table:table-cell>
          <table:table-cell office:value-type="string">
            <text:p>SHERIDAN CORRECT CENTE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7.11337868480726">
            <text:p>7.1133786848</text:p>
          </table:table-cell>
          <table:table-cell office:value-type="float" office:value="3137">
            <text:p>3137</text:p>
          </table:table-cell>
          <table:table-cell office:value-type="float" office:value="11165">
            <text:p>11165</text:p>
          </table:table-cell>
          <table:table-cell office:value-type="float" office:value="11115">
            <text:p>11115</text:p>
          </table:table-cell>
          <table:table-cell office:value-type="float" office:value="6500">
            <text:p>6500</text:p>
          </table:table-cell>
          <table:table-cell table:number-columns-repeated="3"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325">
            <text:p>325</text:p>
          </table:table-cell>
          <table:table-cell office:value-type="float" office:value="10">
            <text:p>10</text:p>
          </table:table-cell>
          <table:table-cell table:number-columns-repeated="999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231">
            <text:p>231</text:p>
          </table:table-cell>
          <table:table-cell office:value-type="string">
            <text:p>ILLINOIS</text:p>
          </table:table-cell>
          <table:table-cell office:value-type="string">
            <text:p>VANDALIA</text:p>
          </table:table-cell>
          <table:table-cell office:value-type="string">
            <text:p>VANDALIA CORRECTIONAL CENTER</text:p>
          </table:table-cell>
          <table:table-cell office:value-type="string">
            <text:p>VANDALIA CORRECT C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734">
            <text:p>734</text:p>
          </table:table-cell>
          <table:table-cell office:value-type="float" office:value="24.6675749318801">
            <text:p>24.6675749319</text:p>
          </table:table-cell>
          <table:table-cell office:value-type="float" office:value="18106">
            <text:p>18106</text:p>
          </table:table-cell>
          <table:table-cell office:value-type="float" office:value="7124">
            <text:p>7124</text:p>
          </table:table-cell>
          <table:table-cell office:value-type="float" office:value="5638">
            <text:p>5638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1451">
            <text:p>1451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230">
            <text:p>230</text:p>
          </table:table-cell>
          <table:table-cell office:value-type="string">
            <text:p>ILLINOIS</text:p>
          </table:table-cell>
          <table:table-cell office:value-type="string">
            <text:p>VIENNA</text:p>
          </table:table-cell>
          <table:table-cell office:value-type="string">
            <text:p>VIENNA CORRECTIONAL CENTER</text:p>
          </table:table-cell>
          <table:table-cell office:value-type="string">
            <text:p>VIENNA CORRECT CENT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19.2998477929985">
            <text:p>19.299847793</text:p>
          </table:table-cell>
          <table:table-cell office:value-type="float" office:value="12680">
            <text:p>12680</text:p>
          </table:table-cell>
          <table:table-cell table:number-columns-repeated="3" office:value-type="float" office:value="9000">
            <text:p>900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59">
            <text:p>259</text:p>
          </table:table-cell>
          <table:table-cell office:value-type="string">
            <text:p>INDIANA</text:p>
          </table:table-cell>
          <table:table-cell office:value-type="string">
            <text:p>ALBION</text:p>
          </table:table-cell>
          <table:table-cell office:value-type="string">
            <text:p>CHAIN-O-LAKES YOUTH CAMP</text:p>
          </table:table-cell>
          <table:table-cell office:value-type="string">
            <text:p>CHAIN O LAKES W R CAMP</text:p>
          </table:table-cell>
          <table:table-cell table:number-columns-repeated="2"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880">
            <text:p>880</text:p>
          </table:table-cell>
          <table:table-cell table:number-columns-repeated="9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252">
            <text:p>252</text:p>
          </table:table-cell>
          <table:table-cell office:value-type="string">
            <text:p>INDIANA</text:p>
          </table:table-cell>
          <table:table-cell office:value-type="string">
            <text:p>GREENCASTLE</text:p>
          </table:table-cell>
          <table:table-cell office:value-type="string">
            <text:p>STATE FARM (Putnamville)</text:p>
          </table:table-cell>
          <table:table-cell office:value-type="string">
            <text:p>INDIANA STATE FAR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98">
            <text:p>998</text:p>
          </table:table-cell>
          <table:table-cell office:value-type="float" office:value="0">
            <text:p>0</text:p>
          </table:table-cell>
          <table:table-cell office:value-type="float" office:value="998">
            <text:p>998</text:p>
          </table:table-cell>
          <table:table-cell office:value-type="float" office:value="3.60721442885772">
            <text:p>3.6072144289</text:p>
          </table:table-cell>
          <table:table-cell office:value-type="float" office:value="3600">
            <text:p>3600</text:p>
          </table:table-cell>
          <table:table-cell office:value-type="float" office:value="4200">
            <text:p>4200</text:p>
          </table:table-cell>
          <table:table-cell table:number-columns-repeated="2" office:value-type="float" office:value="4000">
            <text:p>4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247">
            <text:p>247</text:p>
          </table:table-cell>
          <table:table-cell office:value-type="string">
            <text:p>INDIANA</text:p>
          </table:table-cell>
          <table:table-cell office:value-type="string">
            <text:p>MICHIGAN CITY</text:p>
          </table:table-cell>
          <table:table-cell office:value-type="string">
            <text:p>STATE PRISON</text:p>
          </table:table-cell>
          <table:table-cell office:value-type="string">
            <text:p>INDIANA STATE PRIS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88">
            <text:p>1588</text:p>
          </table:table-cell>
          <table:table-cell office:value-type="float" office:value="0">
            <text:p>0</text:p>
          </table:table-cell>
          <table:table-cell office:value-type="float" office:value="1588">
            <text:p>1588</text:p>
          </table:table-cell>
          <table:table-cell office:value-type="float" office:value="3.14861460957179">
            <text:p>3.1486146096</text:p>
          </table:table-cell>
          <table:table-cell office:value-type="float" office:value="5000">
            <text:p>5000</text:p>
          </table:table-cell>
          <table:table-cell office:value-type="float" office:value="13968">
            <text:p>13968</text:p>
          </table:table-cell>
          <table:table-cell office:value-type="float" office:value="13585">
            <text:p>13585</text:p>
          </table:table-cell>
          <table:table-cell office:value-type="float" office:value="13285">
            <text:p>13285</text:p>
          </table:table-cell>
          <table:table-cell office:value-type="float" office:value="15">
            <text:p>15</text:p>
          </table:table-cell>
          <table:table-cell table:number-columns-repeated="3" office:value-type="float" office:value="68">
            <text:p>68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48">
            <text:p>248</text:p>
          </table:table-cell>
          <table:table-cell office:value-type="string">
            <text:p>INDIANA</text:p>
          </table:table-cell>
          <table:table-cell office:value-type="string">
            <text:p>PENDLETON</text:p>
          </table:table-cell>
          <table:table-cell office:value-type="string">
            <text:p>REFORMATORY</text:p>
          </table:table-cell>
          <table:table-cell office:value-type="string">
            <text:p>INDIANA ST REFORMATO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38">
            <text:p>1238</text:p>
          </table:table-cell>
          <table:table-cell office:value-type="float" office:value="0">
            <text:p>0</text:p>
          </table:table-cell>
          <table:table-cell office:value-type="float" office:value="1238">
            <text:p>1238</text:p>
          </table:table-cell>
          <table:table-cell office:value-type="float" office:value="1.61550888529887">
            <text:p>1.6155088853</text:p>
          </table:table-cell>
          <table:table-cell office:value-type="float" office:value="2000">
            <text:p>2000</text:p>
          </table:table-cell>
          <table:table-cell office:value-type="float" office:value="11539">
            <text:p>11539</text:p>
          </table:table-cell>
          <table:table-cell office:value-type="float" office:value="11157">
            <text:p>11157</text:p>
          </table:table-cell>
          <table:table-cell office:value-type="float" office:value="10216">
            <text:p>1021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352">
            <text:p>352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64">
            <text:p>264</text:p>
          </table:table-cell>
          <table:table-cell office:value-type="string">
            <text:p>IOWA</text:p>
          </table:table-cell>
          <table:table-cell office:value-type="string">
            <text:p>ANAMOSA</text:p>
          </table:table-cell>
          <table:table-cell office:value-type="string">
            <text:p>ANAMOSA MEN'S REFORMATORY</text:p>
          </table:table-cell>
          <table:table-cell office:value-type="string">
            <text:p>THE MENS REFORMATO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28.4578651685393">
            <text:p>28.4578651685</text:p>
          </table:table-cell>
          <table:table-cell office:value-type="float" office:value="20262">
            <text:p>20262</text:p>
          </table:table-cell>
          <table:table-cell table:number-columns-repeated="3" office:value-type="float" office:value="20000">
            <text:p>20000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278">
            <text:p>278</text:p>
          </table:table-cell>
          <table:table-cell/>
          <table:table-cell office:value-type="string">
            <text:p>IOWA</text:p>
          </table:table-cell>
          <table:table-cell office:value-type="string">
            <text:p>HARPERS FERRY</text:p>
          </table:table-cell>
          <table:table-cell office:value-type="string">
            <text:p>LUSTER HEIGHTS</text:p>
          </table:table-cell>
          <table:table-cell/>
          <table:table-cell table:number-columns-repeated="2" office:value-type="float" office:value="11">
            <text:p>11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3" office:value-type="float" office:value="800">
            <text:p>80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65">
            <text:p>265</text:p>
          </table:table-cell>
          <table:table-cell office:value-type="string">
            <text:p>IOWA</text:p>
          </table:table-cell>
          <table:table-cell office:value-type="string">
            <text:p>ROCKWELL CITY</text:p>
          </table:table-cell>
          <table:table-cell office:value-type="string">
            <text:p>WOMEN'S REFORMATORY</text:p>
          </table:table-cell>
          <table:table-cell office:value-type="string">
            <text:p>THE WOMENS REFORMATOR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6">
            <text:p>76</text:p>
          </table:table-cell>
          <table:table-cell office:value-type="float" office:value="44.5789473684211">
            <text:p>44.5789473684</text:p>
          </table:table-cell>
          <table:table-cell office:value-type="float" office:value="3388">
            <text:p>3388</text:p>
          </table:table-cell>
          <table:table-cell table:number-columns-repeated="2" office:value-type="float" office:value="10212">
            <text:p>10212</text:p>
          </table:table-cell>
          <table:table-cell office:value-type="float" office:value="9920">
            <text:p>9920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27">
            <text:p>27</text:p>
          </table:table-cell>
          <table:table-cell table:number-columns-repeated="999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280">
            <text:p>280</text:p>
          </table:table-cell>
          <table:table-cell office:value-type="string">
            <text:p>KANSAS</text:p>
          </table:table-cell>
          <table:table-cell office:value-type="string">
            <text:p>HUTCHINSON</text:p>
          </table:table-cell>
          <table:table-cell office:value-type="string">
            <text:p>KANSAS STATE INDUSTRIAL REFORMATORY</text:p>
          </table:table-cell>
          <table:table-cell office:value-type="string">
            <text:p>STATE INDUSTRIAL REFOR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0">
            <text:p>0</text:p>
          </table:table-cell>
          <table:table-cell office:value-type="float" office:value="859">
            <text:p>859</text:p>
          </table:table-cell>
          <table:table-cell office:value-type="float" office:value="24.4470314318976">
            <text:p>24.4470314319</text:p>
          </table:table-cell>
          <table:table-cell office:value-type="float" office:value="21000">
            <text:p>21000</text:p>
          </table:table-cell>
          <table:table-cell table:number-columns-repeated="2" office:value-type="float" office:value="10500">
            <text:p>10500</text:p>
          </table:table-cell>
          <table:table-cell office:value-type="float" office:value="10300">
            <text:p>10300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283">
            <text:p>283</text:p>
          </table:table-cell>
          <table:table-cell office:value-type="string">
            <text:p>KANSAS</text:p>
          </table:table-cell>
          <table:table-cell office:value-type="string">
            <text:p>TOPEKA</text:p>
          </table:table-cell>
          <table:table-cell office:value-type="string">
            <text:p>KANSAS CORRECTIONAL-VOCATIONAL TRAINING CENTER</text:p>
          </table:table-cell>
          <table:table-cell office:value-type="string">
            <text:p>KS CORR VOC TRAINING CT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9">
            <text:p>9</text:p>
          </table:table-cell>
          <table:table-cell office:value-type="float" office:value="133">
            <text:p>133</text:p>
          </table:table-cell>
          <table:table-cell office:value-type="float" office:value="45.1127819548872">
            <text:p>45.1127819549</text:p>
          </table:table-cell>
          <table:table-cell office:value-type="float" office:value="6000">
            <text:p>6000</text:p>
          </table:table-cell>
          <table:table-cell office:value-type="float" office:value="1450">
            <text:p>1450</text:p>
          </table:table-cell>
          <table:table-cell office:value-type="float" office:value="1250">
            <text:p>1250</text:p>
          </table:table-cell>
          <table:table-cell office:value-type="float" office:value="1150">
            <text:p>1150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278">
            <text:p>278</text:p>
          </table:table-cell>
          <table:table-cell office:value-type="string">
            <text:p>KANSAS</text:p>
          </table:table-cell>
          <table:table-cell office:value-type="string">
            <text:p>TOPEKA</text:p>
          </table:table-cell>
          <table:table-cell office:value-type="string">
            <text:p>KANSAS RECEPTION &amp; DIAGNOSTIC CENTER</text:p>
          </table:table-cell>
          <table:table-cell office:value-type="string">
            <text:p>ST RECEP AND DIAG CENT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62.5">
            <text:p>62.5</text:p>
          </table:table-cell>
          <table:table-cell office:value-type="float" office:value="7500">
            <text:p>7500</text:p>
          </table:table-cell>
          <table:table-cell table:number-columns-repeated="2" office:value-type="float" office:value="2000">
            <text:p>2000</text:p>
          </table:table-cell>
          <table:table-cell office:value-type="float" office:value="1500">
            <text:p>1500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286">
            <text:p>286</text:p>
          </table:table-cell>
          <table:table-cell office:value-type="string">
            <text:p>KENTUCKY</text:p>
          </table:table-cell>
          <table:table-cell office:value-type="string">
            <text:p>EDDYVILLE</text:p>
          </table:table-cell>
          <table:table-cell office:value-type="string">
            <text:p>KENTUCKY STATE PENITENTIARY INMATE LIBRARY</text:p>
          </table:table-cell>
          <table:table-cell office:value-type="string">
            <text:p>STATE PENITENTIA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50.8300907911803">
            <text:p>50.8300907912</text:p>
          </table:table-cell>
          <table:table-cell office:value-type="float" office:value="39190">
            <text:p>39190</text:p>
          </table:table-cell>
          <table:table-cell table:number-columns-repeated="2" office:value-type="float" office:value="7500">
            <text:p>7500</text:p>
          </table:table-cell>
          <table:table-cell office:value-type="float" office:value="7200">
            <text:p>7200</text:p>
          </table:table-cell>
          <table:table-cell table:number-columns-repeated="3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table:number-columns-repeated="999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287">
            <text:p>287</text:p>
          </table:table-cell>
          <table:table-cell office:value-type="string">
            <text:p>KENTUCKY</text:p>
          </table:table-cell>
          <table:table-cell office:value-type="string">
            <text:p>LAGRANGE</text:p>
          </table:table-cell>
          <table:table-cell office:value-type="string">
            <text:p>KENTUCKY STATE REFORMATORY INMATE LIBRARY</text:p>
          </table:table-cell>
          <table:table-cell office:value-type="string">
            <text:p>STATE REFORMATO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office:value-type="float" office:value="0">
            <text:p>0</text:p>
          </table:table-cell>
          <table:table-cell office:value-type="float" office:value="2049">
            <text:p>2049</text:p>
          </table:table-cell>
          <table:table-cell office:value-type="float" office:value="2.2938018545632">
            <text:p>2.2938018546</text:p>
          </table:table-cell>
          <table:table-cell office:value-type="float" office:value="4700">
            <text:p>4700</text:p>
          </table:table-cell>
          <table:table-cell office:value-type="float" office:value="5003">
            <text:p>5003</text:p>
          </table:table-cell>
          <table:table-cell table:number-columns-repeated="2" office:value-type="float" office:value="5000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6">
            <text:p>126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999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291">
            <text:p>291</text:p>
          </table:table-cell>
          <table:table-cell office:value-type="string">
            <text:p>KENTUCKY</text:p>
          </table:table-cell>
          <table:table-cell office:value-type="string">
            <text:p>PEWEE VALLEY</text:p>
          </table:table-cell>
          <table:table-cell office:value-type="string">
            <text:p>KENTUCKY CORRECTIONAL INSTITUTION FOR WOMEN</text:p>
          </table:table-cell>
          <table:table-cell office:value-type="string">
            <text:p>KY WOMENS CORRECT INSTI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/>
          <table:table-cell office:value-type="float" office:value="0">
            <text:p>0</text:p>
          </table:table-cell>
          <table:table-cell office:value-type="float" office:value="7919">
            <text:p>7919</text:p>
          </table:table-cell>
          <table:table-cell office:value-type="float" office:value="7013">
            <text:p>7013</text:p>
          </table:table-cell>
          <table:table-cell office:value-type="float" office:value="6970">
            <text:p>6970</text:p>
          </table:table-cell>
          <table:table-cell office:value-type="float" office:value="906">
            <text:p>906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7">
            <text:p>7</text:p>
          </table:table-cell>
          <table:table-cell table:number-columns-repeated="999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297">
            <text:p>297</text:p>
          </table:table-cell>
          <table:table-cell office:value-type="string">
            <text:p>LOUISIANA</text:p>
          </table:table-cell>
          <table:table-cell office:value-type="string">
            <text:p>ANGOLA</text:p>
          </table:table-cell>
          <table:table-cell office:value-type="string">
            <text:p>LOUISIANA STATE PENITENTIARY</text:p>
          </table:table-cell>
          <table:table-cell office:value-type="string">
            <text:p>LA STATE PENITENTIAR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128">
            <text:p>4128</text:p>
          </table:table-cell>
          <table:table-cell office:value-type="float" office:value="0">
            <text:p>0</text:p>
          </table:table-cell>
          <table:table-cell office:value-type="float" office:value="4128">
            <text:p>4128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299">
            <text:p>299</text:p>
          </table:table-cell>
          <table:table-cell office:value-type="string">
            <text:p>LOUISIANA</text:p>
          </table:table-cell>
          <table:table-cell office:value-type="string">
            <text:p>DEQUINCY</text:p>
          </table:table-cell>
          <table:table-cell office:value-type="string">
            <text:p>LA CORRECTIONAL &amp; INDUSTRIAL SCHOOL</text:p>
          </table:table-cell>
          <table:table-cell office:value-type="string">
            <text:p>LA CORRECT/INDUST SCHOO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23.2373134328358">
            <text:p>23.2373134328</text:p>
          </table:table-cell>
          <table:table-cell office:value-type="float" office:value="15569">
            <text:p>15569</text:p>
          </table:table-cell>
          <table:table-cell table:number-columns-repeated="2" office:value-type="float" office:value="5956">
            <text:p>5956</text:p>
          </table:table-cell>
          <table:table-cell office:value-type="float" office:value="5930">
            <text:p>5930</text:p>
          </table:table-cell>
          <table:table-cell table:number-columns-repeated="3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9">
            <text:p>9</text:p>
          </table:table-cell>
          <table:table-cell table:number-columns-repeated="999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300">
            <text:p>300</text:p>
          </table:table-cell>
          <table:table-cell office:value-type="string">
            <text:p>LOUISIANA</text:p>
          </table:table-cell>
          <table:table-cell office:value-type="string">
            <text:p>ST GABRIEL</text:p>
          </table:table-cell>
          <table:table-cell office:value-type="string">
            <text:p>LA CORRECTIONAL INSTITUTE FOR WOMEN</text:p>
          </table:table-cell>
          <table:table-cell office:value-type="string">
            <text:p>LA CORR INSTIT FOR WOM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20">
            <text:p>220</text:p>
          </table:table-cell>
          <table:table-cell office:value-type="float" office:value="8.63636363636364">
            <text:p>8.6363636364</text:p>
          </table:table-cell>
          <table:table-cell office:value-type="float" office:value="1900">
            <text:p>1900</text:p>
          </table:table-cell>
          <table:table-cell office:value-type="float" office:value="2221">
            <text:p>2221</text:p>
          </table:table-cell>
          <table:table-cell office:value-type="float" office:value="2000">
            <text:p>2000</text:p>
          </table:table-cell>
          <table:table-cell office:value-type="float" office:value="1980">
            <text:p>198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13">
            <text:p>213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05">
            <text:p>305</text:p>
          </table:table-cell>
          <table:table-cell office:value-type="string">
            <text:p>MAINE</text:p>
          </table:table-cell>
          <table:table-cell office:value-type="string">
            <text:p>SOUTH WINDHAM</text:p>
          </table:table-cell>
          <table:table-cell office:value-type="string">
            <text:p>CORRECTIONAL CENTER</text:p>
          </table:table-cell>
          <table:table-cell office:value-type="string">
            <text:p>MAINE CORRECTIONAL CT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19">
            <text:p>19</text:p>
          </table:table-cell>
          <table:table-cell office:value-type="float" office:value="206">
            <text:p>206</text:p>
          </table:table-cell>
          <table:table-cell office:value-type="float" office:value="11.6504854368932">
            <text:p>11.6504854369</text:p>
          </table:table-cell>
          <table:table-cell office:value-type="float" office:value="2400">
            <text:p>2400</text:p>
          </table:table-cell>
          <table:table-cell table:number-columns-repeated="2" office:value-type="float" office:value="3050">
            <text:p>3050</text:p>
          </table:table-cell>
          <table:table-cell office:value-type="float" office:value="2900">
            <text:p>2900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60">
            <text:p>60</text:p>
          </table:table-cell>
          <table:table-cell table:number-columns-repeated="999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335">
            <text:p>335</text:p>
          </table:table-cell>
          <table:table-cell office:value-type="string">
            <text:p>MASSACHUSETTS</text:p>
          </table:table-cell>
          <table:table-cell office:value-type="string">
            <text:p>BRIDGEWATER</text:p>
          </table:table-cell>
          <table:table-cell office:value-type="string">
            <text:p>MASSACHUSETTS CORRECTIONAL INSTITUTE - BRIDGEWATER</text:p>
          </table:table-cell>
          <table:table-cell office:value-type="string">
            <text:p>SOUTHEASTERN CORRECT CT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38.552036199095">
            <text:p>38.5520361991</text:p>
          </table:table-cell>
          <table:table-cell office:value-type="float" office:value="8520">
            <text:p>8520</text:p>
          </table:table-cell>
          <table:table-cell office:value-type="float" office:value="12135">
            <text:p>12135</text:p>
          </table:table-cell>
          <table:table-cell office:value-type="float" office:value="12054">
            <text:p>12054</text:p>
          </table:table-cell>
          <table:table-cell office:value-type="float" office:value="8081">
            <text:p>8081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148">
            <text:p>1148</text:p>
          </table:table-cell>
          <table:table-cell office:value-type="float" office:value="64">
            <text:p>64</text:p>
          </table:table-cell>
          <table:table-cell table:number-columns-repeated="999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329">
            <text:p>329</text:p>
          </table:table-cell>
          <table:table-cell office:value-type="string">
            <text:p>MASSACHUSETTS</text:p>
          </table:table-cell>
          <table:table-cell office:value-type="string">
            <text:p>CONCORD</text:p>
          </table:table-cell>
          <table:table-cell office:value-type="string">
            <text:p>MASSACHUSETTS CORRECTIONAL INSTITUTE - CONCORD</text:p>
          </table:table-cell>
          <table:table-cell office:value-type="string">
            <text:p>MASS CORRECT INSTITUTI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float" office:value="11.4174311926606">
            <text:p>11.4174311927</text:p>
          </table:table-cell>
          <table:table-cell office:value-type="float" office:value="2489">
            <text:p>2489</text:p>
          </table:table-cell>
          <table:table-cell office:value-type="float" office:value="2873">
            <text:p>2873</text:p>
          </table:table-cell>
          <table:table-cell office:value-type="float" office:value="2723">
            <text:p>2723</text:p>
          </table:table-cell>
          <table:table-cell office:value-type="float" office:value="2053">
            <text:p>2053</text:p>
          </table:table-cell>
          <table:table-cell table:number-columns-repeated="3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table:number-columns-repeated="999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26">
            <text:p>326</text:p>
          </table:table-cell>
          <table:table-cell office:value-type="string">
            <text:p>MASSACHUSETTS</text:p>
          </table:table-cell>
          <table:table-cell office:value-type="string">
            <text:p>FRAMINGHAM</text:p>
          </table:table-cell>
          <table:table-cell office:value-type="string">
            <text:p>MASSACHUSETTS CORRECTIONAL INSTITUTE - FRAMINGHAM</text:p>
          </table:table-cell>
          <table:table-cell office:value-type="string">
            <text:p>MC1 FRAMINGHA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4">
            <text:p>94</text:p>
          </table:table-cell>
          <table:table-cell office:value-type="float" office:value="115">
            <text:p>115</text:p>
          </table:table-cell>
          <table:table-cell office:value-type="float" office:value="36.5217391304348">
            <text:p>36.5217391304</text:p>
          </table:table-cell>
          <table:table-cell office:value-type="float" office:value="4200">
            <text:p>4200</text:p>
          </table:table-cell>
          <table:table-cell office:value-type="float" office:value="8552">
            <text:p>8552</text:p>
          </table:table-cell>
          <table:table-cell office:value-type="float" office:value="8492">
            <text:p>8492</text:p>
          </table:table-cell>
          <table:table-cell office:value-type="float" office:value="8243">
            <text:p>8243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999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332">
            <text:p>332</text:p>
          </table:table-cell>
          <table:table-cell office:value-type="string">
            <text:p>MASSACHUSETTS</text:p>
          </table:table-cell>
          <table:table-cell office:value-type="string">
            <text:p>NORFOLK</text:p>
          </table:table-cell>
          <table:table-cell office:value-type="string">
            <text:p>MCI-NORFOLK</text:p>
          </table:table-cell>
          <table:table-cell office:value-type="string">
            <text:p>MASS CORRECT INSTITUTI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1.3262599469496">
            <text:p>1.3262599469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9296">
            <text:p>9296</text:p>
          </table:table-cell>
          <table:table-cell office:value-type="float" office:value="2145">
            <text:p>2145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388">
            <text:p>388</text:p>
          </table:table-cell>
          <table:table-cell office:value-type="string">
            <text:p>MINNESOTA</text:p>
          </table:table-cell>
          <table:table-cell office:value-type="string">
            <text:p>SHAKOPEE</text:p>
          </table:table-cell>
          <table:table-cell office:value-type="string">
            <text:p>CORRECTIONAL INSTITUTION FOR WOMEN</text:p>
          </table:table-cell>
          <table:table-cell office:value-type="string">
            <text:p>ST CORR INSTIT FOR WOM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1">
            <text:p>61</text:p>
          </table:table-cell>
          <table:table-cell office:value-type="float" office:value="39.344262295082">
            <text:p>39.3442622951</text:p>
          </table:table-cell>
          <table:table-cell office:value-type="float" office:value="2400">
            <text:p>2400</text:p>
          </table:table-cell>
          <table:table-cell office:value-type="float" office:value="5406">
            <text:p>5406</text:p>
          </table:table-cell>
          <table:table-cell table:number-columns-repeated="2" office:value-type="float" office:value="5400">
            <text:p>5400</text:p>
          </table:table-cell>
          <table:table-cell table:number-columns-repeated="3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387">
            <text:p>387</text:p>
          </table:table-cell>
          <table:table-cell office:value-type="string">
            <text:p>MINNESOTA</text:p>
          </table:table-cell>
          <table:table-cell office:value-type="string">
            <text:p>ST CLOUD</text:p>
          </table:table-cell>
          <table:table-cell office:value-type="string">
            <text:p>STATE REFORMATORY FOR MEN LIBRARY</text:p>
          </table:table-cell>
          <table:table-cell office:value-type="string">
            <text:p>MN CORRECTIONAL FACILI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office:value-type="float" office:value="625">
            <text:p>625</text:p>
          </table:table-cell>
          <table:table-cell office:value-type="float" office:value="7.68">
            <text:p>7.68</text:p>
          </table:table-cell>
          <table:table-cell office:value-type="float" office:value="4800">
            <text:p>4800</text:p>
          </table:table-cell>
          <table:table-cell office:value-type="float" office:value="10700">
            <text:p>10700</text:p>
          </table:table-cell>
          <table:table-cell office:value-type="float" office:value="10000">
            <text:p>10000</text:p>
          </table:table-cell>
          <table:table-cell office:value-type="float" office:value="9980">
            <text:p>9980</text:p>
          </table:table-cell>
          <table:table-cell table:number-columns-repeated="3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700">
            <text:p>70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99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2">
            <text:p>392</text:p>
          </table:table-cell>
          <table:table-cell office:value-type="string">
            <text:p>MISSISSIPPI</text:p>
          </table:table-cell>
          <table:table-cell office:value-type="string">
            <text:p>PARCHMAN</text:p>
          </table:table-cell>
          <table:table-cell office:value-type="string">
            <text:p>STATE PENITENTIARY</text:p>
          </table:table-cell>
          <table:table-cell office:value-type="string">
            <text:p>MISS STATE PENITENTIA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office:value-type="float" office:value="101">
            <text:p>101</text:p>
          </table:table-cell>
          <table:table-cell office:value-type="float" office:value="2105">
            <text:p>2105</text:p>
          </table:table-cell>
          <table:table-cell office:value-type="float" office:value="4.28693586698337">
            <text:p>4.286935867</text:p>
          </table:table-cell>
          <table:table-cell office:value-type="float" office:value="9024">
            <text:p>9024</text:p>
          </table:table-cell>
          <table:table-cell table:number-columns-repeated="2" office:value-type="float" office:value="4500">
            <text:p>4500</text:p>
          </table:table-cell>
          <table:table-cell office:value-type="float" office:value="4200">
            <text:p>4200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405">
            <text:p>405</text:p>
          </table:table-cell>
          <table:table-cell office:value-type="string">
            <text:p>MISSOURI</text:p>
          </table:table-cell>
          <table:table-cell office:value-type="string">
            <text:p>CEDAR CITY</text:p>
          </table:table-cell>
          <table:table-cell office:value-type="string">
            <text:p>RENZ CORRECTIONAL CENTER</text:p>
          </table:table-cell>
          <table:table-cell office:value-type="string">
            <text:p>RENZ CORRECT FACILIT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165">
            <text:p>165</text:p>
          </table:table-cell>
          <table:table-cell office:value-type="float" office:value="212">
            <text:p>212</text:p>
          </table:table-cell>
          <table:table-cell office:value-type="float" office:value="0.471698113207547">
            <text:p>0.4716981132</text:p>
          </table:table-cell>
          <table:table-cell office:value-type="float" office:value="100">
            <text:p>100</text:p>
          </table:table-cell>
          <table:table-cell office:value-type="float" office:value="630">
            <text:p>63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99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406">
            <text:p>406</text:p>
          </table:table-cell>
          <table:table-cell office:value-type="string">
            <text:p>MISSOURI</text:p>
          </table:table-cell>
          <table:table-cell office:value-type="string">
            <text:p>FORDLAND</text:p>
          </table:table-cell>
          <table:table-cell table:number-columns-repeated="2" office:value-type="string">
            <text:p>FORDLAND HONOR CAMP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2.85714285714286">
            <text:p>2.8571428571</text:p>
          </table:table-cell>
          <table:table-cell office:value-type="float" office:value="500">
            <text:p>500</text:p>
          </table:table-cell>
          <table:table-cell office:value-type="float" office:value="1100">
            <text:p>1100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407">
            <text:p>407</text:p>
          </table:table-cell>
          <table:table-cell office:value-type="string">
            <text:p>MISSOURI</text:p>
          </table:table-cell>
          <table:table-cell office:value-type="string">
            <text:p>JEFFERSON CITY</text:p>
          </table:table-cell>
          <table:table-cell office:value-type="string">
            <text:p>CHURCH FARM</text:p>
          </table:table-cell>
          <table:table-cell office:value-type="string">
            <text:p>CHURCH FARM FACILITY</text:p>
          </table:table-cell>
          <table:table-cell table:number-columns-repeated="2" office:value-type="float" office:value="4">
            <text:p>4</text:p>
          </table:table-cell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3.92156862745098">
            <text:p>3.9215686275</text:p>
          </table:table-cell>
          <table:table-cell office:value-type="float" office:value="1800">
            <text:p>1800</text:p>
          </table:table-cell>
          <table:table-cell office:value-type="float" office:value="1600">
            <text:p>160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table:number-columns-repeated="999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404">
            <text:p>404</text:p>
          </table:table-cell>
          <table:table-cell office:value-type="string">
            <text:p>MISSOURI</text:p>
          </table:table-cell>
          <table:table-cell office:value-type="string">
            <text:p>JEFFERSON CITY</text:p>
          </table:table-cell>
          <table:table-cell office:value-type="string">
            <text:p>INTERMEDIATE REFORMATORY FOR YOUNG MEN</text:p>
          </table:table-cell>
          <table:table-cell office:value-type="string">
            <text:p>MO INTERMED REFORMATOR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48">
            <text:p>548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500">
            <text:p>1500</text:p>
          </table:table-cell>
          <table:table-cell table:number-columns-repeated="3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table:number-columns-repeated="999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402">
            <text:p>402</text:p>
          </table:table-cell>
          <table:table-cell office:value-type="string">
            <text:p>MISSOURI</text:p>
          </table:table-cell>
          <table:table-cell office:value-type="string">
            <text:p>JEFFERSON CITY</text:p>
          </table:table-cell>
          <table:table-cell office:value-type="string">
            <text:p>MISSOURI STATE PENITENTIARY</text:p>
          </table:table-cell>
          <table:table-cell office:value-type="string">
            <text:p>ST PENITENTIARY FOR M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90">
            <text:p>2390</text:p>
          </table:table-cell>
          <table:table-cell office:value-type="float" office:value="0">
            <text:p>0</text:p>
          </table:table-cell>
          <table:table-cell office:value-type="float" office:value="2390">
            <text:p>2390</text:p>
          </table:table-cell>
          <table:table-cell office:value-type="float" office:value="45.6874476987448">
            <text:p>45.6874476987</text:p>
          </table:table-cell>
          <table:table-cell office:value-type="float" office:value="109193">
            <text:p>109193</text:p>
          </table:table-cell>
          <table:table-cell table:number-columns-repeated="12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403">
            <text:p>403</text:p>
          </table:table-cell>
          <table:table-cell office:value-type="string">
            <text:p>MISSOURI</text:p>
          </table:table-cell>
          <table:table-cell office:value-type="string">
            <text:p>MOBERLY</text:p>
          </table:table-cell>
          <table:table-cell office:value-type="string">
            <text:p>MISSOURI TRAINING CENTER FOR MEN</text:p>
          </table:table-cell>
          <table:table-cell office:value-type="string">
            <text:p>MO TRAINING CTR FOR M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88">
            <text:p>1088</text:p>
          </table:table-cell>
          <table:table-cell office:value-type="float" office:value="0">
            <text:p>0</text:p>
          </table:table-cell>
          <table:table-cell office:value-type="float" office:value="1088">
            <text:p>1088</text:p>
          </table:table-cell>
          <table:table-cell office:value-type="float" office:value="0.257352941176471">
            <text:p>0.2573529412</text:p>
          </table:table-cell>
          <table:table-cell office:value-type="float" office:value="280">
            <text:p>280</text:p>
          </table:table-cell>
          <table:table-cell table:number-columns-repeated="2" office:value-type="float" office:value="7990">
            <text:p>7990</text:p>
          </table:table-cell>
          <table:table-cell office:value-type="float" office:value="6789">
            <text:p>6789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408">
            <text:p>408</text:p>
          </table:table-cell>
          <table:table-cell office:value-type="string">
            <text:p>MISSOURI</text:p>
          </table:table-cell>
          <table:table-cell office:value-type="string">
            <text:p>TIPTON</text:p>
          </table:table-cell>
          <table:table-cell office:value-type="string">
            <text:p>STATE CORRECTIONAL PRE-RELEASE CENTER</text:p>
          </table:table-cell>
          <table:table-cell office:value-type="string">
            <text:p>ST CORR PRE RELEASE CTR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/>
          <table:table-cell table:number-columns-repeated="13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11">
            <text:p>411</text:p>
          </table:table-cell>
          <table:table-cell office:value-type="string">
            <text:p>MONTANA</text:p>
          </table:table-cell>
          <table:table-cell office:value-type="string">
            <text:p>DEER LODGE</text:p>
          </table:table-cell>
          <table:table-cell table:number-columns-repeated="2" office:value-type="string">
            <text:p>MONTANA STATE PRIS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54">
            <text:p>654</text:p>
          </table:table-cell>
          <table:table-cell office:value-type="float" office:value="91.743119266055">
            <text:p>91.7431192661</text:p>
          </table:table-cell>
          <table:table-cell office:value-type="float" office:value="60000">
            <text:p>60000</text:p>
          </table:table-cell>
          <table:table-cell office:value-type="float" office:value="8012">
            <text:p>8012</text:p>
          </table:table-cell>
          <table:table-cell office:value-type="float" office:value="8000">
            <text:p>8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416">
            <text:p>416</text:p>
          </table:table-cell>
          <table:table-cell office:value-type="string">
            <text:p>NEBRASKA</text:p>
          </table:table-cell>
          <table:table-cell office:value-type="string">
            <text:p>YORK</text:p>
          </table:table-cell>
          <table:table-cell office:value-type="string">
            <text:p>NEBRASKA CENTER FOR WOMEN</text:p>
          </table:table-cell>
          <table:table-cell office:value-type="string">
            <text:p>NB CENTER FOR WOM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office:value-type="float" office:value="3485">
            <text:p>3485</text:p>
          </table:table-cell>
          <table:table-cell office:value-type="float" office:value="3378">
            <text:p>3378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421">
            <text:p>421</text:p>
          </table:table-cell>
          <table:table-cell office:value-type="string">
            <text:p>NEVADA</text:p>
          </table:table-cell>
          <table:table-cell office:value-type="string">
            <text:p>CARSON CITY</text:p>
          </table:table-cell>
          <table:table-cell office:value-type="string">
            <text:p>STATE PRISON LIBRARIES</text:p>
          </table:table-cell>
          <table:table-cell office:value-type="string">
            <text:p>NEVADA STATE PRIS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7000">
            <text:p>7000</text:p>
          </table:table-cell>
          <table:table-cell office:value-type="float" office:value="6000">
            <text:p>6000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427">
            <text:p>427</text:p>
          </table:table-cell>
          <table:table-cell office:value-type="string">
            <text:p>NEW HAMPSHIRE</text:p>
          </table:table-cell>
          <table:table-cell office:value-type="string">
            <text:p>CONCORD</text:p>
          </table:table-cell>
          <table:table-cell office:value-type="string">
            <text:p>NEW HAMPSHIRE STATE PRISON</text:p>
          </table:table-cell>
          <table:table-cell office:value-type="string">
            <text:p>N H STATE PRIS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21.3523131672598">
            <text:p>21.3523131673</text:p>
          </table:table-cell>
          <table:table-cell office:value-type="float" office:value="6000">
            <text:p>6000</text:p>
          </table:table-cell>
          <table:table-cell table:number-columns-repeated="2" office:value-type="float" office:value="1457">
            <text:p>1457</text:p>
          </table:table-cell>
          <table:table-cell office:value-type="float" office:value="487">
            <text:p>487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434">
            <text:p>434</text:p>
          </table:table-cell>
          <table:table-cell office:value-type="string">
            <text:p>NEW JERSEY</text:p>
          </table:table-cell>
          <table:table-cell office:value-type="string">
            <text:p>AVENEL</text:p>
          </table:table-cell>
          <table:table-cell office:value-type="string">
            <text:p>ADULT DIAGNOSTIC AND TREATMENT CENTER - INMATE LIBRARY</text:p>
          </table:table-cell>
          <table:table-cell office:value-type="string">
            <text:p>ADULT DIAG AND TREAT CT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1.59375">
            <text:p>11.59375</text:p>
          </table:table-cell>
          <table:table-cell office:value-type="float" office:value="2226">
            <text:p>2226</text:p>
          </table:table-cell>
          <table:table-cell office:value-type="float" office:value="2700">
            <text:p>2700</text:p>
          </table:table-cell>
          <table:table-cell office:value-type="float" office:value="2100">
            <text:p>2100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00">
            <text:p>600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430">
            <text:p>430</text:p>
          </table:table-cell>
          <table:table-cell office:value-type="string">
            <text:p>NEW JERSEY</text:p>
          </table:table-cell>
          <table:table-cell office:value-type="string">
            <text:p>TRENTON</text:p>
          </table:table-cell>
          <table:table-cell office:value-type="string">
            <text:p>NEW JERSEY STATE PRISON INMATE LIBRARY</text:p>
          </table:table-cell>
          <table:table-cell office:value-type="string">
            <text:p>TRENTON STATE PRIS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05">
            <text:p>1105</text:p>
          </table:table-cell>
          <table:table-cell office:value-type="float" office:value="0">
            <text:p>0</text:p>
          </table:table-cell>
          <table:table-cell office:value-type="float" office:value="1105">
            <text:p>1105</text:p>
          </table:table-cell>
          <table:table-cell office:value-type="float" office:value="0.561990950226244">
            <text:p>0.5619909502</text:p>
          </table:table-cell>
          <table:table-cell office:value-type="float" office:value="621">
            <text:p>621</text:p>
          </table:table-cell>
          <table:table-cell table:number-columns-repeated="2" office:value-type="float" office:value="3555">
            <text:p>3555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446">
            <text:p>446</text:p>
          </table:table-cell>
          <table:table-cell office:value-type="string">
            <text:p>NEW YORK</text:p>
          </table:table-cell>
          <table:table-cell office:value-type="string">
            <text:p>ALBION</text:p>
          </table:table-cell>
          <table:table-cell office:value-type="string">
            <text:p>ALBION CORRECTIONAL FACILITY LIBRARY</text:p>
          </table:table-cell>
          <table:table-cell office:value-type="string">
            <text:p>ALBION CORRECT FACILI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59">
            <text:p>59</text:p>
          </table:table-cell>
          <table:table-cell office:value-type="float" office:value="298">
            <text:p>298</text:p>
          </table:table-cell>
          <table:table-cell office:value-type="float" office:value="8.13758389261745">
            <text:p>8.1375838926</text:p>
          </table:table-cell>
          <table:table-cell office:value-type="float" office:value="2425">
            <text:p>2425</text:p>
          </table:table-cell>
          <table:table-cell office:value-type="float" office:value="7472">
            <text:p>7472</text:p>
          </table:table-cell>
          <table:table-cell office:value-type="float" office:value="7172">
            <text:p>7172</text:p>
          </table:table-cell>
          <table:table-cell office:value-type="float" office:value="6511">
            <text:p>651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00">
            <text:p>200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445">
            <text:p>445</text:p>
          </table:table-cell>
          <table:table-cell office:value-type="string">
            <text:p>NEW YORK</text:p>
          </table:table-cell>
          <table:table-cell office:value-type="string">
            <text:p>ATTICA</text:p>
          </table:table-cell>
          <table:table-cell office:value-type="string">
            <text:p>ATTICE CORRECTION FACILITY LIBRARY</text:p>
          </table:table-cell>
          <table:table-cell office:value-type="string">
            <text:p>ATTICA CORRECT FACILI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33">
            <text:p>1733</text:p>
          </table:table-cell>
          <table:table-cell office:value-type="float" office:value="0">
            <text:p>0</text:p>
          </table:table-cell>
          <table:table-cell office:value-type="float" office:value="1733">
            <text:p>1733</text:p>
          </table:table-cell>
          <table:table-cell office:value-type="float" office:value="9.23254472013849">
            <text:p>9.2325447201</text:p>
          </table:table-cell>
          <table:table-cell office:value-type="float" office:value="16000">
            <text:p>16000</text:p>
          </table:table-cell>
          <table:table-cell office:value-type="float" office:value="17529">
            <text:p>17529</text:p>
          </table:table-cell>
          <table:table-cell office:value-type="float" office:value="17524">
            <text:p>17524</text:p>
          </table:table-cell>
          <table:table-cell office:value-type="float" office:value="15311">
            <text:p>153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447">
            <text:p>447</text:p>
          </table:table-cell>
          <table:table-cell office:value-type="string">
            <text:p>NEW YORK</text:p>
          </table:table-cell>
          <table:table-cell office:value-type="string">
            <text:p>AUBURN</text:p>
          </table:table-cell>
          <table:table-cell office:value-type="string">
            <text:p>AUBURN CORRECTIONAL FACILITY LIBRARY</text:p>
          </table:table-cell>
          <table:table-cell office:value-type="string">
            <text:p>AUBURN CORRECT FACILI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81">
            <text:p>1581</text:p>
          </table:table-cell>
          <table:table-cell office:value-type="float" office:value="0">
            <text:p>0</text:p>
          </table:table-cell>
          <table:table-cell office:value-type="float" office:value="1581">
            <text:p>158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6228">
            <text:p>26228</text:p>
          </table:table-cell>
          <table:table-cell office:value-type="float" office:value="21300">
            <text:p>21300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460">
            <text:p>460</text:p>
          </table:table-cell>
          <table:table-cell office:value-type="string">
            <text:p>NEW YORK</text:p>
          </table:table-cell>
          <table:table-cell office:value-type="string">
            <text:p>BEDFORD HILLS</text:p>
          </table:table-cell>
          <table:table-cell office:value-type="string">
            <text:p>BEDFORD HILLS CORRECTIONAL FACILITY LIBRARY</text:p>
          </table:table-cell>
          <table:table-cell office:value-type="string">
            <text:p>BEDFORD HILLS CORR FACI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04">
            <text:p>404</text:p>
          </table:table-cell>
          <table:table-cell office:value-type="float" office:value="62.5594059405941">
            <text:p>62.5594059406</text:p>
          </table:table-cell>
          <table:table-cell office:value-type="float" office:value="25274">
            <text:p>25274</text:p>
          </table:table-cell>
          <table:table-cell office:value-type="float" office:value="27684">
            <text:p>27684</text:p>
          </table:table-cell>
          <table:table-cell office:value-type="float" office:value="26068">
            <text:p>26068</text:p>
          </table:table-cell>
          <table:table-cell office:value-type="float" office:value="27668">
            <text:p>27668</text:p>
          </table:table-cell>
          <table:table-cell table:number-columns-repeated="3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616">
            <text:p>1616</text:p>
          </table:table-cell>
          <table:table-cell table:number-columns-repeated="3" office:value-type="float" office:value="0">
            <text:p>0</text:p>
          </table:table-cell>
          <table:table-cell office:value-type="float" office:value="1600">
            <text:p>1600</text:p>
          </table:table-cell>
          <table:table-cell table:number-columns-repeated="999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49">
            <text:p>449</text:p>
          </table:table-cell>
          <table:table-cell office:value-type="string">
            <text:p>NEW YORK</text:p>
          </table:table-cell>
          <table:table-cell office:value-type="string">
            <text:p>COMSTOCK</text:p>
          </table:table-cell>
          <table:table-cell office:value-type="string">
            <text:p>GREAT MEADOW CORRECTIONAL FACILITY LIBRARY</text:p>
          </table:table-cell>
          <table:table-cell office:value-type="string">
            <text:p>GREAT MEADOW CORRECT FA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1153">
            <text:p>1153</text:p>
          </table:table-cell>
          <table:table-cell office:value-type="float" office:value="9.97398091934085">
            <text:p>9.9739809193</text:p>
          </table:table-cell>
          <table:table-cell office:value-type="float" office:value="11500">
            <text:p>11500</text:p>
          </table:table-cell>
          <table:table-cell table:number-columns-repeated="2" office:value-type="float" office:value="27050">
            <text:p>27050</text:p>
          </table:table-cell>
          <table:table-cell office:value-type="float" office:value="25000">
            <text:p>25000</text:p>
          </table:table-cell>
          <table:table-cell table:number-columns-repeated="3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1">
            <text:p>31</text:p>
          </table:table-cell>
          <table:table-cell table:number-columns-repeated="999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475">
            <text:p>475</text:p>
          </table:table-cell>
          <table:table-cell office:value-type="string">
            <text:p>NEW YORK</text:p>
          </table:table-cell>
          <table:table-cell office:value-type="string">
            <text:p>DANNEMORA</text:p>
          </table:table-cell>
          <table:table-cell office:value-type="string">
            <text:p>CLINTON CORRECTIONAL FACILITY LIBRARY</text:p>
          </table:table-cell>
          <table:table-cell office:value-type="string">
            <text:p>CLINTON CORRECT FACILI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04">
            <text:p>1304</text:p>
          </table:table-cell>
          <table:table-cell office:value-type="float" office:value="0">
            <text:p>0</text:p>
          </table:table-cell>
          <table:table-cell office:value-type="float" office:value="1304">
            <text:p>1304</text:p>
          </table:table-cell>
          <table:table-cell office:value-type="float" office:value="5.97239263803681">
            <text:p>5.972392638</text:p>
          </table:table-cell>
          <table:table-cell office:value-type="float" office:value="7788">
            <text:p>7788</text:p>
          </table:table-cell>
          <table:table-cell table:number-columns-repeated="2" office:value-type="float" office:value="11525">
            <text:p>11525</text:p>
          </table:table-cell>
          <table:table-cell office:value-type="float" office:value="10930">
            <text:p>10930</text:p>
          </table:table-cell>
          <table:table-cell table:number-columns-repeated="3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474">
            <text:p>474</text:p>
          </table:table-cell>
          <table:table-cell office:value-type="string">
            <text:p>NEW YORK</text:p>
          </table:table-cell>
          <table:table-cell office:value-type="string">
            <text:p>ELMIRA</text:p>
          </table:table-cell>
          <table:table-cell office:value-type="string">
            <text:p>ELMIRA CORRECTIONAL FACILITY LIBRARY</text:p>
          </table:table-cell>
          <table:table-cell office:value-type="string">
            <text:p>ELMIRA CORRECT FACILIT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35">
            <text:p>1535</text:p>
          </table:table-cell>
          <table:table-cell office:value-type="float" office:value="0">
            <text:p>0</text:p>
          </table:table-cell>
          <table:table-cell office:value-type="float" office:value="1535">
            <text:p>1535</text:p>
          </table:table-cell>
          <table:table-cell office:value-type="float" office:value="10.586319218241">
            <text:p>10.5863192182</text:p>
          </table:table-cell>
          <table:table-cell office:value-type="float" office:value="16250">
            <text:p>16250</text:p>
          </table:table-cell>
          <table:table-cell office:value-type="float" office:value="16745">
            <text:p>16745</text:p>
          </table:table-cell>
          <table:table-cell office:value-type="float" office:value="16500">
            <text:p>16500</text:p>
          </table:table-cell>
          <table:table-cell office:value-type="float" office:value="15300">
            <text:p>15300</text:p>
          </table:table-cell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999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452">
            <text:p>452</text:p>
          </table:table-cell>
          <table:table-cell office:value-type="string">
            <text:p>NEW YORK</text:p>
          </table:table-cell>
          <table:table-cell office:value-type="string">
            <text:p>OSSINING</text:p>
          </table:table-cell>
          <table:table-cell office:value-type="string">
            <text:p>OSSINING CORRECTIONAL FACILITY LIBRARY</text:p>
          </table:table-cell>
          <table:table-cell office:value-type="string">
            <text:p>OSSINING CORRECT FACILT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42">
            <text:p>1142</text:p>
          </table:table-cell>
          <table:table-cell office:value-type="float" office:value="0">
            <text:p>0</text:p>
          </table:table-cell>
          <table:table-cell office:value-type="float" office:value="1142">
            <text:p>1142</text:p>
          </table:table-cell>
          <table:table-cell office:value-type="float" office:value="51.5052539404553">
            <text:p>51.5052539405</text:p>
          </table:table-cell>
          <table:table-cell office:value-type="float" office:value="58819">
            <text:p>58819</text:p>
          </table:table-cell>
          <table:table-cell office:value-type="float" office:value="17926">
            <text:p>17926</text:p>
          </table:table-cell>
          <table:table-cell table:number-columns-repeated="2" office:value-type="float" office:value="17811">
            <text:p>17811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843">
            <text:p>843</text:p>
          </table:table-cell>
          <table:table-cell office:value-type="float" office:value="1613">
            <text:p>1613</text:p>
          </table:table-cell>
          <table:table-cell table:number-columns-repeated="999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455">
            <text:p>455</text:p>
          </table:table-cell>
          <table:table-cell office:value-type="string">
            <text:p>NEW YORK</text:p>
          </table:table-cell>
          <table:table-cell office:value-type="string">
            <text:p>STATEN ISLAND</text:p>
          </table:table-cell>
          <table:table-cell office:value-type="string">
            <text:p>ARTHUR KILL CORRECTIONAL FACILITY LIBRARY</text:p>
          </table:table-cell>
          <table:table-cell office:value-type="string">
            <text:p>ARTHUR KILL CORRECT FA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6.54024556616644">
            <text:p>6.5402455662</text:p>
          </table:table-cell>
          <table:table-cell office:value-type="float" office:value="4794">
            <text:p>4794</text:p>
          </table:table-cell>
          <table:table-cell table:number-columns-repeated="2" office:value-type="float" office:value="6651">
            <text:p>6651</text:p>
          </table:table-cell>
          <table:table-cell office:value-type="float" office:value="7000">
            <text:p>7000</text:p>
          </table:table-cell>
          <table:table-cell table:number-columns-repeated="3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954">
            <text:p>954</text:p>
          </table:table-cell>
          <table:table-cell table:number-columns-repeated="999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453">
            <text:p>453</text:p>
          </table:table-cell>
          <table:table-cell office:value-type="string">
            <text:p>NEW YORK</text:p>
          </table:table-cell>
          <table:table-cell office:value-type="string">
            <text:p>STORMVILLE</text:p>
          </table:table-cell>
          <table:table-cell office:value-type="string">
            <text:p>GREENHAVEN CORRECTIONAL FACILITY LIBRARY</text:p>
          </table:table-cell>
          <table:table-cell office:value-type="string">
            <text:p>GREEN HAVEN CORRECT FA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1831">
            <text:p>1831</text:p>
          </table:table-cell>
          <table:table-cell office:value-type="float" office:value="6.76734025122884">
            <text:p>6.7673402512</text:p>
          </table:table-cell>
          <table:table-cell office:value-type="float" office:value="12391">
            <text:p>12391</text:p>
          </table:table-cell>
          <table:table-cell table:number-columns-repeated="2" office:value-type="float" office:value="8351">
            <text:p>8351</text:p>
          </table:table-cell>
          <table:table-cell office:value-type="float" office:value="5500">
            <text:p>5500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451">
            <text:p>451</text:p>
          </table:table-cell>
          <table:table-cell office:value-type="string">
            <text:p>NEW YORK</text:p>
          </table:table-cell>
          <table:table-cell office:value-type="string">
            <text:p>WALLKILL</text:p>
          </table:table-cell>
          <table:table-cell office:value-type="string">
            <text:p>WALLKILL CORRECTIONAL FACILITY LIBRARY</text:p>
          </table:table-cell>
          <table:table-cell office:value-type="string">
            <text:p>WALKILL CORRECT FACILIT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23.8568588469185">
            <text:p>23.8568588469</text:p>
          </table:table-cell>
          <table:table-cell office:value-type="float" office:value="12000">
            <text:p>12000</text:p>
          </table:table-cell>
          <table:table-cell table:number-columns-repeated="2" office:value-type="float" office:value="11000">
            <text:p>11000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459">
            <text:p>459</text:p>
          </table:table-cell>
          <table:table-cell office:value-type="string">
            <text:p>NEW YORK</text:p>
          </table:table-cell>
          <table:table-cell office:value-type="string">
            <text:p>WEST COXSACKIE</text:p>
          </table:table-cell>
          <table:table-cell office:value-type="string">
            <text:p>COXSACKIE CORRECTIONIAL FACILITY LIBRARY</text:p>
          </table:table-cell>
          <table:table-cell office:value-type="string">
            <text:p>COXSACKIE CORRECT FACIL</text:p>
          </table:table-cell>
          <table:table-cell table:number-columns-repeated="2" office:value-type="float" office:value="2">
            <text:p>2</text:p>
          </table:table-cell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14.0449438202247">
            <text:p>14.044943820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250">
            <text:p>250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6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561">
            <text:p>561</text:p>
          </table:table-cell>
          <table:table-cell office:value-type="string">
            <text:p>NORTH DAKOTA</text:p>
          </table:table-cell>
          <table:table-cell office:value-type="string">
            <text:p>BISMARCK</text:p>
          </table:table-cell>
          <table:table-cell office:value-type="string">
            <text:p>N D STATE PENITENTIARY LIBRARY</text:p>
          </table:table-cell>
          <table:table-cell office:value-type="string">
            <text:p>N D STATE PENETENTIA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9.82564102564103">
            <text:p>9.8256410256</text:p>
          </table:table-cell>
          <table:table-cell office:value-type="float" office:value="1916">
            <text:p>1916</text:p>
          </table:table-cell>
          <table:table-cell table:number-columns-repeated="2" office:value-type="float" office:value="0">
            <text:p>0</text:p>
          </table:table-cell>
          <table:table-cell office:value-type="float" office:value="8039">
            <text:p>8039</text:p>
          </table:table-cell>
          <table:table-cell table:number-columns-repeated="3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3" office:value-type="float" office:value="0">
            <text:p>0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570">
            <text:p>570</text:p>
          </table:table-cell>
          <table:table-cell office:value-type="string">
            <text:p>OHIO</text:p>
          </table:table-cell>
          <table:table-cell office:value-type="string">
            <text:p>CHILLICOTHE</text:p>
          </table:table-cell>
          <table:table-cell office:value-type="string">
            <text:p>CHILLICOTHE CORRECTIONAL INSTITUTE</text:p>
          </table:table-cell>
          <table:table-cell office:value-type="string">
            <text:p>CHILLICOTHE CORRECT INS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71">
            <text:p>1771</text:p>
          </table:table-cell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 office:value-type="float" office:value="14.6809712027103">
            <text:p>14.6809712027</text:p>
          </table:table-cell>
          <table:table-cell office:value-type="float" office:value="26000">
            <text:p>26000</text:p>
          </table:table-cell>
          <table:table-cell office:value-type="float" office:value="3503">
            <text:p>3503</text:p>
          </table:table-cell>
          <table:table-cell office:value-type="float" office:value="3500">
            <text:p>3500</text:p>
          </table:table-cell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565">
            <text:p>565</text:p>
          </table:table-cell>
          <table:table-cell office:value-type="string">
            <text:p>OHIO</text:p>
          </table:table-cell>
          <table:table-cell office:value-type="string">
            <text:p>LEBANON</text:p>
          </table:table-cell>
          <table:table-cell office:value-type="string">
            <text:p>LEBANON CORRECTIONAL INSTITUTION</text:p>
          </table:table-cell>
          <table:table-cell office:value-type="string">
            <text:p>LEBANON CORRECT INSTI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/>
          <table:table-cell office:value-type="float" office:value="0">
            <text:p>0</text:p>
          </table:table-cell>
          <table:table-cell office:value-type="float" office:value="18464">
            <text:p>18464</text:p>
          </table:table-cell>
          <table:table-cell office:value-type="float" office:value="17837">
            <text:p>17837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340">
            <text:p>340</text:p>
          </table:table-cell>
          <table:table-cell table:number-columns-repeated="2" office:value-type="float" office:value="0">
            <text:p>0</text:p>
          </table:table-cell>
          <table:table-cell office:value-type="float" office:value="3514">
            <text:p>3514</text:p>
          </table:table-cell>
          <table:table-cell office:value-type="float" office:value="274">
            <text:p>274</text:p>
          </table:table-cell>
          <table:table-cell table:number-columns-repeated="999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566">
            <text:p>566</text:p>
          </table:table-cell>
          <table:table-cell office:value-type="string">
            <text:p>OHIO</text:p>
          </table:table-cell>
          <table:table-cell office:value-type="string">
            <text:p>LONDON</text:p>
          </table:table-cell>
          <table:table-cell office:value-type="string">
            <text:p>LONDON CORRECTIONAL INSTITUTION</text:p>
          </table:table-cell>
          <table:table-cell office:value-type="string">
            <text:p>LONDON CORRECT INSTI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5.62113546936481">
            <text:p>5.6211354694</text:p>
          </table:table-cell>
          <table:table-cell office:value-type="float" office:value="10000">
            <text:p>10000</text:p>
          </table:table-cell>
          <table:table-cell office:value-type="float" office:value="19100">
            <text:p>19100</text:p>
          </table:table-cell>
          <table:table-cell office:value-type="float" office:value="19000">
            <text:p>1900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64">
            <text:p>564</text:p>
          </table:table-cell>
          <table:table-cell office:value-type="string">
            <text:p>OHIO</text:p>
          </table:table-cell>
          <table:table-cell office:value-type="string">
            <text:p>LUCASVILLE</text:p>
          </table:table-cell>
          <table:table-cell office:value-type="string">
            <text:p>SOUTHERN OHIO CORRECTIONAL FACILITY</text:p>
          </table:table-cell>
          <table:table-cell office:value-type="string">
            <text:p>SO OHIO CORRECT FACILIT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25">
            <text:p>1625</text:p>
          </table:table-cell>
          <table:table-cell office:value-type="float" office:value="0">
            <text:p>0</text:p>
          </table:table-cell>
          <table:table-cell office:value-type="float" office:value="1625">
            <text:p>1625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6000">
            <text:p>16000</text:p>
          </table:table-cell>
          <table:table-cell office:value-type="float" office:value="14000">
            <text:p>14000</text:p>
          </table:table-cell>
          <table:table-cell table:number-columns-repeated="3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012">
            <text:p>1012</text:p>
          </table:table-cell>
          <table:table-cell table:number-columns-repeated="3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74">
            <text:p>574</text:p>
          </table:table-cell>
          <table:table-cell office:value-type="string">
            <text:p>OHIO</text:p>
          </table:table-cell>
          <table:table-cell office:value-type="string">
            <text:p>MANSFIELD</text:p>
          </table:table-cell>
          <table:table-cell office:value-type="string">
            <text:p>OHIO STATE REFORMATORY FIELDS LIBRARY</text:p>
          </table:table-cell>
          <table:table-cell office:value-type="string">
            <text:p>OHIO STATE REFORMATORY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office:value-type="float" office:value="0.997506234413965">
            <text:p>0.9975062344</text:p>
          </table:table-cell>
          <table:table-cell office:value-type="float" office:value="2000">
            <text:p>2000</text:p>
          </table:table-cell>
          <table:table-cell office:value-type="float" office:value="6344">
            <text:p>6344</text:p>
          </table:table-cell>
          <table:table-cell office:value-type="float" office:value="6000">
            <text:p>6000</text:p>
          </table:table-cell>
          <table:table-cell office:value-type="float" office:value="4800">
            <text:p>4800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344">
            <text:p>344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567">
            <text:p>567</text:p>
          </table:table-cell>
          <table:table-cell office:value-type="string">
            <text:p>OHIO</text:p>
          </table:table-cell>
          <table:table-cell office:value-type="string">
            <text:p>MARION</text:p>
          </table:table-cell>
          <table:table-cell office:value-type="string">
            <text:p>MARION CORRECTIONAL INSTITUTION</text:p>
          </table:table-cell>
          <table:table-cell office:value-type="string">
            <text:p>MARION CORRECT INSTI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1496">
            <text:p>1496</text:p>
          </table:table-cell>
          <table:table-cell office:value-type="float" office:value="8.46791443850267">
            <text:p>8.4679144385</text:p>
          </table:table-cell>
          <table:table-cell office:value-type="float" office:value="12668">
            <text:p>12668</text:p>
          </table:table-cell>
          <table:table-cell table:number-columns-repeated="2" office:value-type="float" office:value="9450">
            <text:p>9450</text:p>
          </table:table-cell>
          <table:table-cell office:value-type="float" office:value="9400">
            <text:p>9400</text:p>
          </table:table-cell>
          <table:table-cell table:number-columns-repeated="3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76">
            <text:p>576</text:p>
          </table:table-cell>
          <table:table-cell office:value-type="string">
            <text:p>OKLAHOMA</text:p>
          </table:table-cell>
          <table:table-cell office:value-type="string">
            <text:p>GRANITE</text:p>
          </table:table-cell>
          <table:table-cell office:value-type="string">
            <text:p>STATE REFORMATORY LIBRARY</text:p>
          </table:table-cell>
          <table:table-cell office:value-type="string">
            <text:p>OKLA STATE REFORMATO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 office:value-type="float" office:value="36.6463768115942">
            <text:p>36.6463768116</text:p>
          </table:table-cell>
          <table:table-cell office:value-type="float" office:value="12643">
            <text:p>12643</text:p>
          </table:table-cell>
          <table:table-cell office:value-type="float" office:value="8445">
            <text:p>8445</text:p>
          </table:table-cell>
          <table:table-cell office:value-type="float" office:value="8245">
            <text:p>8245</text:p>
          </table:table-cell>
          <table:table-cell office:value-type="float" office:value="8252">
            <text:p>8252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79">
            <text:p>579</text:p>
          </table:table-cell>
          <table:table-cell office:value-type="string">
            <text:p>OKLAHOMA</text:p>
          </table:table-cell>
          <table:table-cell office:value-type="string">
            <text:p>LEXINGTON</text:p>
          </table:table-cell>
          <table:table-cell office:value-type="string">
            <text:p>LEXINGTON REG TREATMENT CENTER LAW LIBRARY</text:p>
          </table:table-cell>
          <table:table-cell office:value-type="string">
            <text:p>ASSESSMENT AND RECEP CT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8">
            <text:p>18</text:p>
          </table:table-cell>
          <table:table-cell office:value-type="float" office:value="530">
            <text:p>53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number-columns-repeated="10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593">
            <text:p>593</text:p>
          </table:table-cell>
          <table:table-cell office:value-type="string">
            <text:p>OKLAHOMA</text:p>
          </table:table-cell>
          <table:table-cell office:value-type="string">
            <text:p>MCALESTER</text:p>
          </table:table-cell>
          <table:table-cell office:value-type="string">
            <text:p>STATE PENITENTIARY CENTRAL LIBRARY</text:p>
          </table:table-cell>
          <table:table-cell office:value-type="string">
            <text:p>OK STATE PENITENTIA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  <table:table-cell office:value-type="float" office:value="773">
            <text:p>773</text:p>
          </table:table-cell>
          <table:table-cell office:value-type="float" office:value="8.92626131953428">
            <text:p>8.9262613195</text:p>
          </table:table-cell>
          <table:table-cell office:value-type="float" office:value="6900">
            <text:p>6900</text:p>
          </table:table-cell>
          <table:table-cell table:number-columns-repeated="3" office:value-type="float" office:value="2690">
            <text:p>2690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78">
            <text:p>578</text:p>
          </table:table-cell>
          <table:table-cell office:value-type="string">
            <text:p>OKLAHOMA</text:p>
          </table:table-cell>
          <table:table-cell office:value-type="string">
            <text:p>STRINGTOWN</text:p>
          </table:table-cell>
          <table:table-cell office:value-type="string">
            <text:p>VOCATIONAL TRAINING CENTER</text:p>
          </table:table-cell>
          <table:table-cell office:value-type="string">
            <text:p>STRINGTOWN CORRECT CT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7000">
            <text:p>7000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597">
            <text:p>597</text:p>
          </table:table-cell>
          <table:table-cell office:value-type="string">
            <text:p>OREGON</text:p>
          </table:table-cell>
          <table:table-cell office:value-type="string">
            <text:p>SALEM</text:p>
          </table:table-cell>
          <table:table-cell office:value-type="string">
            <text:p>OREGON STATE CORRECTIONAL INSTITUTION</text:p>
          </table:table-cell>
          <table:table-cell office:value-type="string">
            <text:p>STATE CORRECTIONAL IN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 office:value-type="float" office:value="0.886990801576872">
            <text:p>0.8869908016</text:p>
          </table:table-cell>
          <table:table-cell office:value-type="float" office:value="675">
            <text:p>675</text:p>
          </table:table-cell>
          <table:table-cell office:value-type="float" office:value="15006">
            <text:p>15006</text:p>
          </table:table-cell>
          <table:table-cell office:value-type="float" office:value="15000">
            <text:p>1500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599">
            <text:p>599</text:p>
          </table:table-cell>
          <table:table-cell office:value-type="string">
            <text:p>OREGON</text:p>
          </table:table-cell>
          <table:table-cell office:value-type="string">
            <text:p>SALEM</text:p>
          </table:table-cell>
          <table:table-cell table:number-columns-repeated="2" office:value-type="string">
            <text:p>STATE PENITENTIA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5.440666204025">
            <text:p>15.440666204</text:p>
          </table:table-cell>
          <table:table-cell office:value-type="float" office:value="22250">
            <text:p>22250</text:p>
          </table:table-cell>
          <table:table-cell table:number-columns-repeated="2" office:value-type="float" office:value="26000">
            <text:p>26000</text:p>
          </table:table-cell>
          <table:table-cell office:value-type="float" office:value="823">
            <text:p>823</text:p>
          </table:table-cell>
          <table:table-cell table:number-columns-repeated="3" office:value-type="float" office:value="0">
            <text:p>0</text:p>
          </table:table-cell>
          <table:table-cell office:value-type="float" office:value="235">
            <text:p>235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598">
            <text:p>598</text:p>
          </table:table-cell>
          <table:table-cell office:value-type="string">
            <text:p>OREGON</text:p>
          </table:table-cell>
          <table:table-cell office:value-type="string">
            <text:p>SALEM</text:p>
          </table:table-cell>
          <table:table-cell office:value-type="string">
            <text:p>WOMEN'S CORRECTIONAL CENTER</text:p>
          </table:table-cell>
          <table:table-cell office:value-type="string">
            <text:p>ST CORRECT CTR FOR WOM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4">
            <text:p>74</text:p>
          </table:table-cell>
          <table:table-cell office:value-type="float" office:value="35.1351351351351">
            <text:p>35.1351351351</text:p>
          </table:table-cell>
          <table:table-cell office:value-type="float" office:value="2600">
            <text:p>2600</text:p>
          </table:table-cell>
          <table:table-cell office:value-type="float" office:value="3374">
            <text:p>3374</text:p>
          </table:table-cell>
          <table:table-cell office:value-type="float" office:value="3363">
            <text:p>336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614">
            <text:p>614</text:p>
          </table:table-cell>
          <table:table-cell office:value-type="string">
            <text:p>PENNSYLVANIA</text:p>
          </table:table-cell>
          <table:table-cell office:value-type="string">
            <text:p>BELLEFONTE</text:p>
          </table:table-cell>
          <table:table-cell office:value-type="string">
            <text:p>STATE CORRECTIONAL INSTITUTION ROCKVIEW</text:p>
          </table:table-cell>
          <table:table-cell office:value-type="string">
            <text:p>ST CORR INST AT ROCKVIEW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74">
            <text:p>874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float" office:value="12.0137299771167">
            <text:p>12.0137299771</text:p>
          </table:table-cell>
          <table:table-cell office:value-type="float" office:value="10500">
            <text:p>10500</text:p>
          </table:table-cell>
          <table:table-cell table:number-columns-repeated="2" office:value-type="float" office:value="8250">
            <text:p>8250</text:p>
          </table:table-cell>
          <table:table-cell office:value-type="float" office:value="7445">
            <text:p>7445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25">
            <text:p>425</text:p>
          </table:table-cell>
          <table:table-cell office:value-type="float" office:value="135">
            <text:p>135</text:p>
          </table:table-cell>
          <table:table-cell table:number-columns-repeated="999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607">
            <text:p>607</text:p>
          </table:table-cell>
          <table:table-cell office:value-type="string">
            <text:p>PENNSYLVANIA</text:p>
          </table:table-cell>
          <table:table-cell office:value-type="string">
            <text:p>CAMP HILL</text:p>
          </table:table-cell>
          <table:table-cell office:value-type="string">
            <text:p>STATE CORRECTIONAL INSTITUTION</text:p>
          </table:table-cell>
          <table:table-cell office:value-type="string">
            <text:p>STATE CORRECTIONAL INS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69">
            <text:p>1169</text:p>
          </table:table-cell>
          <table:table-cell office:value-type="float" office:value="0">
            <text:p>0</text:p>
          </table:table-cell>
          <table:table-cell office:value-type="float" office:value="1169">
            <text:p>1169</text:p>
          </table:table-cell>
          <table:table-cell office:value-type="float" office:value="9.23438836612489">
            <text:p>9.2343883661</text:p>
          </table:table-cell>
          <table:table-cell office:value-type="float" office:value="10795">
            <text:p>10795</text:p>
          </table:table-cell>
          <table:table-cell table:number-columns-repeated="2" office:value-type="float" office:value="10458">
            <text:p>10458</text:p>
          </table:table-cell>
          <table:table-cell office:value-type="float" office:value="8967">
            <text:p>8967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534">
            <text:p>534</text:p>
          </table:table-cell>
          <table:table-cell office:value-type="float" office:value="120">
            <text:p>120</text:p>
          </table:table-cell>
          <table:table-cell table:number-columns-repeated="999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625">
            <text:p>625</text:p>
          </table:table-cell>
          <table:table-cell office:value-type="string">
            <text:p>PENNSYLVANIA</text:p>
          </table:table-cell>
          <table:table-cell office:value-type="string">
            <text:p>HARRISBURG</text:p>
          </table:table-cell>
          <table:table-cell office:value-type="string">
            <text:p>BOARD OF PROBATION AND PAROLE LIBRARY</text:p>
          </table:table-cell>
          <table:table-cell office:value-type="string">
            <text:p>COMMUNITY SERVICE CENT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4.695652173913">
            <text:p>14.6956521739</text:p>
          </table:table-cell>
          <table:table-cell table:number-columns-repeated="3" office:value-type="float" office:value="338">
            <text:p>338</text:p>
          </table:table-cell>
          <table:table-cell office:value-type="float" office:value="260">
            <text:p>260</text:p>
          </table:table-cell>
          <table:table-cell table:number-columns-repeated="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613">
            <text:p>613</text:p>
          </table:table-cell>
          <table:table-cell office:value-type="string">
            <text:p>PENNSYLVANIA</text:p>
          </table:table-cell>
          <table:table-cell office:value-type="string">
            <text:p>PITTSBURGH</text:p>
          </table:table-cell>
          <table:table-cell office:value-type="string">
            <text:p>STATE CORRECTIONAL INSTITUTION</text:p>
          </table:table-cell>
          <table:table-cell office:value-type="string">
            <text:p>STATE CORRECTIONAL IN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992">
            <text:p>992</text:p>
          </table:table-cell>
          <table:table-cell office:value-type="float" office:value="9.07258064516129">
            <text:p>9.0725806452</text:p>
          </table:table-cell>
          <table:table-cell office:value-type="float" office:value="9000">
            <text:p>9000</text:p>
          </table:table-cell>
          <table:table-cell table:number-columns-repeated="2" office:value-type="float" office:value="11500">
            <text:p>11500</text:p>
          </table:table-cell>
          <table:table-cell office:value-type="float" office:value="11000">
            <text:p>11000</text:p>
          </table:table-cell>
          <table:table-cell table:number-columns-repeated="7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999"/>
        </table:table-row>
        <table:table-row table:style-name="ro1">
          <table:table-cell office:value-type="float" office:value="687">
            <text:p>687</text:p>
          </table:table-cell>
          <table:table-cell/>
          <table:table-cell office:value-type="string">
            <text:p>SOUTH CAROLINA</text:p>
          </table:table-cell>
          <table:table-cell office:value-type="string">
            <text:p>COLUMBIA</text:p>
          </table:table-cell>
          <table:table-cell office:value-type="string">
            <text:p>DEPARTMENT OF CORRECTIONS LIBRARY SERVICES</text:p>
          </table:table-cell>
          <table:table-cell office:value-type="string">
            <text:p>Correction Instit plus Max Sec. Center from census</text:p>
          </table:table-cell>
          <table:table-cell table:number-columns-repeated="2" office:value-type="float" office:value="10">
            <text:p>10</text:p>
          </table:table-cell>
          <table:table-cell office:value-type="float" office:value="3610">
            <text:p>3610</text:p>
          </table:table-cell>
          <table:table-cell office:value-type="float" office:value="255">
            <text:p>255</text:p>
          </table:table-cell>
          <table:table-cell office:value-type="float" office:value="3865">
            <text:p>3865</text:p>
          </table:table-cell>
          <table:table-cell office:value-type="float" office:value="2.58732212160414">
            <text:p>2.5873221216</text:p>
          </table:table-cell>
          <table:table-cell office:value-type="float" office:value="10000">
            <text:p>10000</text:p>
          </table:table-cell>
          <table:table-cell office:value-type="float" office:value="16216">
            <text:p>16216</text:p>
          </table:table-cell>
          <table:table-cell office:value-type="float" office:value="16000">
            <text:p>16000</text:p>
          </table:table-cell>
          <table:table-cell office:value-type="float" office:value="4000">
            <text:p>4000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table:number-columns-repeated="999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669">
            <text:p>669</text:p>
          </table:table-cell>
          <table:table-cell office:value-type="string">
            <text:p>SOUTH DAKOTA</text:p>
          </table:table-cell>
          <table:table-cell office:value-type="string">
            <text:p>SIOUX FALLS</text:p>
          </table:table-cell>
          <table:table-cell office:value-type="string">
            <text:p>STATE PENITENTIARY</text:p>
          </table:table-cell>
          <table:table-cell office:value-type="string">
            <text:p>SO DAKOTA PENITENTIA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9292">
            <text:p>9292</text:p>
          </table:table-cell>
          <table:table-cell table:number-columns-repeated="4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64">
            <text:p>864</text:p>
          </table:table-cell>
          <table:table-cell/>
          <table:table-cell office:value-type="string">
            <text:p>TEXAS</text:p>
          </table:table-cell>
          <table:table-cell office:value-type="string">
            <text:p>HUNTSVILLE</text:p>
          </table:table-cell>
          <table:table-cell office:value-type="string">
            <text:p>DEPT OF CORRECTIONS / WINDHAM SCHOOL DISTRICT</text:p>
          </table:table-cell>
          <table:table-cell office:value-type="string">
            <text:p>Unit Aggregate from Census</text:p>
          </table:table-cell>
          <table:table-cell table:number-columns-repeated="2" office:value-type="float" office:value="10">
            <text:p>10</text:p>
          </table:table-cell>
          <table:table-cell office:value-type="float" office:value="7751">
            <text:p>7751</text:p>
          </table:table-cell>
          <table:table-cell office:value-type="float" office:value="677">
            <text:p>677</text:p>
          </table:table-cell>
          <table:table-cell office:value-type="float" office:value="8428">
            <text:p>8428</text:p>
          </table:table-cell>
          <table:table-cell office:value-type="float" office:value="33.3324632178453">
            <text:p>33.3324632178</text:p>
          </table:table-cell>
          <table:table-cell office:value-type="float" office:value="280926">
            <text:p>280926</text:p>
          </table:table-cell>
          <table:table-cell office:value-type="float" office:value="117927">
            <text:p>117927</text:p>
          </table:table-cell>
          <table:table-cell office:value-type="float" office:value="117427">
            <text:p>117427</text:p>
          </table:table-cell>
          <table:table-cell office:value-type="float" office:value="77427">
            <text:p>77427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705">
            <text:p>705</text:p>
          </table:table-cell>
          <table:table-cell office:value-type="string">
            <text:p>UTAH</text:p>
          </table:table-cell>
          <table:table-cell office:value-type="string">
            <text:p>DRAPER</text:p>
          </table:table-cell>
          <table:table-cell office:value-type="string">
            <text:p>STATE PRISON - LIBRARY</text:p>
          </table:table-cell>
          <table:table-cell office:value-type="string">
            <text:p>UTAH STATE PRIS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22">
            <text:p>22</text:p>
          </table:table-cell>
          <table:table-cell office:value-type="float" office:value="842">
            <text:p>842</text:p>
          </table:table-cell>
          <table:table-cell office:value-type="float" office:value="21.9714964370546">
            <text:p>21.9714964371</text:p>
          </table:table-cell>
          <table:table-cell office:value-type="float" office:value="18500">
            <text:p>18500</text:p>
          </table:table-cell>
          <table:table-cell table:number-columns-repeated="2" office:value-type="float" office:value="11100">
            <text:p>11100</text:p>
          </table:table-cell>
          <table:table-cell office:value-type="float" office:value="7300">
            <text:p>7300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703">
            <text:p>703</text:p>
          </table:table-cell>
          <table:table-cell office:value-type="string">
            <text:p>UTAH</text:p>
          </table:table-cell>
          <table:table-cell office:value-type="string">
            <text:p>SALT LAKE CITY</text:p>
          </table:table-cell>
          <table:table-cell office:value-type="string">
            <text:p>DIVISION OF CORRECTIONS 150 WEST NORTH TEMPLE</text:p>
          </table:table-cell>
          <table:table-cell office:value-type="string">
            <text:p>LAKEHILL COMM CORR CT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table:number-columns-repeated="13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915">
            <text:p>915</text:p>
          </table:table-cell>
          <table:table-cell/>
          <table:table-cell office:value-type="string">
            <text:p>VERMONT</text:p>
          </table:table-cell>
          <table:table-cell office:value-type="string">
            <text:p>MONTPELIER</text:p>
          </table:table-cell>
          <table:table-cell office:value-type="string">
            <text:p>LIBRARY USER SERVICES DIVISION DEPT OF LIBRARYS</text:p>
          </table:table-cell>
          <table:table-cell office:value-type="string">
            <text:p>correctional center aggregate from Census</text:p>
          </table:table-cell>
          <table:table-cell table:number-columns-repeated="2" office:value-type="float" office:value="10">
            <text:p>10</text:p>
          </table:table-cell>
          <table:table-cell office:value-type="float" office:value="259">
            <text:p>259</text:p>
          </table:table-cell>
          <table:table-cell office:value-type="float" office:value="6">
            <text:p>6</text:p>
          </table:table-cell>
          <table:table-cell office:value-type="float" office:value="265">
            <text:p>265</text:p>
          </table:table-cell>
          <table:table-cell office:value-type="float" office:value="17.3471698113208">
            <text:p>17.3471698113</text:p>
          </table:table-cell>
          <table:table-cell office:value-type="float" office:value="4597">
            <text:p>4597</text:p>
          </table:table-cell>
          <table:table-cell table:number-columns-repeated="2" office:value-type="float" office:value="2175">
            <text:p>2175</text:p>
          </table:table-cell>
          <table:table-cell office:value-type="float" office:value="2004">
            <text:p>2004</text:p>
          </table:table-cell>
          <table:table-cell table:number-columns-repeated="5"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3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49">
            <text:p>749</text:p>
          </table:table-cell>
          <table:table-cell office:value-type="string">
            <text:p>VIRGINIA</text:p>
          </table:table-cell>
          <table:table-cell office:value-type="string">
            <text:p>BLAND</text:p>
          </table:table-cell>
          <table:table-cell office:value-type="string">
            <text:p>BLAND CORRECTIONAL CENTER</text:p>
          </table:table-cell>
          <table:table-cell office:value-type="string">
            <text:p>BLAND CORRECTIONAL CT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41">
            <text:p>441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72.1927437641723">
            <text:p>72.1927437642</text:p>
          </table:table-cell>
          <table:table-cell office:value-type="float" office:value="31837">
            <text:p>31837</text:p>
          </table:table-cell>
          <table:table-cell office:value-type="float" office:value="9973">
            <text:p>9973</text:p>
          </table:table-cell>
          <table:table-cell office:value-type="float" office:value="2751">
            <text:p>2751</text:p>
          </table:table-cell>
          <table:table-cell office:value-type="float" office:value="1376">
            <text:p>1376</text:p>
          </table:table-cell>
          <table:table-cell office:value-type="float" office:value="13">
            <text:p>13</text:p>
          </table:table-cell>
          <table:table-cell table:number-columns-repeated="2" office:value-type="float" office:value="7207">
            <text:p>7207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160">
            <text:p>160</text:p>
          </table:table-cell>
          <table:table-cell table:number-columns-repeated="99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43">
            <text:p>743</text:p>
          </table:table-cell>
          <table:table-cell office:value-type="string">
            <text:p>VIRGINIA</text:p>
          </table:table-cell>
          <table:table-cell office:value-type="string">
            <text:p>BOYDTON</text:p>
          </table:table-cell>
          <table:table-cell office:value-type="string">
            <text:p>MECKLENBURG CORRECTIONAL CENTER</text:p>
          </table:table-cell>
          <table:table-cell office:value-type="string">
            <text:p>MECKLENBURG CORRECT CTR</text:p>
          </table:table-cell>
          <table:table-cell table:number-columns-repeated="2"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1.57370517928287">
            <text:p>1.5737051793</text:p>
          </table:table-cell>
          <table:table-cell office:value-type="float" office:value="395">
            <text:p>395</text:p>
          </table:table-cell>
          <table:table-cell office:value-type="float" office:value="1691">
            <text:p>1691</text:p>
          </table:table-cell>
          <table:table-cell office:value-type="float" office:value="1658">
            <text:p>1658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39">
            <text:p>739</text:p>
          </table:table-cell>
          <table:table-cell office:value-type="string">
            <text:p>VIRGINIA</text:p>
          </table:table-cell>
          <table:table-cell office:value-type="string">
            <text:p>CHESAPEAKE</text:p>
          </table:table-cell>
          <table:table-cell office:value-type="string">
            <text:p>ST BRIDES CORRECTIONAL CENTER</text:p>
          </table:table-cell>
          <table:table-cell office:value-type="string">
            <text:p>ST BRIDES CORRECT CENT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28.8788598574822">
            <text:p>28.8788598575</text:p>
          </table:table-cell>
          <table:table-cell office:value-type="float" office:value="12158">
            <text:p>12158</text:p>
          </table:table-cell>
          <table:table-cell table:number-columns-repeated="2" office:value-type="float" office:value="8056">
            <text:p>8056</text:p>
          </table:table-cell>
          <table:table-cell office:value-type="float" office:value="7500">
            <text:p>7500</text:p>
          </table:table-cell>
          <table:table-cell table:number-columns-repeated="3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742">
            <text:p>742</text:p>
          </table:table-cell>
          <table:table-cell office:value-type="string">
            <text:p>VIRGINIA</text:p>
          </table:table-cell>
          <table:table-cell office:value-type="string">
            <text:p>GOOCHLAND</text:p>
          </table:table-cell>
          <table:table-cell office:value-type="string">
            <text:p>VIRGINIA CORRECTIONAL CENTER FOR WOMEN</text:p>
          </table:table-cell>
          <table:table-cell office:value-type="string">
            <text:p>VA CORRECT CTR FOR WOM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87">
            <text:p>287</text:p>
          </table:table-cell>
          <table:table-cell office:value-type="float" office:value="8.52961672473868">
            <text:p>8.5296167247</text:p>
          </table:table-cell>
          <table:table-cell office:value-type="float" office:value="2448">
            <text:p>2448</text:p>
          </table:table-cell>
          <table:table-cell table:number-columns-repeated="3" office:value-type="float" office:value="8064">
            <text:p>8064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200">
            <text:p>1200</text:p>
          </table:table-cell>
          <table:table-cell table:number-columns-repeated="999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45">
            <text:p>745</text:p>
          </table:table-cell>
          <table:table-cell office:value-type="string">
            <text:p>VIRGINIA</text:p>
          </table:table-cell>
          <table:table-cell office:value-type="string">
            <text:p>RICHMOND</text:p>
          </table:table-cell>
          <table:table-cell office:value-type="string">
            <text:p>VIRGINIA STATE PENITENTIARY</text:p>
          </table:table-cell>
          <table:table-cell office:value-type="string">
            <text:p>STATE PENITENTIA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office:value-type="float" office:value="880">
            <text:p>880</text:p>
          </table:table-cell>
          <table:table-cell office:value-type="float" office:value="0.539772727272727">
            <text:p>0.5397727273</text:p>
          </table:table-cell>
          <table:table-cell office:value-type="float" office:value="475">
            <text:p>475</text:p>
          </table:table-cell>
          <table:table-cell table:number-columns-repeated="2" office:value-type="float" office:value="1500">
            <text:p>1500</text:p>
          </table:table-cell>
          <table:table-cell office:value-type="float" office:value="1250">
            <text:p>1250</text:p>
          </table:table-cell>
          <table:table-cell table:number-columns-repeated="3" office:value-type="float" office:value="0">
            <text:p>0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99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44">
            <text:p>744</text:p>
          </table:table-cell>
          <table:table-cell office:value-type="string">
            <text:p>VIRGINIA</text:p>
          </table:table-cell>
          <table:table-cell office:value-type="string">
            <text:p>STATE FARM</text:p>
          </table:table-cell>
          <table:table-cell office:value-type="string">
            <text:p>POWHTAN CORRECTIONAL CENTER</text:p>
          </table:table-cell>
          <table:table-cell office:value-type="string">
            <text:p>POWHATAN CORRECT C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1164">
            <text:p>1164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8500">
            <text:p>8500</text:p>
          </table:table-cell>
          <table:table-cell table:number-columns-repeated="3" office:value-type="float" office:value="0">
            <text:p>0</text:p>
          </table:table-cell>
          <table:table-cell office:value-type="float" office:value="345">
            <text:p>345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40">
            <text:p>740</text:p>
          </table:table-cell>
          <table:table-cell office:value-type="string">
            <text:p>VIRGINIA</text:p>
          </table:table-cell>
          <table:table-cell office:value-type="string">
            <text:p>STAUNTON</text:p>
          </table:table-cell>
          <table:table-cell office:value-type="string">
            <text:p>STAUNTON CORRECTIONAL CENTER</text:p>
          </table:table-cell>
          <table:table-cell office:value-type="string">
            <text:p>STAUNTON CORRECT CENTE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office:value-type="float" office:value="25.4777070063694">
            <text:p>25.4777070064</text:p>
          </table:table-cell>
          <table:table-cell office:value-type="float" office:value="8000">
            <text:p>8000</text:p>
          </table:table-cell>
          <table:table-cell office:value-type="float" office:value="4500">
            <text:p>4500</text:p>
          </table:table-cell>
          <table:table-cell office:value-type="float" office:value="3500">
            <text:p>3500</text:p>
          </table:table-cell>
          <table:table-cell table:number-columns-repeated="4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office:value-type="float" office:value="1500">
            <text:p>1500</text:p>
          </table:table-cell>
          <table:table-cell table:number-columns-repeated="999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758">
            <text:p>758</text:p>
          </table:table-cell>
          <table:table-cell office:value-type="string">
            <text:p>WASHINGTON</text:p>
          </table:table-cell>
          <table:table-cell office:value-type="string">
            <text:p>GIG HARBOR</text:p>
          </table:table-cell>
          <table:table-cell office:value-type="string">
            <text:p>PURDY TREATMENT CENTER FOR WOMEN LIBRARY</text:p>
          </table:table-cell>
          <table:table-cell office:value-type="string">
            <text:p>PURDY TREAT CTR WOM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60">
            <text:p>160</text:p>
          </table:table-cell>
          <table:table-cell office:value-type="float" office:value="149.025">
            <text:p>149.025</text:p>
          </table:table-cell>
          <table:table-cell office:value-type="float" office:value="23844">
            <text:p>23844</text:p>
          </table:table-cell>
          <table:table-cell office:value-type="float" office:value="5921">
            <text:p>5921</text:p>
          </table:table-cell>
          <table:table-cell office:value-type="float" office:value="4728">
            <text:p>4728</text:p>
          </table:table-cell>
          <table:table-cell office:value-type="float" office:value="5070">
            <text:p>5070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893">
            <text:p>8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9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754">
            <text:p>754</text:p>
          </table:table-cell>
          <table:table-cell office:value-type="string">
            <text:p>WASHINGTON</text:p>
          </table:table-cell>
          <table:table-cell office:value-type="string">
            <text:p>MONROE</text:p>
          </table:table-cell>
          <table:table-cell office:value-type="string">
            <text:p>WASHINGTON STATE REFORMATORY</text:p>
          </table:table-cell>
          <table:table-cell office:value-type="string">
            <text:p>STATE REFORMATO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66">
            <text:p>966</text:p>
          </table:table-cell>
          <table:table-cell office:value-type="float" office:value="0">
            <text:p>0</text:p>
          </table:table-cell>
          <table:table-cell office:value-type="float" office:value="966">
            <text:p>966</text:p>
          </table:table-cell>
          <table:table-cell office:value-type="float" office:value="24.527950310559">
            <text:p>24.5279503106</text:p>
          </table:table-cell>
          <table:table-cell office:value-type="float" office:value="23694">
            <text:p>23694</text:p>
          </table:table-cell>
          <table:table-cell table:number-columns-repeated="2" office:value-type="float" office:value="9051">
            <text:p>9051</text:p>
          </table:table-cell>
          <table:table-cell office:value-type="float" office:value="9001">
            <text:p>9001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756">
            <text:p>756</text:p>
          </table:table-cell>
          <table:table-cell office:value-type="string">
            <text:p>WASHINGTON</text:p>
          </table:table-cell>
          <table:table-cell office:value-type="string">
            <text:p>SHELTON</text:p>
          </table:table-cell>
          <table:table-cell office:value-type="string">
            <text:p>WASHINGTON CORRECTIONS CENTER</text:p>
          </table:table-cell>
          <table:table-cell office:value-type="string">
            <text:p>STATE CORRECTIONAL CT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74">
            <text:p>774</text:p>
          </table:table-cell>
          <table:table-cell office:value-type="float" office:value="0">
            <text:p>0</text:p>
          </table:table-cell>
          <table:table-cell office:value-type="float" office:value="774">
            <text:p>774</text:p>
          </table:table-cell>
          <table:table-cell office:value-type="float" office:value="7.03229974160207">
            <text:p>7.0322997416</text:p>
          </table:table-cell>
          <table:table-cell office:value-type="float" office:value="5443">
            <text:p>5443</text:p>
          </table:table-cell>
          <table:table-cell office:value-type="float" office:value="2593">
            <text:p>2593</text:p>
          </table:table-cell>
          <table:table-cell office:value-type="float" office:value="381">
            <text:p>381</text:p>
          </table:table-cell>
          <table:table-cell table:number-columns-repeated="4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212">
            <text:p>2212</text:p>
          </table:table-cell>
          <table:table-cell table:number-columns-repeated="4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755">
            <text:p>755</text:p>
          </table:table-cell>
          <table:table-cell office:value-type="string">
            <text:p>WASHINGTON</text:p>
          </table:table-cell>
          <table:table-cell office:value-type="string">
            <text:p>WALLA WALLA</text:p>
          </table:table-cell>
          <table:table-cell office:value-type="string">
            <text:p>WASHINGTON STATE PENITENTIARY</text:p>
          </table:table-cell>
          <table:table-cell office:value-type="string">
            <text:p>STATE PENITENTIA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69.0362269309638">
            <text:p>69.036226931</text:p>
          </table:table-cell>
          <table:table-cell office:value-type="float" office:value="101000">
            <text:p>101000</text:p>
          </table:table-cell>
          <table:table-cell office:value-type="float" office:value="18040">
            <text:p>18040</text:p>
          </table:table-cell>
          <table:table-cell table:number-columns-repeated="2"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3730">
            <text:p>3730</text:p>
          </table:table-cell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  <table:table-cell office:value-type="float" office:value="310">
            <text:p>31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999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775">
            <text:p>775</text:p>
          </table:table-cell>
          <table:table-cell office:value-type="string">
            <text:p>WISCONSIN</text:p>
          </table:table-cell>
          <table:table-cell office:value-type="string">
            <text:p>FOX LAKE</text:p>
          </table:table-cell>
          <table:table-cell office:value-type="string">
            <text:p>CORRECTIONAL INSTITUTION</text:p>
          </table:table-cell>
          <table:table-cell office:value-type="string">
            <text:p>STATE CORRECTIONAL INS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41.9455184534271">
            <text:p>41.9455184534</text:p>
          </table:table-cell>
          <table:table-cell office:value-type="float" office:value="23867">
            <text:p>23867</text:p>
          </table:table-cell>
          <table:table-cell table:number-columns-repeated="3" office:value-type="float" office:value="9104">
            <text:p>9104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74">
            <text:p>774</text:p>
          </table:table-cell>
          <table:table-cell office:value-type="string">
            <text:p>WISCONSIN</text:p>
          </table:table-cell>
          <table:table-cell office:value-type="string">
            <text:p>GREEN BAY</text:p>
          </table:table-cell>
          <table:table-cell table:number-columns-repeated="2" office:value-type="string">
            <text:p>STATE REFORMATO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664">
            <text:p>664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6000">
            <text:p>600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786">
            <text:p>786</text:p>
          </table:table-cell>
          <table:table-cell office:value-type="string">
            <text:p>WISCONSIN</text:p>
          </table:table-cell>
          <table:table-cell office:value-type="string">
            <text:p>MILWAUKEE</text:p>
          </table:table-cell>
          <table:table-cell office:value-type="string">
            <text:p>WOMEN'S COMMUNITY CENTER</text:p>
          </table:table-cell>
          <table:table-cell office:value-type="string">
            <text:p>WOMENS COMM TREAT CENTER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75">
            <text:p>475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778">
            <text:p>778</text:p>
          </table:table-cell>
          <table:table-cell office:value-type="string">
            <text:p>WISCONSIN</text:p>
          </table:table-cell>
          <table:table-cell office:value-type="string">
            <text:p>OREGON</text:p>
          </table:table-cell>
          <table:table-cell office:value-type="string">
            <text:p>OAKHILL RESOURCE CENTER</text:p>
          </table:table-cell>
          <table:table-cell office:value-type="string">
            <text:p>OAKHILL CORRECT INS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table:number-columns-repeated="8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77">
            <text:p>777</text:p>
          </table:table-cell>
          <table:table-cell office:value-type="string">
            <text:p>WISCONSIN</text:p>
          </table:table-cell>
          <table:table-cell office:value-type="string">
            <text:p>PLYMOUTH</text:p>
          </table:table-cell>
          <table:table-cell office:value-type="string">
            <text:p>KETTLE MORAINE CORRECTIONAL INSTITUTION</text:p>
          </table:table-cell>
          <table:table-cell office:value-type="string">
            <text:p>KETTLE MORAINE CORR INS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11.7962466487936">
            <text:p>11.7962466488</text:p>
          </table:table-cell>
          <table:table-cell office:value-type="float" office:value="4400">
            <text:p>4400</text:p>
          </table:table-cell>
          <table:table-cell office:value-type="float" office:value="7992">
            <text:p>7992</text:p>
          </table:table-cell>
          <table:table-cell office:value-type="float" office:value="7500">
            <text:p>7500</text:p>
          </table:table-cell>
          <table:table-cell office:value-type="float" office:value="7450">
            <text:p>745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50">
            <text:p>450</text:p>
          </table:table-cell>
          <table:table-cell table:number-columns-repeated="2"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76">
            <text:p>776</text:p>
          </table:table-cell>
          <table:table-cell office:value-type="string">
            <text:p>WISCONSIN</text:p>
          </table:table-cell>
          <table:table-cell office:value-type="string">
            <text:p>TAYCHEEDAH</text:p>
          </table:table-cell>
          <table:table-cell office:value-type="string">
            <text:p>TAYCHEEDAH CORRECTIONAL INSTITUTION</text:p>
          </table:table-cell>
          <table:table-cell office:value-type="string">
            <text:p>TAYCHEEDAH CORRECT IN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22">
            <text:p>122</text:p>
          </table:table-cell>
          <table:table-cell office:value-type="float" office:value="49.1803278688525">
            <text:p>49.1803278689</text:p>
          </table:table-cell>
          <table:table-cell office:value-type="float" office:value="6000">
            <text:p>6000</text:p>
          </table:table-cell>
          <table:table-cell table:number-columns-repeated="2" office:value-type="float" office:value="5600">
            <text:p>5600</text:p>
          </table:table-cell>
          <table:table-cell office:value-type="float" office:value="5500">
            <text:p>5500</text:p>
          </table:table-cell>
          <table:table-cell table:number-columns-repeated="7" office:value-type="float" office:value="0">
            <text:p>0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73">
            <text:p>773</text:p>
          </table:table-cell>
          <table:table-cell office:value-type="string">
            <text:p>WISCONSIN</text:p>
          </table:table-cell>
          <table:table-cell office:value-type="string">
            <text:p>WAUPUN</text:p>
          </table:table-cell>
          <table:table-cell office:value-type="string">
            <text:p>STATE PRISON</text:p>
          </table:table-cell>
          <table:table-cell office:value-type="string">
            <text:p>WAUPUN CORRECT IN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office:value-type="float" office:value="1066">
            <text:p>1066</text:p>
          </table:table-cell>
          <table:table-cell/>
          <table:table-cell office:value-type="float" office:value="0">
            <text:p>0</text:p>
          </table:table-cell>
          <table:table-cell office:value-type="float" office:value="22200">
            <text:p>22200</text:p>
          </table:table-cell>
          <table:table-cell office:value-type="float" office:value="22000">
            <text:p>22000</text:p>
          </table:table-cell>
          <table:table-cell office:value-type="float" office:value="21800">
            <text:p>218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89">
            <text:p>789</text:p>
          </table:table-cell>
          <table:table-cell office:value-type="string">
            <text:p>WYOMING</text:p>
          </table:table-cell>
          <table:table-cell office:value-type="string">
            <text:p>RAWLINS</text:p>
          </table:table-cell>
          <table:table-cell office:value-type="string">
            <text:p>WYOMING STATE PENITENTIARY</text:p>
          </table:table-cell>
          <table:table-cell office:value-type="string">
            <text:p>WY STATE PENITENTIA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12.1212121212121">
            <text:p>12.1212121212</text:p>
          </table:table-cell>
          <table:table-cell office:value-type="float" office:value="5200">
            <text:p>5200</text:p>
          </table:table-cell>
          <table:table-cell table:number-columns-repeated="2" office:value-type="float" office:value="11500">
            <text:p>11500</text:p>
          </table:table-cell>
          <table:table-cell office:value-type="float" office:value="10500">
            <text:p>10500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table:number-columns-repeated="999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urvey 1977 describe" table:style-name="ta5" table:print="false">
        <table:table-column table:style-name="co21" table:default-cell-style-name="Excel_20_Built-in_20_Normal"/>
        <table:table-column table:style-name="co36" table:default-cell-style-name="Excel_20_Built-in_20_Normal"/>
        <table:table-column table:style-name="co23" table:default-cell-style-name="Excel_20_Built-in_20_Normal"/>
        <table:table-column table:style-name="co37" table:default-cell-style-name="Excel_20_Built-in_20_Normal"/>
        <table:table-column table:style-name="co21" table:number-columns-repeated="1020" table:default-cell-style-name="Excel_20_Built-in_20_Normal"/>
        <table:table-row table:style-name="ro1">
          <table:table-cell table:style-name="ce1" office:value-type="string" table:number-columns-spanned="2" table:number-rows-spanned="1">
            <text:p>sources and notes for dataset in sheet "prison libraries 1977"</text:p>
          </table:table-cell>
          <table:covered-table-cell table:style-name="ce3"/>
          <table:table-cell/>
          <table:table-cell office:value-type="string">
            <text:p>Repository: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ttp://acrosswalls.org/datasets/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sion: 1.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cords are for responding libraries from NCES (1977) where responding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as line5 (type of library) = 1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ibnumbers 339 and 35 were deleted because they served correctional staff, not prisone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on-response is important for analyzing the data. <text:s/>Responding libraries are not the univer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f state prison librarie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eld definitions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n = library number in NCES (1977) dataset (duplicates exist; must be combined with state to uniquely identify library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n = facility number (var004; sequence number) in BJS (1979) datase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ibrary name = from NCES (1977), library name with library name-2 append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cility name = from BJS (1979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ype-1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rom BJS (1979): var 10, type of institution</text:p>
          </table:table-cell>
          <table:table-cell table:number-columns-repeated="1022"/>
        </table:table-row>
        <table:table-row table:style-name="ro1">
          <table:table-cell office:value-type="string">
            <text:p>type-1</text:p>
          </table:table-cell>
          <table:table-cell office:value-type="string">
            <text:p>type description 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imarily a maximum (closed) security facility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marily a medium security facility 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marily a minimum security facility 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imarily a classification, diagnostic, <text:s/>and/or reception facility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ical facility or hospital 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munity centers <text:s text:c="4"/>All facilities 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Youthful offender facility 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ocation aggregate (added)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matched in Census of 1979 (added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ype-2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rom BJS (1979): var 488, type of facility in Census 1974</text:p>
          </table:table-cell>
          <table:table-cell table:number-columns-repeated="1022"/>
        </table:table-row>
        <table:table-row table:style-name="ro1">
          <table:table-cell office:value-type="string">
            <text:p>type-2</text:p>
          </table:table-cell>
          <table:table-cell office:value-type="string">
            <text:p>type description 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string">
            <text:p>Inapplicable (not covered in 1974 Census)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losed prison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ad camp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restry camp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son camp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ther prison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munity center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lassification center or medical center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ocation aggregate (added)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matched in Census of 1979 (added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type-2=8 added for matching NCES (1977) to BJS (1979) data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olumes and circulation from NCES (1977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olumes = sum of line35b, line37b, line38b, and line41b (see below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irculation = line55, "Number materiels circulated to users"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eld</text:p>
          </table:table-cell>
          <table:table-cell office:value-type="string">
            <text:p>description (all holdings at year-end 1977)</text:p>
          </table:table-cell>
          <table:table-cell table:number-columns-repeated="1022"/>
        </table:table-row>
        <table:table-row table:style-name="ro1">
          <table:table-cell office:value-type="string">
            <text:p>line35b</text:p>
          </table:table-cell>
          <table:table-cell office:value-type="string">
            <text:p>number book volumes held</text:p>
          </table:table-cell>
          <table:table-cell table:number-columns-repeated="1022"/>
        </table:table-row>
        <table:table-row table:style-name="ro1">
          <table:table-cell office:value-type="string">
            <text:p>line36b</text:p>
          </table:table-cell>
          <table:table-cell office:value-type="string">
            <text:p>number book titles held</text:p>
          </table:table-cell>
          <table:table-cell table:number-columns-repeated="1022"/>
        </table:table-row>
        <table:table-row table:style-name="ro1">
          <table:table-cell office:value-type="string">
            <text:p>line37b</text:p>
          </table:table-cell>
          <table:table-cell office:value-type="string">
            <text:p>number government volumes held</text:p>
          </table:table-cell>
          <table:table-cell table:number-columns-repeated="1022"/>
        </table:table-row>
        <table:table-row table:style-name="ro1">
          <table:table-cell office:value-type="string">
            <text:p>line38b</text:p>
          </table:table-cell>
          <table:table-cell office:value-type="string">
            <text:p>number bound period vol held</text:p>
          </table:table-cell>
          <table:table-cell table:number-columns-repeated="1022"/>
        </table:table-row>
        <table:table-row table:style-name="ro1">
          <table:table-cell office:value-type="string">
            <text:p>line39b</text:p>
          </table:table-cell>
          <table:table-cell office:value-type="string">
            <text:p>numb bound period title held</text:p>
          </table:table-cell>
          <table:table-cell table:number-columns-repeated="1022"/>
        </table:table-row>
        <table:table-row table:style-name="ro1">
          <table:table-cell office:value-type="string">
            <text:p>line40b</text:p>
          </table:table-cell>
          <table:table-cell office:value-type="string">
            <text:p>numb current period title held</text:p>
          </table:table-cell>
          <table:table-cell table:number-columns-repeated="1022"/>
        </table:table-row>
        <table:table-row table:style-name="ro1">
          <table:table-cell office:value-type="string">
            <text:p>line41b</text:p>
          </table:table-cell>
          <table:table-cell office:value-type="string">
            <text:p>numb non-current period vol held</text:p>
          </table:table-cell>
          <table:table-cell table:number-columns-repeated="1022"/>
        </table:table-row>
        <table:table-row table:style-name="ro1">
          <table:table-cell office:value-type="string">
            <text:p>line43b</text:p>
          </table:table-cell>
          <table:table-cell office:value-type="string">
            <text:p>numb books on microforms held</text:p>
          </table:table-cell>
          <table:table-cell table:number-columns-repeated="1022"/>
        </table:table-row>
        <table:table-row table:style-name="ro1">
          <table:table-cell office:value-type="string">
            <text:p>line44a</text:p>
          </table:table-cell>
          <table:table-cell office:value-type="string">
            <text:p>numb periodicals on microf held</text:p>
          </table:table-cell>
          <table:table-cell table:number-columns-repeated="1022"/>
        </table:table-row>
        <table:table-row table:style-name="ro1">
          <table:table-cell office:value-type="string">
            <text:p>line46b</text:p>
          </table:table-cell>
          <table:table-cell office:value-type="string">
            <text:p>numb titles on audiovisual held</text:p>
          </table:table-cell>
          <table:table-cell table:number-columns-repeated="1022"/>
        </table:table-row>
        <table:table-row table:style-name="ro1">
          <table:table-cell office:value-type="string">
            <text:p>line47b</text:p>
          </table:table-cell>
          <table:table-cell office:value-type="string">
            <text:p>numb titles on other matter held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male and female prisoner counts from BJS (1979) vars 22 &amp; 23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scription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HAT WAS THE INMATE COUNT IN THIS FACILITY ON NOVEMB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14, 1979? <text:s/>PLEASE COUNT ALL MALE AND FEMALE INMATES WHO HA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 BED RESERVED FOR THEM IN THIS FACILITY, INCLUD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NTENCED AND UNSENTENCED INMATES, PROBATION AND PARO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IOLATORS, AND CIVIL AND DIAGNOSTIC COMMITMENTS. <text:s/>THIS COU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OULD INCLUDE ALL INMATES WHO ARE TEMPORARILY ABSENT FR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IS FACILITY FOR COURT APPEARANCES, BRIEF FURLOUGHS, ETC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IS COUNT SHOULD EXCLUDE ALL INMATES WHO ARE ON ESCAPE 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WAY WITHOUT LEAVE (AWOL)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 prisoners is sum of male and female prisoner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irc / prisoner = circulation / total prisoners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U.S. Dept. of Education, National Center f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ducation Statistics. SURVEY OF SPECI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IBRARIES SERVING STATE GOVERNMENTS, FISC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YEAR 1977: [UNITED STATES] [Computer file]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CPSR version. Washington, DC: U.S. Dept. of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ducation, National Center for Educ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atistics [producer], 1977. Ann Arbor, MI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-university Consortium for Political an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cial Research [distributor], 2002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.S. <text:s/>Dept. <text:s/>of <text:s/>Justice, <text:s/>Bureau <text:s/>of <text:s text:c="2"/>Justice Statistics.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ENSUS OF STATE ADULT CORRECTIONAL FACILITIES, 1979 [Computer file]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ducted by U.S. <text:s/>Dept. <text:s/>of Commerce, Bureau of the Census. <text:s/>2nd ICPSR ed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n Arbor, <text:s/>MI: <text:s/>Inter-university Consortium <text:s/>for <text:s/>Political <text:s/>and Social Research [producer and distributor], 1997.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For summary review of 1977 survey, se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oldhor, Herbert and Janice Summers (1981). Special Libraries Serving State Governments. National Center for Education Statistics [NCES]. NCES-81-206; Eric Doc. ED205196, Illinois Univ., Urbana. Graduate School of Library Science.</text:p>
          </table:table-cell>
          <table:table-cell table:number-columns-repeated="1022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fed libraries 1972-8" table:style-name="ta6" table:print="false">
        <table:table-column table:style-name="co38" table:default-cell-style-name="ce43"/>
        <table:table-column table:style-name="co39" table:default-cell-style-name="ce43"/>
        <table:table-column table:style-name="co40" table:default-cell-style-name="ce43"/>
        <table:table-column table:style-name="co41" table:default-cell-style-name="ce43"/>
        <table:table-column table:style-name="co42" table:default-cell-style-name="ce43"/>
        <table:table-column table:style-name="co43" table:default-cell-style-name="ce43"/>
        <table:table-column table:style-name="co44" table:number-columns-repeated="2" table:default-cell-style-name="ce43"/>
        <table:table-column table:style-name="co45" table:number-columns-repeated="2" table:default-cell-style-name="ce45"/>
        <table:table-column table:style-name="co45" table:default-cell-style-name="ce43"/>
        <table:table-column table:style-name="co45" table:default-cell-style-name="ce45"/>
        <table:table-column table:style-name="co46" table:default-cell-style-name="ce43"/>
        <table:table-column table:style-name="co47" table:default-cell-style-name="ce43"/>
        <table:table-column table:style-name="co7" table:number-columns-repeated="1010" table:default-cell-style-name="ce43"/>
        <table:table-row table:style-name="ro1">
          <table:table-cell table:style-name="ce41" office:value-type="string" table:number-columns-spanned="3" table:number-rows-spanned="1">
            <text:p>Federal prison libraries in 1972 and 1978</text:p>
          </table:table-cell>
          <table:covered-table-cell table:number-columns-repeated="2" table:style-name="ce42"/>
          <table:table-cell table:number-columns-repeated="10"/>
          <table:table-cell office:value-type="string">
            <text:p>Repository:</text:p>
          </table:table-cell>
          <table:table-cell table:number-columns-repeated="1010"/>
        </table:table-row>
        <table:table-row table:style-name="ro1">
          <table:table-cell table:style-name="ce42" table:number-columns-repeated="3"/>
          <table:table-cell table:number-columns-repeated="10"/>
          <table:table-cell office:value-type="string">
            <text:p>http://acrosswalls.org/datasets/</text:p>
          </table:table-cell>
          <table:table-cell table:number-columns-repeated="1010"/>
        </table:table-row>
        <table:table-row table:style-name="ro1">
          <table:table-cell table:style-name="ce42" table:number-columns-repeated="3"/>
          <table:table-cell table:number-columns-repeated="10"/>
          <table:table-cell office:value-type="string">
            <text:p>Version: 1.0</text:p>
          </table:table-cell>
          <table:table-cell table:number-columns-repeated="1010"/>
        </table:table-row>
        <table:table-row table:style-name="ro1">
          <table:table-cell table:style-name="ce42" table:number-columns-repeated="2"/>
          <table:table-cell office:value-type="string">
            <text:p>reported</text:p>
          </table:table-cell>
          <table:table-cell office:value-type="string">
            <text:p>scaled for 1972</text:p>
          </table:table-cell>
          <table:table-cell office:value-type="string">
            <text:p>scaled for 1977</text:p>
          </table:table-cell>
          <table:table-cell table:number-columns-repeated="1019"/>
        </table:table-row>
        <table:table-row table:style-name="ro1">
          <table:table-cell table:style-name="ce42" office:value-type="string">
            <text:p>volumes in 1972</text:p>
          </table:table-cell>
          <table:table-cell table:style-name="ce42"/>
          <table:table-cell table:style-name="ce13" office:value-type="float" office:value="144997">
            <text:p><text:s/>144,997 </text:p>
          </table:table-cell>
          <table:table-cell table:style-name="ce13" table:formula="of:=[.C5]*[.D6]/[.C6]" office:value-type="float" office:value="241639.40908742">
            <text:p><text:s/>241,639 </text:p>
          </table:table-cell>
          <table:table-cell table:style-name="ce13" table:formula="of:=[.D5]*[.E6]/[.D6]" office:value-type="float" office:value="318839.822703201">
            <text:p><text:s/>318,840 </text:p>
          </table:table-cell>
          <table:table-cell table:number-columns-repeated="1019"/>
        </table:table-row>
        <table:table-row table:style-name="ro1">
          <table:table-cell table:style-name="ce42" office:value-type="string">
            <text:p>prisoners in 1972</text:p>
          </table:table-cell>
          <table:table-cell table:style-name="ce42"/>
          <table:table-cell table:style-name="ce13" office:value-type="float" office:value="13029">
            <text:p><text:s/>13,029 </text:p>
          </table:table-cell>
          <table:table-cell table:style-name="ce13" office:value-type="float" office:value="21713">
            <text:p><text:s/>21,713 </text:p>
          </table:table-cell>
          <table:table-cell table:style-name="ce13" office:value-type="float" office:value="28650">
            <text:p><text:s/>28,650 </text:p>
          </table:table-cell>
          <table:table-cell table:number-columns-repeated="1019"/>
        </table:table-row>
        <table:table-row table:style-name="ro1">
          <table:table-cell table:style-name="ce42" table:number-columns-repeated="2"/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1" office:value-type="string" table:number-columns-spanned="3" table:number-rows-spanned="1">
            <text:p>Across reporting libraries in 1972</text:p>
          </table:table-cell>
          <table:covered-table-cell table:number-columns-repeated="2" table:style-name="ce42"/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42" office:value-type="string">
            <text:p>volumes / prisoner</text:p>
          </table:table-cell>
          <table:table-cell table:style-name="ce42"/>
          <table:table-cell table:style-name="ce44" table:formula="of:=SUM([.I14:.I33])/SUM([.H14:.H33])" office:value-type="float" office:value="11.1287896231484">
            <text:p><text:s/>11.1 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42" office:value-type="string">
            <text:p>circulation yearly / prisoner</text:p>
          </table:table-cell>
          <table:table-cell table:style-name="ce42"/>
          <table:table-cell table:style-name="ce44" table:formula="of:=SUM([.J14:.J27])/SUM([.H14:.H27])" office:value-type="float" office:value="14.6026995305164">
            <text:p><text:s/>14.6 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prisoners in 1972</text:p>
          </table:table-cell>
          <table:table-cell table:number-columns-repeated="2"/>
          <table:table-cell table:style-name="ce46" office:value-type="string" table:number-columns-spanned="3" table:number-rows-spanned="1">
            <text:p>library statistics in 1972</text:p>
          </table:table-cell>
          <table:covered-table-cell table:number-columns-repeated="2" table:style-name="ce47"/>
          <table:table-cell office:value-type="string">
            <text:p>in 1978</text:p>
          </table:table-cell>
          <table:table-cell table:number-columns-repeated="1012"/>
        </table:table-row>
        <table:table-row table:style-name="ro1">
          <table:table-cell office:value-type="string">
            <text:p>lid</text:p>
          </table:table-cell>
          <table:table-cell office:value-type="string">
            <text:p>state</text:p>
          </table:table-cell>
          <table:table-cell office:value-type="string">
            <text:p>plac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volumes</text:p>
          </table:table-cell>
          <table:table-cell office:value-type="string">
            <text:p>circulation</text:p>
          </table:table-cell>
          <table:table-cell office:value-type="string">
            <text:p>circ / prisoner</text:p>
          </table:table-cell>
          <table:table-cell office:value-type="string">
            <text:p>volumes</text:p>
          </table:table-cell>
          <table:table-cell/>
          <table:table-cell office:value-type="string">
            <text:p>sources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klahoma</text:p>
          </table:table-cell>
          <table:table-cell office:value-type="string">
            <text:p>El Reno</text:p>
          </table:table-cell>
          <table:table-cell office:value-type="string">
            <text:p>reformatory</text:p>
          </table:table-cell>
          <table:table-cell office:value-type="string">
            <text:p>young adults</text:p>
          </table:table-cell>
          <table:table-cell office:value-type="float" office:value="952">
            <text:p>952</text:p>
          </table:table-cell>
          <table:table-cell/>
          <table:table-cell table:formula="of:=[.F14]+[.G14]" office:value-type="float" office:value="952">
            <text:p>952</text:p>
          </table:table-cell>
          <table:table-cell office:value-type="float" office:value="12000">
            <text:p>12,000</text:p>
          </table:table-cell>
          <table:table-cell office:value-type="float" office:value="35000">
            <text:p>35,000</text:p>
          </table:table-cell>
          <table:table-cell table:style-name="ce48" table:formula="of:=[.J14]/[.H14]" office:value-type="float" office:value="36.7647058823529">
            <text:p>36.8</text:p>
          </table:table-cell>
          <table:table-cell office:value-type="float" office:value="19600">
            <text:p>19,600</text:p>
          </table:table-cell>
          <table:table-cell/>
          <table:table-cell office:value-type="string">
            <text:p>1972 data from Tables A-1, A-11 in:</text:p>
          </table:table-cell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Washington</text:p>
          </table:table-cell>
          <table:table-cell office:value-type="string">
            <text:p>Steilacoom / McNeil Island</text:p>
          </table:table-cell>
          <table:table-cell office:value-type="string">
            <text:p>penitentiary</text:p>
          </table:table-cell>
          <table:table-cell/>
          <table:table-cell office:value-type="float" office:value="956">
            <text:p>956</text:p>
          </table:table-cell>
          <table:table-cell/>
          <table:table-cell table:formula="of:=[.F15]+[.G15]" office:value-type="float" office:value="956">
            <text:p>956</text:p>
          </table:table-cell>
          <table:table-cell office:value-type="float" office:value="12414">
            <text:p>12,414</text:p>
          </table:table-cell>
          <table:table-cell office:value-type="float" office:value="26100">
            <text:p>26,100</text:p>
          </table:table-cell>
          <table:table-cell table:style-name="ce48" table:formula="of:=[.J15]/[.H15]" office:value-type="float" office:value="27.3012552301255">
            <text:p>27.3</text:p>
          </table:table-cell>
          <table:table-cell table:number-columns-repeated="2"/>
          <table:table-cell office:value-type="string">
            <text:p>Schick, Frank L. (1975). Survey of Federal Libraries; Fiscal Year 1972. National Center for Education Statistics [NCES]. NCES 75-184; Eric Doc. No. ED112920.</text:p>
          </table:table-cell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ennsylvania</text:p>
          </table:table-cell>
          <table:table-cell office:value-type="string">
            <text:p>Lewisburg</text:p>
          </table:table-cell>
          <table:table-cell office:value-type="string">
            <text:p>penitentiary</text:p>
          </table:table-cell>
          <table:table-cell office:value-type="string">
            <text:p>long-term adults</text:p>
          </table:table-cell>
          <table:table-cell office:value-type="float" office:value="1496">
            <text:p>1496</text:p>
          </table:table-cell>
          <table:table-cell/>
          <table:table-cell table:formula="of:=[.F16]+[.G16]" office:value-type="float" office:value="1496">
            <text:p>1496</text:p>
          </table:table-cell>
          <table:table-cell office:value-type="float" office:value="10010">
            <text:p>10,010</text:p>
          </table:table-cell>
          <table:table-cell office:value-type="float" office:value="26000">
            <text:p>26,000</text:p>
          </table:table-cell>
          <table:table-cell table:style-name="ce48" table:formula="of:=[.J16]/[.H16]" office:value-type="float" office:value="17.379679144385">
            <text:p>17.4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eorgia</text:p>
          </table:table-cell>
          <table:table-cell office:value-type="string">
            <text:p>Atlanta</text:p>
          </table:table-cell>
          <table:table-cell office:value-type="string">
            <text:p>penitentiary</text:p>
          </table:table-cell>
          <table:table-cell office:value-type="string">
            <text:p>long-term adults</text:p>
          </table:table-cell>
          <table:table-cell office:value-type="float" office:value="2262">
            <text:p>2262</text:p>
          </table:table-cell>
          <table:table-cell/>
          <table:table-cell table:formula="of:=[.F17]+[.G17]" office:value-type="float" office:value="2262">
            <text:p>2262</text:p>
          </table:table-cell>
          <table:table-cell office:value-type="float" office:value="30000">
            <text:p>30,000</text:p>
          </table:table-cell>
          <table:table-cell office:value-type="float" office:value="20000">
            <text:p>20,000</text:p>
          </table:table-cell>
          <table:table-cell table:style-name="ce48" table:formula="of:=[.J17]/[.H17]" office:value-type="float" office:value="8.84173297966401">
            <text:p>8.8</text:p>
          </table:table-cell>
          <table:table-cell office:value-type="float" office:value="1500">
            <text:p>1,500</text:p>
          </table:table-cell>
          <table:table-cell/>
          <table:table-cell office:value-type="string">
            <text:p>1978 data from:</text:p>
          </table:table-cell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innesota</text:p>
          </table:table-cell>
          <table:table-cell office:value-type="string">
            <text:p>Sandstone</text:p>
          </table:table-cell>
          <table:table-cell office:value-type="string">
            <text:p>correctional institution</text:p>
          </table:table-cell>
          <table:table-cell office:value-type="string">
            <text:p>intermediate-term adults</text:p>
          </table:table-cell>
          <table:table-cell office:value-type="float" office:value="489">
            <text:p>489</text:p>
          </table:table-cell>
          <table:table-cell/>
          <table:table-cell table:formula="of:=[.F18]+[.G18]" office:value-type="float" office:value="489">
            <text:p>489</text:p>
          </table:table-cell>
          <table:table-cell office:value-type="float" office:value="7500">
            <text:p>7,500</text:p>
          </table:table-cell>
          <table:table-cell office:value-type="float" office:value="6500">
            <text:p>6,500</text:p>
          </table:table-cell>
          <table:table-cell table:style-name="ce48" table:formula="of:=[.J18]/[.H18]" office:value-type="float" office:value="13.2924335378323">
            <text:p>13.3</text:p>
          </table:table-cell>
          <table:table-cell table:number-columns-repeated="2"/>
          <table:table-cell office:value-type="string">
            <text:p>Bellassai, Marcia C. (1983). Survey of Federal Libraries, fiscal year 1978. National Center for Education Statistics [NCES]. Washington, DC.</text:p>
          </table:table-cell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exas</text:p>
          </table:table-cell>
          <table:table-cell office:value-type="string">
            <text:p>Fort Worth</text:p>
          </table:table-cell>
          <table:table-cell office:value-type="string">
            <text:p>correctional institution</text:p>
          </table:table-cell>
          <table:table-cell office:value-type="string">
            <text:p>intermediate-term adults</text:p>
          </table:table-cell>
          <table:table-cell office:value-type="float" office:value="132">
            <text:p>132</text:p>
          </table:table-cell>
          <table:table-cell office:value-type="float" office:value="28">
            <text:p>28</text:p>
          </table:table-cell>
          <table:table-cell table:formula="of:=[.F19]+[.G19]" office:value-type="float" office:value="160">
            <text:p>160</text:p>
          </table:table-cell>
          <table:table-cell office:value-type="float" office:value="18350">
            <text:p>18,350</text:p>
          </table:table-cell>
          <table:table-cell office:value-type="float" office:value="5500">
            <text:p>5,500</text:p>
          </table:table-cell>
          <table:table-cell table:style-name="ce48" table:formula="of:=[.J19]/[.H19]" office:value-type="float" office:value="34.375">
            <text:p>34.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lifornia</text:p>
          </table:table-cell>
          <table:table-cell office:value-type="string">
            <text:p>Lompoc</text:p>
          </table:table-cell>
          <table:table-cell office:value-type="string">
            <text:p>correctional institution</text:p>
          </table:table-cell>
          <table:table-cell office:value-type="string">
            <text:p>young adults</text:p>
          </table:table-cell>
          <table:table-cell office:value-type="float" office:value="941">
            <text:p>941</text:p>
          </table:table-cell>
          <table:table-cell/>
          <table:table-cell table:formula="of:=[.F20]+[.G20]" office:value-type="float" office:value="941">
            <text:p>941</text:p>
          </table:table-cell>
          <table:table-cell office:value-type="float" office:value="4000">
            <text:p>4,000</text:p>
          </table:table-cell>
          <table:table-cell office:value-type="float" office:value="5468">
            <text:p>5,468</text:p>
          </table:table-cell>
          <table:table-cell table:style-name="ce48" table:formula="of:=[.J20]/[.H20]" office:value-type="float" office:value="5.81083953241233">
            <text:p>5.8</text:p>
          </table:table-cell>
          <table:table-cell office:value-type="float" office:value="2587">
            <text:p>2,587</text:p>
          </table:table-cell>
          <table:table-cell/>
          <table:table-cell office:value-type="string">
            <text:p>lid 8 (Atlanta, Georgia) 1972 circ figure appears to be misprint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lorado</text:p>
          </table:table-cell>
          <table:table-cell office:value-type="string">
            <text:p>Engelwood</text:p>
          </table:table-cell>
          <table:table-cell office:value-type="string">
            <text:p>youth center</text:p>
          </table:table-cell>
          <table:table-cell office:value-type="string">
            <text:p>juveniles &amp; youth</text:p>
          </table:table-cell>
          <table:table-cell office:value-type="float" office:value="316">
            <text:p>316</text:p>
          </table:table-cell>
          <table:table-cell/>
          <table:table-cell table:formula="of:=[.F21]+[.G21]" office:value-type="float" office:value="316">
            <text:p>316</text:p>
          </table:table-cell>
          <table:table-cell office:value-type="float" office:value="4000">
            <text:p>4,000</text:p>
          </table:table-cell>
          <table:table-cell office:value-type="float" office:value="5468">
            <text:p>5,468</text:p>
          </table:table-cell>
          <table:table-cell table:style-name="ce48" table:formula="of:=[.J21]/[.H21]" office:value-type="float" office:value="17.3037974683544">
            <text:p>17.3</text:p>
          </table:table-cell>
          <table:table-cell office:value-type="float" office:value="6221">
            <text:p>6,221</text:p>
          </table:table-cell>
          <table:table-cell/>
          <table:table-cell office:value-type="string">
            <text:p>changed circ from 2000</text:p>
          </table:table-cell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ashington</text:p>
          </table:table-cell>
          <table:table-cell office:value-type="string">
            <text:p>McNeil Island</text:p>
          </table:table-cell>
          <table:table-cell office:value-type="string">
            <text:p>prison camp</text:p>
          </table:table-cell>
          <table:table-cell office:value-type="string">
            <text:p>short-term adults</text:p>
          </table:table-cell>
          <table:table-cell office:value-type="float" office:value="266">
            <text:p>266</text:p>
          </table:table-cell>
          <table:table-cell/>
          <table:table-cell table:formula="of:=[.F22]+[.G22]" office:value-type="float" office:value="266">
            <text:p>266</text:p>
          </table:table-cell>
          <table:table-cell office:value-type="float" office:value="4950">
            <text:p>4,950</text:p>
          </table:table-cell>
          <table:table-cell office:value-type="float" office:value="5300">
            <text:p>5,300</text:p>
          </table:table-cell>
          <table:table-cell table:style-name="ce48" table:formula="of:=[.J22]/[.H22]" office:value-type="float" office:value="19.9248120300752">
            <text:p>19.9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necticut</text:p>
          </table:table-cell>
          <table:table-cell office:value-type="string">
            <text:p>Danbury</text:p>
          </table:table-cell>
          <table:table-cell office:value-type="string">
            <text:p>correctional institution</text:p>
          </table:table-cell>
          <table:table-cell office:value-type="string">
            <text:p>intermediate-term adults</text:p>
          </table:table-cell>
          <table:table-cell office:value-type="float" office:value="731">
            <text:p>731</text:p>
          </table:table-cell>
          <table:table-cell/>
          <table:table-cell table:formula="of:=[.F23]+[.G23]" office:value-type="float" office:value="731">
            <text:p>731</text:p>
          </table:table-cell>
          <table:table-cell office:value-type="float" office:value="6500">
            <text:p>6,500</text:p>
          </table:table-cell>
          <table:table-cell office:value-type="float" office:value="4000">
            <text:p>4,000</text:p>
          </table:table-cell>
          <table:table-cell table:style-name="ce48" table:formula="of:=[.J23]/[.H23]" office:value-type="float" office:value="5.47195622435021">
            <text:p>5.5</text:p>
          </table:table-cell>
          <table:table-cell office:value-type="string">
            <text:p>nr</text:p>
          </table:table-cell>
          <table:table-cell/>
          <table:table-cell office:value-type="string">
            <text:p>Prison populations from Federal Bureau of Prisons, Annual Report, 1972</text:p>
          </table:table-cell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ennsylvania</text:p>
          </table:table-cell>
          <table:table-cell office:value-type="string">
            <text:p>Allenwood</text:p>
          </table:table-cell>
          <table:table-cell office:value-type="string">
            <text:p>prison camp</text:p>
          </table:table-cell>
          <table:table-cell office:value-type="string">
            <text:p>short-term adults</text:p>
          </table:table-cell>
          <table:table-cell office:value-type="float" office:value="321">
            <text:p>321</text:p>
          </table:table-cell>
          <table:table-cell/>
          <table:table-cell table:formula="of:=[.F24]+[.G24]" office:value-type="float" office:value="321">
            <text:p>321</text:p>
          </table:table-cell>
          <table:table-cell office:value-type="float" office:value="7500">
            <text:p>7,500</text:p>
          </table:table-cell>
          <table:table-cell office:value-type="float" office:value="3500">
            <text:p>3,500</text:p>
          </table:table-cell>
          <table:table-cell table:style-name="ce48" table:formula="of:=[.J24]/[.H24]" office:value-type="float" office:value="10.9034267912773">
            <text:p>10.9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lorida</text:p>
          </table:table-cell>
          <table:table-cell office:value-type="string">
            <text:p>Eglin AFB</text:p>
          </table:table-cell>
          <table:table-cell office:value-type="string">
            <text:p>prison camp</text:p>
          </table:table-cell>
          <table:table-cell office:value-type="string">
            <text:p>short-term adults</text:p>
          </table:table-cell>
          <table:table-cell office:value-type="float" office:value="434">
            <text:p>434</text:p>
          </table:table-cell>
          <table:table-cell/>
          <table:table-cell table:formula="of:=[.F25]+[.G25]" office:value-type="float" office:value="434">
            <text:p>434</text:p>
          </table:table-cell>
          <table:table-cell office:value-type="float" office:value="3000">
            <text:p>3,000</text:p>
          </table:table-cell>
          <table:table-cell office:value-type="float" office:value="3210">
            <text:p>3,210</text:p>
          </table:table-cell>
          <table:table-cell table:style-name="ce48" table:formula="of:=[.J25]/[.H25]" office:value-type="float" office:value="7.3963133640553">
            <text:p>7.4</text:p>
          </table:table-cell>
          <table:table-cell office:value-type="float" office:value="2000">
            <text:p>2,000</text:p>
          </table:table-cell>
          <table:table-cell/>
          <table:table-cell office:value-type="string">
            <text:p>circulation is total circulation for the year indicated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issouri</text:p>
          </table:table-cell>
          <table:table-cell office:value-type="string">
            <text:p>Springfield</text:p>
          </table:table-cell>
          <table:table-cell office:value-type="string">
            <text:p>medical center prison</text:p>
          </table:table-cell>
          <table:table-cell/>
          <table:table-cell office:value-type="float" office:value="338">
            <text:p>338</text:p>
          </table:table-cell>
          <table:table-cell/>
          <table:table-cell table:formula="of:=[.F26]+[.G26]" office:value-type="float" office:value="338">
            <text:p>338</text:p>
          </table:table-cell>
          <table:table-cell office:value-type="float" office:value="2575">
            <text:p>2,575</text:p>
          </table:table-cell>
          <table:table-cell office:value-type="float" office:value="2452">
            <text:p>2,452</text:p>
          </table:table-cell>
          <table:table-cell table:style-name="ce48" table:formula="of:=[.J26]/[.H26]" office:value-type="float" office:value="7.25443786982249">
            <text:p>7.3</text:p>
          </table:table-cell>
          <table:table-cell office:value-type="float" office:value="2000">
            <text:p>2,000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exas</text:p>
          </table:table-cell>
          <table:table-cell office:value-type="string">
            <text:p>Texarkana</text:p>
          </table:table-cell>
          <table:table-cell office:value-type="string">
            <text:p>correctional institution</text:p>
          </table:table-cell>
          <table:table-cell office:value-type="string">
            <text:p>intermediate-term adults</text:p>
          </table:table-cell>
          <table:table-cell office:value-type="float" office:value="562">
            <text:p>562</text:p>
          </table:table-cell>
          <table:table-cell/>
          <table:table-cell table:formula="of:=[.F27]+[.G27]" office:value-type="float" office:value="562">
            <text:p>562</text:p>
          </table:table-cell>
          <table:table-cell office:value-type="float" office:value="4212">
            <text:p>4,212</text:p>
          </table:table-cell>
          <table:table-cell office:value-type="float" office:value="800">
            <text:p>800</text:p>
          </table:table-cell>
          <table:table-cell table:style-name="ce48" table:formula="of:=[.J27]/[.H27]" office:value-type="float" office:value="1.42348754448399">
            <text:p>1.4</text:p>
          </table:table-cell>
          <table:table-cell office:value-type="string">
            <text:p>nr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bama</text:p>
          </table:table-cell>
          <table:table-cell office:value-type="string">
            <text:p>Maxwell AFB / Montgomery</text:p>
          </table:table-cell>
          <table:table-cell office:value-type="string">
            <text:p>prison camp</text:p>
          </table:table-cell>
          <table:table-cell office:value-type="string">
            <text:p>short-term adults</text:p>
          </table:table-cell>
          <table:table-cell office:value-type="float" office:value="251">
            <text:p>251</text:p>
          </table:table-cell>
          <table:table-cell/>
          <table:table-cell table:formula="of:=[.F28]+[.G28]" office:value-type="float" office:value="251">
            <text:p>251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style-name="ce48" table:formula="of:=[.J28]/[.H28]" office:value-type="float" office:value="0">
            <text:p>0.0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est Virginia</text:p>
          </table:table-cell>
          <table:table-cell office:value-type="string">
            <text:p>Morgantown</text:p>
          </table:table-cell>
          <table:table-cell office:value-type="string">
            <text:p>R. F. Kennedy Youth Center</text:p>
          </table:table-cell>
          <table:table-cell office:value-type="string">
            <text:p>juveniles &amp; youth</text:p>
          </table:table-cell>
          <table:table-cell office:value-type="float" office:value="200">
            <text:p>200</text:p>
          </table:table-cell>
          <table:table-cell office:value-type="float" office:value="32">
            <text:p>32</text:p>
          </table:table-cell>
          <table:table-cell table:formula="of:=[.F29]+[.G29]" office:value-type="float" office:value="232">
            <text:p>232</text:p>
          </table:table-cell>
          <table:table-cell office:value-type="float" office:value="6666">
            <text:p>6,666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entucky</text:p>
          </table:table-cell>
          <table:table-cell office:value-type="string">
            <text:p>Ashland</text:p>
          </table:table-cell>
          <table:table-cell office:value-type="string">
            <text:p>youth center</text:p>
          </table:table-cell>
          <table:table-cell office:value-type="string">
            <text:p>juveniles &amp; youth</text:p>
          </table:table-cell>
          <table:table-cell office:value-type="float" office:value="492">
            <text:p>492</text:p>
          </table:table-cell>
          <table:table-cell/>
          <table:table-cell table:formula="of:=[.F30]+[.G30]" office:value-type="float" office:value="492">
            <text:p>492</text:p>
          </table:table-cell>
          <table:table-cell office:value-type="float" office:value="5000">
            <text:p>5,000</text:p>
          </table:table-cell>
          <table:table-cell table:number-columns-repeated="2"/>
          <table:table-cell office:value-type="string">
            <text:p>nr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ichigan</text:p>
          </table:table-cell>
          <table:table-cell office:value-type="string">
            <text:p>Milan</text:p>
          </table:table-cell>
          <table:table-cell office:value-type="string">
            <text:p>correctional institution</text:p>
          </table:table-cell>
          <table:table-cell office:value-type="string">
            <text:p>young adults</text:p>
          </table:table-cell>
          <table:table-cell office:value-type="float" office:value="574">
            <text:p>574</text:p>
          </table:table-cell>
          <table:table-cell/>
          <table:table-cell table:formula="of:=[.F31]+[.G31]" office:value-type="float" office:value="574">
            <text:p>574</text:p>
          </table:table-cell>
          <table:table-cell office:value-type="float" office:value="3000">
            <text:p>3,000</text:p>
          </table:table-cell>
          <table:table-cell table:number-columns-repeated="2"/>
          <table:table-cell office:value-type="string">
            <text:p>nr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irginia</text:p>
          </table:table-cell>
          <table:table-cell office:value-type="string">
            <text:p>Petersburg</text:p>
          </table:table-cell>
          <table:table-cell office:value-type="string">
            <text:p>reformatory</text:p>
          </table:table-cell>
          <table:table-cell office:value-type="string">
            <text:p>young adults</text:p>
          </table:table-cell>
          <table:table-cell office:value-type="float" office:value="571">
            <text:p>571</text:p>
          </table:table-cell>
          <table:table-cell/>
          <table:table-cell table:formula="of:=[.F32]+[.G32]" office:value-type="float" office:value="571">
            <text:p>571</text:p>
          </table:table-cell>
          <table:table-cell office:value-type="float" office:value="1500">
            <text:p>1,500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exas</text:p>
          </table:table-cell>
          <table:table-cell office:value-type="string">
            <text:p>La Tuna</text:p>
          </table:table-cell>
          <table:table-cell office:value-type="string">
            <text:p>correctional institution</text:p>
          </table:table-cell>
          <table:table-cell office:value-type="string">
            <text:p>intermediate-term adults</text:p>
          </table:table-cell>
          <table:table-cell office:value-type="float" office:value="685">
            <text:p>685</text:p>
          </table:table-cell>
          <table:table-cell/>
          <table:table-cell table:formula="of:=[.F33]+[.G33]" office:value-type="float" office:value="685">
            <text:p>685</text:p>
          </table:table-cell>
          <table:table-cell office:value-type="float" office:value="1370">
            <text:p>1,37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izona</text:p>
          </table:table-cell>
          <table:table-cell office:value-type="string">
            <text:p>Safford</text:p>
          </table:table-cell>
          <table:table-cell office:value-type="string">
            <text:p>prison camp</text:p>
          </table:table-cell>
          <table:table-cell office:value-type="string">
            <text:p>short-term adults</text:p>
          </table:table-cell>
          <table:table-cell office:value-type="float" office:value="295">
            <text:p>295</text:p>
          </table:table-cell>
          <table:table-cell/>
          <table:table-cell table:formula="of:=[.F34]+[.G34]" office:value-type="float" office:value="295">
            <text:p>295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lorida</text:p>
          </table:table-cell>
          <table:table-cell office:value-type="string">
            <text:p>Tallahassee</text:p>
          </table:table-cell>
          <table:table-cell office:value-type="string">
            <text:p>correctional institution</text:p>
          </table:table-cell>
          <table:table-cell office:value-type="string">
            <text:p>young adults</text:p>
          </table:table-cell>
          <table:table-cell office:value-type="float" office:value="540">
            <text:p>540</text:p>
          </table:table-cell>
          <table:table-cell/>
          <table:table-cell table:formula="of:=[.F35]+[.G35]" office:value-type="float" office:value="540">
            <text:p>540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diana</text:p>
          </table:table-cell>
          <table:table-cell office:value-type="string">
            <text:p>Terre Haute</text:p>
          </table:table-cell>
          <table:table-cell office:value-type="string">
            <text:p>penitentiary</text:p>
          </table:table-cell>
          <table:table-cell office:value-type="string">
            <text:p>long-term adults</text:p>
          </table:table-cell>
          <table:table-cell office:value-type="float" office:value="1382">
            <text:p>1382</text:p>
          </table:table-cell>
          <table:table-cell/>
          <table:table-cell table:formula="of:=[.F36]+[.G36]" office:value-type="float" office:value="1382">
            <text:p>1382</text:p>
          </table:table-cell>
          <table:table-cell table:number-columns-repeated="3"/>
          <table:table-cell office:value-type="string">
            <text:p>nr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est Virginia</text:p>
          </table:table-cell>
          <table:table-cell office:value-type="string">
            <text:p>Alderson</text:p>
          </table:table-cell>
          <table:table-cell office:value-type="string">
            <text:p>reformatory for women</text:p>
          </table:table-cell>
          <table:table-cell/>
          <table:table-cell/>
          <table:table-cell office:value-type="float" office:value="555">
            <text:p>555</text:p>
          </table:table-cell>
          <table:table-cell table:formula="of:=[.F37]+[.G37]" office:value-type="float" office:value="555">
            <text:p>555</text:p>
          </table:table-cell>
          <table:table-cell table:number-columns-repeated="3"/>
          <table:table-cell office:value-type="string">
            <text:p>nr</text:p>
          </table:table-cell>
          <table:table-cell table:number-columns-repeated="101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Florida</text:p>
          </table:table-cell>
          <table:table-cell office:value-type="string">
            <text:p>Miami</text:p>
          </table:table-cell>
          <table:table-cell office:value-type="string">
            <text:p>correctional institution</text:p>
          </table:table-cell>
          <table:table-cell/>
          <table:table-cell table:number-columns-repeated="2"/>
          <table:table-cell table:formula="of:=[.F38]+[.G38]" office:value-type="float" office:value="0">
            <text:p>0</text:p>
          </table:table-cell>
          <table:table-cell table:number-columns-repeated="3"/>
          <table:table-cell office:value-type="string">
            <text:p>nr</text:p>
          </table:table-cell>
          <table:table-cell table:number-columns-repeated="101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Illinois</text:p>
          </table:table-cell>
          <table:table-cell office:value-type="string">
            <text:p>Chicago</text:p>
          </table:table-cell>
          <table:table-cell office:value-type="string">
            <text:p>metropolitan correctional institution</text:p>
          </table:table-cell>
          <table:table-cell/>
          <table:table-cell table:number-columns-repeated="2"/>
          <table:table-cell table:formula="of:=[.F39]+[.G39]" office:value-type="float" office:value="0">
            <text:p>0</text:p>
          </table:table-cell>
          <table:table-cell table:number-columns-repeated="3"/>
          <table:table-cell office:value-type="string">
            <text:p>nr</text:p>
          </table:table-cell>
          <table:table-cell table:number-columns-repeated="101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Wisconsin</text:p>
          </table:table-cell>
          <table:table-cell office:value-type="string">
            <text:p>Oxford</text:p>
          </table:table-cell>
          <table:table-cell office:value-type="string">
            <text:p>correctional institution</text:p>
          </table:table-cell>
          <table:table-cell/>
          <table:table-cell table:number-columns-repeated="2"/>
          <table:table-cell table:formula="of:=[.F40]+[.G40]" office:value-type="float" office:value="0">
            <text:p>0</text:p>
          </table:table-cell>
          <table:table-cell table:number-columns-repeated="3"/>
          <table:table-cell office:value-type="string">
            <text:p>nr</text:p>
          </table:table-cell>
          <table:table-cell table:number-columns-repeated="101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Kansas</text:p>
          </table:table-cell>
          <table:table-cell office:value-type="string">
            <text:p>Fort Leavenworth</text:p>
          </table:table-cell>
          <table:table-cell office:value-type="string">
            <text:p>Army Disciplinary Barracks</text:p>
          </table:table-cell>
          <table:table-cell/>
          <table:table-cell table:number-columns-repeated="2"/>
          <table:table-cell table:formula="of:=[.F41]+[.G41]" office:value-type="float" office:value="0">
            <text:p>0</text:p>
          </table:table-cell>
          <table:table-cell table:number-columns-repeated="3"/>
          <table:table-cell office:value-type="float" office:value="19947">
            <text:p>19,947</text:p>
          </table:table-cell>
          <table:table-cell table:number-columns-repeated="101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Kansas</text:p>
          </table:table-cell>
          <table:table-cell office:value-type="string">
            <text:p>Leavenworth</text:p>
          </table:table-cell>
          <table:table-cell office:value-type="string">
            <text:p>penitentiary</text:p>
          </table:table-cell>
          <table:table-cell office:value-type="string">
            <text:p>long-term adults</text:p>
          </table:table-cell>
          <table:table-cell office:value-type="float" office:value="2128">
            <text:p>2128</text:p>
          </table:table-cell>
          <table:table-cell/>
          <table:table-cell table:formula="of:=[.F42]+[.G42]" office:value-type="float" office:value="2128">
            <text:p>2128</text:p>
          </table:table-cell>
          <table:table-cell table:number-columns-repeated="3"/>
          <table:table-cell office:value-type="string">
            <text:p>nr</text:p>
          </table:table-cell>
          <table:table-cell table:number-columns-repeated="101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alifornia</text:p>
          </table:table-cell>
          <table:table-cell office:value-type="string">
            <text:p>San Pedro, Terminal Island</text:p>
          </table:table-cell>
          <table:table-cell office:value-type="string">
            <text:p>correctional institution</text:p>
          </table:table-cell>
          <table:table-cell office:value-type="string">
            <text:p>intermediate-term adults</text:p>
          </table:table-cell>
          <table:table-cell office:value-type="float" office:value="713">
            <text:p>713</text:p>
          </table:table-cell>
          <table:table-cell office:value-type="float" office:value="165">
            <text:p>165</text:p>
          </table:table-cell>
          <table:table-cell table:formula="of:=[.F43]+[.G43]" office:value-type="float" office:value="878">
            <text:p>878</text:p>
          </table:table-cell>
          <table:table-cell table:number-columns-repeated="3"/>
          <table:table-cell office:value-type="float" office:value="3156">
            <text:p>3,156</text:p>
          </table:table-cell>
          <table:table-cell table:number-columns-repeated="101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list1" table:base-cell-address="$'comparison 1977'.$A$1" table:expression="#REF!"/>
        </table:named-expressions>
      </table:table>
      <table:table table:name="additional data" table:style-name="ta7" table:print="false">
        <table:table-column table:style-name="co48" table:default-cell-style-name="Excel_20_Built-in_20_Normal"/>
        <table:table-column table:style-name="co49" table:number-columns-repeated="6" table:default-cell-style-name="Excel_20_Built-in_20_Normal"/>
        <table:table-column table:style-name="co19" table:default-cell-style-name="Excel_20_Built-in_20_Normal"/>
        <table:table-column table:style-name="co50" table:default-cell-style-name="Excel_20_Built-in_20_Normal"/>
        <table:table-column table:style-name="co21" table:number-columns-repeated="1015" table:default-cell-style-name="Excel_20_Built-in_20_Normal"/>
        <table:table-row table:style-name="ro1">
          <table:table-cell table:style-name="ce1" office:value-type="string" table:number-columns-spanned="3" table:number-rows-spanned="1">
            <text:p>Additional data on prison libraries, 1940-1980</text:p>
          </table:table-cell>
          <table:covered-table-cell table:number-columns-repeated="2" table:style-name="ce3"/>
          <table:table-cell table:number-columns-repeated="5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office:value-type="string">
            <text:p>California State Prisons, c. 1955</text:p>
          </table:table-cell>
          <table:table-cell table:number-columns-repeated="7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ine figure</text:p>
          </table:table-cell>
          <table:table-cell office:value-type="string">
            <text:p>line note</text:p>
          </table:table-cell>
          <table:table-cell table:number-columns-repeated="1021"/>
        </table:table-row>
        <table:table-row table:style-name="ro1">
          <table:table-cell office:value-type="string">
            <text:p>inmates</text:p>
          </table:table-cell>
          <table:table-cell office:value-type="float" office:value="14651">
            <text:p>14651</text:p>
          </table:table-cell>
          <table:table-cell office:value-type="string">
            <text:p>backed out from recommended min 10 books/ inmate</text:p>
          </table:table-cell>
          <table:table-cell table:number-columns-repeated="5"/>
          <table:table-cell office:value-type="string">
            <text:p>Sector (1957) p. 11</text:p>
          </table:table-cell>
          <table:table-cell table:number-columns-repeated="1015"/>
        </table:table-row>
        <table:table-row table:style-name="ro1">
          <table:table-cell office:value-type="string">
            <text:p>books</text:p>
          </table:table-cell>
          <table:table-cell office:value-type="float" office:value="130529">
            <text:p>130529</text:p>
          </table:table-cell>
          <table:table-cell table:number-columns-repeated="6"/>
          <table:table-cell office:value-type="string">
            <text:p>Spector, Herman K. (1957). "Library Program of the California State Department of Corrections." Special Libraries vol. 48(1): 7-11.</text:p>
          </table:table-cell>
          <table:table-cell table:number-columns-repeated="1015"/>
        </table:table-row>
        <table:table-row table:style-name="ro1">
          <table:table-cell office:value-type="string">
            <text:p>books borrowed/inmate/year </text:p>
          </table:table-cell>
          <table:table-cell office:value-type="float" office:value="51.09">
            <text:p>51.09</text:p>
          </table:table-cell>
          <table:table-cell office:value-type="string">
            <text:p>apparently among library users</text:p>
          </table:table-cell>
          <table:table-cell table:number-columns-repeated="1021"/>
        </table:table-row>
        <table:table-row table:style-name="ro1">
          <table:table-cell office:value-type="string">
            <text:p>share of prison library users</text:p>
          </table:table-cell>
          <table:table-cell office:value-type="string">
            <text:p>40% to 90% of inmate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ew York State corectional institution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FY 1970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>
            <text:p>holding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mates</text:p>
          </table:table-cell>
          <table:table-cell office:value-type="string">
            <text:p>lib circulation</text:p>
          </table:table-cell>
          <table:table-cell office:value-type="string">
            <text:p>books</text:p>
          </table:table-cell>
          <table:table-cell office:value-type="string">
            <text:p>other</text:p>
          </table:table-cell>
          <table:table-cell office:value-type="string">
            <text:p>holdings/inmate</text:p>
          </table:table-cell>
          <table:table-cell office:value-type="string">
            <text:p>circ/inmate</text:p>
          </table:table-cell>
          <table:table-cell table:number-columns-repeated="1017"/>
        </table:table-row>
        <table:table-row table:style-name="ro1">
          <table:table-cell office:value-type="string">
            <text:p>prison camps</text:p>
          </table:table-cell>
          <table:table-cell table:style-name="ce30" office:value-type="float" office:value="351">
            <text:p><text:s/>351 </text:p>
          </table:table-cell>
          <table:table-cell table:style-name="ce30" office:value-type="float" office:value="948">
            <text:p><text:s/>948 </text:p>
          </table:table-cell>
          <table:table-cell table:style-name="ce30" office:value-type="float" office:value="4011">
            <text:p><text:s/>4,011 </text:p>
          </table:table-cell>
          <table:table-cell table:style-name="ce30"/>
          <table:table-cell table:style-name="ce49" table:formula="of:=([.D16]+[.E16])/[.B16]" office:value-type="float" office:value="11.4273504273504">
            <text:p><text:s/>11.4 </text:p>
          </table:table-cell>
          <table:table-cell table:style-name="ce49" table:formula="of:=[.C16]/[.B16]" office:value-type="float" office:value="2.7008547008547">
            <text:p><text:s/>2.7 </text:p>
          </table:table-cell>
          <table:table-cell/>
          <table:table-cell office:value-type="string">
            <text:p>N.Y. State Education Dept.; University of the State of New York (annual). "Institution Libraries Statistics." </text:p>
          </table:table-cell>
          <table:table-cell table:number-columns-repeated="1015"/>
        </table:table-row>
        <table:table-row table:style-name="ro1">
          <table:table-cell office:value-type="string">
            <text:p>hospital for insane</text:p>
          </table:table-cell>
          <table:table-cell table:style-name="ce30" office:value-type="float" office:value="1369">
            <text:p><text:s/>1,369 </text:p>
          </table:table-cell>
          <table:table-cell table:style-name="ce30" office:value-type="float" office:value="2812">
            <text:p><text:s/>2,812 </text:p>
          </table:table-cell>
          <table:table-cell table:style-name="ce30" office:value-type="float" office:value="17095">
            <text:p><text:s/>17,095 </text:p>
          </table:table-cell>
          <table:table-cell table:style-name="ce30" office:value-type="float" office:value="53">
            <text:p><text:s/>53 </text:p>
          </table:table-cell>
          <table:table-cell table:style-name="ce49" table:formula="of:=([.D17]+[.E17])/[.B17]" office:value-type="float" office:value="12.5259313367421">
            <text:p><text:s/>12.5 </text:p>
          </table:table-cell>
          <table:table-cell table:style-name="ce49" table:formula="of:=[.C17]/[.B17]" office:value-type="float" office:value="2.05405405405405">
            <text:p><text:s/>2.1 </text:p>
          </table:table-cell>
          <table:table-cell table:number-columns-repeated="1017"/>
        </table:table-row>
        <table:table-row table:style-name="ro1">
          <table:table-cell office:value-type="string">
            <text:p>prisons</text:p>
          </table:table-cell>
          <table:table-cell table:style-name="ce30" office:value-type="float" office:value="9920">
            <text:p><text:s/>9,920 </text:p>
          </table:table-cell>
          <table:table-cell table:style-name="ce30" office:value-type="float" office:value="93445">
            <text:p><text:s/>93,445 </text:p>
          </table:table-cell>
          <table:table-cell table:style-name="ce30" office:value-type="float" office:value="99449">
            <text:p><text:s/>99,449 </text:p>
          </table:table-cell>
          <table:table-cell table:style-name="ce30" office:value-type="float" office:value="5460">
            <text:p><text:s/>5,460 </text:p>
          </table:table-cell>
          <table:table-cell table:style-name="ce49" table:formula="of:=([.D18]+[.E18])/[.B18]" office:value-type="float" office:value="10.5755040322581">
            <text:p><text:s/>10.6 </text:p>
          </table:table-cell>
          <table:table-cell table:style-name="ce49" table:formula="of:=[.C18]/[.B18]" office:value-type="float" office:value="9.41985887096774">
            <text:p><text:s/>9.4 </text:p>
          </table:table-cell>
          <table:table-cell table:number-columns-repeated="1017"/>
        </table:table-row>
        <table:table-row table:style-name="ro1">
          <table:table-cell office:value-type="string">
            <text:p>reformatories</text:p>
          </table:table-cell>
          <table:table-cell table:style-name="ce30" office:value-type="float" office:value="3494">
            <text:p><text:s/>3,494 </text:p>
          </table:table-cell>
          <table:table-cell table:style-name="ce30" office:value-type="float" office:value="122248">
            <text:p><text:s/>122,248 </text:p>
          </table:table-cell>
          <table:table-cell table:style-name="ce30" office:value-type="float" office:value="44293">
            <text:p><text:s/>44,293 </text:p>
          </table:table-cell>
          <table:table-cell table:style-name="ce30" office:value-type="float" office:value="657">
            <text:p><text:s/>657 </text:p>
          </table:table-cell>
          <table:table-cell table:style-name="ce49" table:formula="of:=([.D19]+[.E19])/[.B19]" office:value-type="float" office:value="12.864911276474">
            <text:p><text:s/>12.9 </text:p>
          </table:table-cell>
          <table:table-cell table:style-name="ce49" table:formula="of:=[.C19]/[.B19]" office:value-type="float" office:value="34.9879793932456">
            <text:p><text:s/>35.0 </text:p>
          </table:table-cell>
          <table:table-cell table:number-columns-repeated="1017"/>
        </table:table-row>
        <table:table-row table:style-name="ro1">
          <table:table-cell office:value-type="string">
            <text:p>diagnostic, reception, and treatment centers</text:p>
          </table:table-cell>
          <table:table-cell table:style-name="ce30" office:value-type="float" office:value="240">
            <text:p><text:s/>240 </text:p>
          </table:table-cell>
          <table:table-cell table:style-name="ce30" office:value-type="float" office:value="13504">
            <text:p><text:s/>13,504 </text:p>
          </table:table-cell>
          <table:table-cell table:style-name="ce30" office:value-type="float" office:value="1900">
            <text:p><text:s/>1,900 </text:p>
          </table:table-cell>
          <table:table-cell table:style-name="ce30"/>
          <table:table-cell table:style-name="ce49" table:formula="of:=([.D20]+[.E20])/[.B20]" office:value-type="float" office:value="7.91666666666667">
            <text:p><text:s/>7.9 </text:p>
          </table:table-cell>
          <table:table-cell table:style-name="ce49" table:formula="of:=[.C20]/[.B20]" office:value-type="float" office:value="56.2666666666667">
            <text:p><text:s/>56.3 </text:p>
          </table:table-cell>
          <table:table-cell table:number-columns-repeated="1017"/>
        </table:table-row>
        <table:table-row table:style-name="ro1">
          <table:table-cell office:value-type="string">
            <text:p>total</text:p>
          </table:table-cell>
          <table:table-cell table:style-name="ce30" office:value-type="float" office:value="15374">
            <text:p><text:s/>15,374 </text:p>
          </table:table-cell>
          <table:table-cell table:style-name="ce30" office:value-type="float" office:value="232957">
            <text:p><text:s/>232,957 </text:p>
          </table:table-cell>
          <table:table-cell table:style-name="ce30" office:value-type="float" office:value="166748">
            <text:p><text:s/>166,748 </text:p>
          </table:table-cell>
          <table:table-cell table:style-name="ce30" office:value-type="float" office:value="6170">
            <text:p><text:s/>6,170 </text:p>
          </table:table-cell>
          <table:table-cell table:style-name="ce49" table:formula="of:=([.D21]+[.E21])/[.B21]" office:value-type="float" office:value="11.2474307272018">
            <text:p><text:s/>11.2 </text:p>
          </table:table-cell>
          <table:table-cell table:style-name="ce49" table:formula="of:=[.C21]/[.B21]" office:value-type="float" office:value="15.1526603356316">
            <text:p><text:s/>15.2 </text:p>
          </table:table-cell>
          <table:table-cell table:number-columns-repeated="1017"/>
        </table:table-row>
        <table:table-row table:style-name="ro1">
          <table:table-cell/>
          <table:table-cell table:style-name="ce30" table:number-columns-repeated="4"/>
          <table:table-cell table:number-columns-repeated="1019"/>
        </table:table-row>
        <table:table-row table:style-name="ro1">
          <table:table-cell/>
          <table:table-cell table:style-name="ce30" office:value-type="string" office:string-value="FY 1978">
            <text:p><text:s/>FY 1978 </text:p>
          </table:table-cell>
          <table:table-cell table:style-name="ce30" table:number-columns-repeated="3"/>
          <table:table-cell table:number-columns-repeated="1019"/>
        </table:table-row>
        <table:table-row table:style-name="ro1">
          <table:table-cell office:value-type="string">
            <text:p>all inmates</text:p>
          </table:table-cell>
          <table:table-cell table:style-name="ce30" office:value-type="float" office:value="18785">
            <text:p><text:s/>18,785 </text:p>
          </table:table-cell>
          <table:table-cell table:style-name="ce30" office:value-type="float" office:value="270710">
            <text:p><text:s/>270,710 </text:p>
          </table:table-cell>
          <table:table-cell table:style-name="ce30" office:value-type="float" office:value="247362">
            <text:p><text:s/>247,362 </text:p>
          </table:table-cell>
          <table:table-cell table:style-name="ce30" office:value-type="float" office:value="4547">
            <text:p><text:s/>4,547 </text:p>
          </table:table-cell>
          <table:table-cell table:style-name="ce49" table:formula="of:=([.D24]+[.E24])/[.B24]" office:value-type="float" office:value="13.410114453021">
            <text:p><text:s/>13.4 </text:p>
          </table:table-cell>
          <table:table-cell table:style-name="ce49" table:formula="of:=[.C24]/[.B24]" office:value-type="float" office:value="14.4109661964333">
            <text:p><text:s/>14.4 </text:p>
          </table:table-cell>
          <table:table-cell table:number-columns-repeated="1017"/>
        </table:table-row>
        <table:table-row table:style-name="ro1">
          <table:table-cell/>
          <table:table-cell table:style-name="ce30" office:value-type="string" office:string-value="FY  1988">
            <text:p><text:s/>FY <text:s/>1988 </text:p>
          </table:table-cell>
          <table:table-cell table:style-name="ce30" table:number-columns-repeated="3"/>
          <table:table-cell table:number-columns-repeated="1019"/>
        </table:table-row>
        <table:table-row table:style-name="ro1">
          <table:table-cell office:value-type="string">
            <text:p>all inmates</text:p>
          </table:table-cell>
          <table:table-cell table:style-name="ce30" office:value-type="float" office:value="35673">
            <text:p><text:s/>35,673 </text:p>
          </table:table-cell>
          <table:table-cell table:style-name="ce30" office:value-type="float" office:value="651917">
            <text:p><text:s/>651,917 </text:p>
          </table:table-cell>
          <table:table-cell table:style-name="ce30" office:value-type="float" office:value="284828">
            <text:p><text:s/>284,828 </text:p>
          </table:table-cell>
          <table:table-cell table:style-name="ce30" office:value-type="float" office:value="15494">
            <text:p><text:s/>15,494 </text:p>
          </table:table-cell>
          <table:table-cell table:style-name="ce49" table:formula="of:=([.D26]+[.E26])/[.B26]" office:value-type="float" office:value="8.41874807277213">
            <text:p><text:s/>8.4 </text:p>
          </table:table-cell>
          <table:table-cell table:style-name="ce49" table:formula="of:=[.C26]/[.B26]" office:value-type="float" office:value="18.2748016707314">
            <text:p><text:s/>18.3 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list1" table:base-cell-address="$'comparison 1977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1" number:min-integer-digits="1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1" number:min-integer-digits="1" number:grouping="true"/>
    </number:number-style>
    <number:number-style style:name="N121P0" style:volatile="true">
      <number:text> </number:text>
      <number:number number:decimal-places="1" number:min-integer-digits="1" number:grouping="true"/>
      <number:text> </number:text>
    </number:number-style>
    <number:number-style style:name="N121P1" style:volatile="true">
      <number:text> (</number:text>
      <number:number number:decimal-places="1" number:min-integer-digits="1" number:grouping="true"/>
      <number:text>)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scaling" style:display-name="Normal_scaling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sl77fm2" style:display-name="Normal_sl77fm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6"/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4:0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arison_20_1977" style:display-name="PageStyle_comparison 197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_20_1977" style:display-name="PageStyle_summary 197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lt._20_prison_20_volumes_20_c._20_1977" style:display-name="PageStyle_alt. prison volumes c. 197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rvey_20_prison_20_libraries_20_1977" style:display-name="PageStyle_survey prison libraries 197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rvey_20_1977_20_describe" style:display-name="PageStyle_survey 1977 describ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d_20_libraries_20_1972-8" style:display-name="PageStyle_fed libraries 1972-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ditional_20_data" style:display-name="PageStyle_additional 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4736" meta:object-count="0"/>
    <meta:generator>OpenOffice/4.1.1$Win32 OpenOffice.org_project/411m6$Build-9775</meta:generator>
  </office:meta>
</office:document-meta>
</file>